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41" style:master-page-name="MasterPage2" style:family="paragraph" style:name="P34">
      <style:paragraph-properties fo:text-align="center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44">
      <style:text-properties fo:color="#3465a4" fo:font-family="DejaVu Sans Condensed" fo:font-size="16pt" fo:font-weight="normal"/>
    </style:style>
    <style:style style:family="text" style:name="T45">
      <style:text-properties fo:color="#3465a4" fo:font-family="DejaVu Sans Condensed" fo:font-size="16pt" fo:font-weight="normal"/>
    </style:style>
    <style:style style:parent-style-name="641" style:family="paragraph" style:name="P36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46">
      <style:text-properties fo:color="#3465a4" fo:font-family="DejaVu Sans Condensed" fo:font-size="12pt" fo:font-weight="bold"/>
    </style:style>
    <style:style style:family="text" style:name="T47">
      <style:text-properties fo:color="#3465a4" fo:font-family="DejaVu Sans Condensed" fo:font-size="12pt" fo:font-weight="bold"/>
    </style:style>
    <style:style style:parent-style-name="641" style:family="paragraph" style:name="P37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48">
      <style:text-properties fo:color="#000000" fo:font-family="DejaVu Sans Condensed" fo:font-size="12pt" fo:font-weight="normal"/>
    </style:style>
    <style:style style:family="text" style:name="T49">
      <style:text-properties fo:color="#000000" fo:font-family="DejaVu Sans Condensed" fo:font-size="12pt" fo:font-weight="normal"/>
    </style:style>
    <style:style style:parent-style-name="641" style:family="paragraph" style:name="P38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50">
      <style:text-properties fo:color="#000000" fo:font-family="DejaVu Sans Condensed" fo:font-size="12pt" fo:font-weight="normal"/>
    </style:style>
    <style:style style:family="text" style:name="T51">
      <style:text-properties fo:color="#000000" fo:font-family="DejaVu Sans Condensed" fo:font-size="10pt" fo:font-weight="normal"/>
    </style:style>
    <style:style style:family="text" style:name="T52">
      <style:text-properties fo:color="#000000" fo:font-family="DejaVu Sans Condensed" fo:font-size="12pt" fo:font-weight="normal"/>
    </style:style>
    <style:style style:parent-style-name="641" style:family="paragraph" style:name="P39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53">
      <style:text-properties fo:color="#000000" fo:font-family="DejaVu Sans Condensed" fo:font-size="12pt" fo:font-weight="normal"/>
    </style:style>
    <style:style style:family="text" style:name="T54">
      <style:text-properties fo:color="#000000" fo:font-family="DejaVu Sans Condensed" fo:font-size="10pt" fo:font-weight="normal"/>
    </style:style>
    <style:style style:family="text" style:name="T55">
      <style:text-properties fo:color="#000000" fo:font-family="DejaVu Sans Condensed" fo:font-size="12pt" fo:font-weight="normal"/>
    </style:style>
    <style:style style:parent-style-name="641" style:family="paragraph" style:name="P40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56">
      <style:text-properties fo:color="#000000" fo:font-family="DejaVu Sans Condensed" fo:font-size="12pt" fo:font-weight="normal"/>
    </style:style>
    <style:style style:family="text" style:name="T57">
      <style:text-properties fo:color="#000000" fo:font-family="DejaVu Sans Condensed" fo:font-size="10pt" fo:font-weight="normal"/>
    </style:style>
    <style:style style:family="text" style:name="T58">
      <style:text-properties fo:color="#000000" fo:font-family="DejaVu Sans Condensed" fo:font-size="12pt" fo:font-weight="normal"/>
    </style:style>
    <style:style style:parent-style-name="641" style:family="paragraph" style:name="P41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59">
      <style:text-properties fo:color="#000000" fo:font-family="DejaVu Sans Condensed" fo:font-size="12pt" fo:font-weight="normal"/>
    </style:style>
    <style:style style:family="text" style:name="T60">
      <style:text-properties fo:color="#000000" fo:font-family="DejaVu Sans Condensed" fo:font-size="10pt" fo:font-weight="normal"/>
    </style:style>
    <style:style style:family="text" style:name="T61">
      <style:text-properties fo:color="#000000" fo:font-family="DejaVu Sans Condensed" fo:font-size="12pt" fo:font-weight="normal"/>
    </style:style>
    <style:style style:parent-style-name="641" style:family="paragraph" style:name="P42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62">
      <style:text-properties fo:color="#000000" fo:font-family="DejaVu Sans Condensed" fo:font-size="12pt" fo:font-weight="normal"/>
    </style:style>
    <style:style style:family="text" style:name="T63">
      <style:text-properties fo:color="#000000" fo:font-family="DejaVu Sans Condensed" fo:font-size="12pt" fo:font-weight="normal"/>
    </style:style>
    <style:style style:parent-style-name="641" style:family="paragraph" style:name="P43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64">
      <style:text-properties fo:color="#000000" fo:font-family="DejaVu Sans Condensed" fo:font-size="10pt" fo:font-weight="normal"/>
    </style:style>
    <style:style style:family="text" style:name="T65">
      <style:text-properties fo:color="#000000" fo:font-family="DejaVu Sans Condensed" fo:font-size="10pt" fo:font-weight="normal"/>
    </style:style>
    <style:style style:family="text" style:name="T66">
      <style:text-properties fo:color="#000000" fo:font-family="DejaVu Sans Condensed" fo:font-size="10pt" fo:font-weight="normal"/>
    </style:style>
    <style:style style:family="text" style:name="T67">
      <style:text-properties fo:color="#000000" fo:font-family="DejaVu Sans Condensed" fo:font-size="10pt" fo:font-weight="normal"/>
    </style:style>
    <style:style style:family="text" style:name="T68">
      <style:text-properties fo:color="#000000" fo:font-family="DejaVu Sans Condensed" fo:font-size="10pt" fo:font-weight="normal"/>
    </style:style>
    <style:style style:parent-style-name="641" style:family="paragraph" style:name="P44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69">
      <style:text-properties fo:color="#3465a4" fo:font-family="DejaVu Sans Condensed" fo:font-size="10pt" fo:font-weight="normal"/>
    </style:style>
    <style:style style:family="text" style:name="T70">
      <style:text-properties fo:color="#3465a4" fo:font-family="DejaVu Sans Condensed" fo:font-size="10pt" fo:font-weight="normal"/>
    </style:style>
    <style:style style:parent-style-name="641" style:family="paragraph" style:name="P45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71">
      <style:text-properties fo:color="#3465a4" fo:font-family="DejaVu Sans Condensed" fo:font-size="12pt"/>
    </style:style>
    <style:style style:family="text" style:name="T72">
      <style:text-properties fo:color="#3465a4" fo:font-family="DejaVu Sans Condensed" fo:font-size="12pt"/>
    </style:style>
    <style:style style:parent-style-name="641" style:family="paragraph" style:name="P46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73">
      <style:text-properties fo:color="#3465a4" fo:font-family="DejaVu Sans Condensed" fo:font-size="12pt"/>
    </style:style>
    <style:style style:family="text" style:name="T74">
      <style:text-properties fo:color="#3465a4" fo:font-family="DejaVu Sans Condensed" fo:font-size="12pt"/>
    </style:style>
    <style:style style:parent-style-name="641" style:family="paragraph" style:name="P47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75">
      <style:text-properties fo:color="#000000" fo:font-family="DejaVu Sans Condensed" fo:font-size="12pt"/>
    </style:style>
    <style:style style:family="text" style:name="T76">
      <style:text-properties fo:color="#000000" fo:font-family="DejaVu Sans Condensed" fo:font-size="12pt"/>
    </style:style>
    <style:style style:family="text" style:name="T77">
      <style:text-properties fo:color="#000000" fo:font-family="DejaVu Sans Condensed" fo:font-size="12pt"/>
    </style:style>
    <style:style style:parent-style-name="641" style:family="paragraph" style:name="P48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78">
      <style:text-properties fo:color="#3465a4" fo:font-family="DejaVu Sans Condensed" fo:font-size="12pt"/>
    </style:style>
    <style:style style:family="text" style:name="T79">
      <style:text-properties fo:color="#3465a4" fo:font-family="DejaVu Sans Condensed" fo:font-size="12pt"/>
    </style:style>
    <style:style style:family="text" style:name="T80">
      <style:text-properties fo:color="#3465a4" fo:font-family="DejaVu Sans Condensed" fo:font-size="12pt"/>
    </style:style>
    <style:style style:family="text" style:name="T81">
      <style:text-properties fo:color="#3465a4" fo:font-family="DejaVu Sans Condensed" fo:font-size="12pt"/>
    </style:style>
    <style:style style:family="text" style:name="T82">
      <style:text-properties fo:color="#3465a4" fo:font-family="DejaVu Sans Condensed" fo:font-size="12pt"/>
    </style:style>
    <style:style style:parent-style-name="641" style:family="paragraph" style:name="P49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83">
      <style:text-properties fo:color="#000000" fo:font-family="DejaVu Sans Condensed" fo:font-size="12pt"/>
    </style:style>
    <style:style style:family="text" style:name="T84">
      <style:text-properties fo:color="#000000" fo:font-family="DejaVu Sans Condensed" fo:font-size="12pt"/>
    </style:style>
    <style:style style:parent-style-name="641" style:family="paragraph" style:name="P50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85">
      <style:text-properties fo:color="#3465a4" fo:font-family="DejaVu Sans Condensed" fo:font-size="12pt"/>
    </style:style>
    <style:style style:family="text" style:name="T86">
      <style:text-properties fo:color="#3465a4" fo:font-family="DejaVu Sans Condensed" fo:font-size="12pt"/>
    </style:style>
    <style:style style:parent-style-name="641" style:family="paragraph" style:name="P51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87">
      <style:text-properties fo:color="#000000" fo:font-family="DejaVu Sans Condensed" fo:font-size="12pt"/>
    </style:style>
    <style:style style:family="text" style:name="T88">
      <style:text-properties fo:color="#000000" fo:font-family="DejaVu Sans Condensed" fo:font-size="12pt"/>
    </style:style>
    <style:style style:family="text" style:name="T89">
      <style:text-properties fo:color="#000000" fo:font-family="DejaVu Sans Condensed" fo:font-size="12pt"/>
    </style:style>
    <style:style style:parent-style-name="641" style:family="paragraph" style:name="P52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90">
      <style:text-properties fo:color="#000000" fo:font-family="DejaVu Sans Condensed" fo:font-size="12pt"/>
    </style:style>
    <style:style style:family="text" style:name="T91">
      <style:text-properties fo:color="#000000" fo:font-family="DejaVu Sans Condensed" fo:font-size="12pt"/>
    </style:style>
    <style:style style:parent-style-name="641" style:family="paragraph" style:name="P53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92">
      <style:text-properties fo:color="#000000" fo:font-family="DejaVu Sans Mono" fo:font-size="12pt"/>
    </style:style>
    <style:style style:family="text" style:name="T93">
      <style:text-properties fo:color="#000000" fo:font-family="DejaVu Sans Mono" fo:font-size="12pt"/>
    </style:style>
    <style:style style:family="text" style:name="T94">
      <style:text-properties fo:color="#000000" fo:font-family="DejaVu Sans Mono" fo:font-size="12pt"/>
    </style:style>
    <style:style style:parent-style-name="641" style:family="paragraph" style:name="P54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95">
      <style:text-properties fo:color="#000000" fo:font-family="DejaVu Sans Mono" fo:font-size="12pt"/>
    </style:style>
    <style:style style:family="text" style:name="T96">
      <style:text-properties fo:color="#000000" fo:font-family="DejaVu Sans Mono" fo:font-size="12pt"/>
    </style:style>
    <style:style style:family="text" style:name="T97">
      <style:text-properties fo:color="#000000" fo:font-family="DejaVu Sans Mono" fo:font-size="12pt"/>
    </style:style>
    <style:style style:family="text" style:name="T98">
      <style:text-properties fo:color="#000000" fo:font-family="DejaVu Sans Mono" fo:font-size="12pt"/>
    </style:style>
    <style:style style:family="text" style:name="T99">
      <style:text-properties fo:color="#000000" fo:font-family="DejaVu Sans Mono" fo:font-size="12pt"/>
    </style:style>
    <style:style style:parent-style-name="641" style:family="paragraph" style:name="P55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100">
      <style:text-properties fo:color="#000000" fo:font-family="DejaVu Sans Mono" fo:font-size="12pt"/>
    </style:style>
    <style:style style:family="text" style:name="T101">
      <style:text-properties fo:color="#000000" fo:font-family="DejaVu Sans Mono" fo:font-size="12pt"/>
    </style:style>
    <style:style style:family="text" style:name="T102">
      <style:text-properties fo:color="#000000" fo:font-family="DejaVu Sans Mono" fo:font-size="12pt"/>
    </style:style>
    <style:style style:parent-style-name="641" style:family="paragraph" style:name="P56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103">
      <style:text-properties fo:color="#000000" fo:font-family="DejaVu Sans Mono" fo:font-size="12pt"/>
    </style:style>
    <style:style style:family="text" style:name="T104">
      <style:text-properties fo:color="#000000" fo:font-family="DejaVu Sans Mono" fo:font-size="12pt"/>
    </style:style>
    <style:style style:family="text" style:name="T105">
      <style:text-properties fo:color="#000000" fo:font-family="DejaVu Sans Mono" fo:font-size="12pt" fo:font-weight="normal" fo:background-color="#cccccc"/>
    </style:style>
    <style:style style:family="text" style:name="T106">
      <style:text-properties fo:color="#000000" fo:font-family="DejaVu Sans Mono" fo:font-size="12pt" fo:background-color="#cccccc"/>
    </style:style>
    <style:style style:family="text" style:name="T107">
      <style:text-properties fo:color="#000000" fo:font-family="DejaVu Sans Mono" fo:font-size="12pt"/>
    </style:style>
    <style:style style:family="text" style:name="T108">
      <style:text-properties fo:color="#000000" fo:font-family="DejaVu Sans Mono" fo:font-size="12pt" fo:background-color="#cccccc"/>
    </style:style>
    <style:style style:family="text" style:name="T109">
      <style:text-properties fo:color="#000000" fo:font-family="DejaVu Sans Mono" fo:font-size="12pt"/>
    </style:style>
    <style:style style:family="text" style:name="T110">
      <style:text-properties fo:color="#000000" fo:font-family="DejaVu Sans Mono" fo:font-size="12pt" fo:background-color="#cccccc"/>
    </style:style>
    <style:style style:family="text" style:name="T111">
      <style:text-properties fo:color="#000000" fo:font-family="DejaVu Sans Mono" fo:font-size="12pt"/>
    </style:style>
    <style:style style:family="text" style:name="T112">
      <style:text-properties fo:color="#000000" fo:font-family="DejaVu Sans Mono" fo:font-size="12pt" fo:background-color="#cccccc"/>
    </style:style>
    <style:style style:family="text" style:name="T113">
      <style:text-properties fo:color="#000000" fo:font-family="DejaVu Sans Mono" fo:font-size="12pt" fo:background-color="#cccccc"/>
    </style:style>
    <style:style style:family="text" style:name="T114">
      <style:text-properties fo:color="#000000" fo:font-family="DejaVu Sans Mono" fo:font-size="12pt"/>
    </style:style>
    <style:style style:family="text" style:name="T115">
      <style:text-properties fo:color="#000000" fo:font-family="DejaVu Sans Mono" fo:font-size="12pt"/>
    </style:style>
    <style:style style:parent-style-name="641" style:family="paragraph" style:name="P57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116">
      <style:text-properties fo:color="#000000" fo:font-family="DejaVu Sans Mono" fo:font-size="12pt"/>
    </style:style>
    <style:style style:family="text" style:name="T117">
      <style:text-properties fo:color="#000000" fo:font-family="DejaVu Sans Mono" fo:font-size="12pt"/>
    </style:style>
    <style:style style:family="text" style:name="T118">
      <style:text-properties fo:color="#000000" fo:font-family="DejaVu Sans Mono" fo:font-size="12pt"/>
    </style:style>
    <style:style style:parent-style-name="641" style:family="paragraph" style:name="P58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119">
      <style:text-properties fo:color="#000000" fo:font-family="DejaVu Sans Mono" fo:font-size="12pt"/>
    </style:style>
    <style:style style:family="text" style:name="T120">
      <style:text-properties fo:color="#000000" fo:font-family="DejaVu Sans Mono" fo:font-size="12pt"/>
    </style:style>
    <style:style style:family="text" style:name="T121">
      <style:text-properties fo:color="#000000" fo:font-family="DejaVu Sans Mono" fo:font-size="12pt" fo:background-color="#cccccc"/>
    </style:style>
    <style:style style:family="text" style:name="T122">
      <style:text-properties fo:color="#000000" fo:font-family="DejaVu Sans Mono" fo:font-size="12pt"/>
    </style:style>
    <style:style style:family="text" style:name="T123">
      <style:text-properties fo:color="#000000" fo:font-family="DejaVu Sans Mono" fo:font-size="12pt" fo:background-color="#cccccc"/>
    </style:style>
    <style:style style:family="text" style:name="T124">
      <style:text-properties fo:color="#000000" fo:font-family="DejaVu Sans Mono" fo:font-size="12pt"/>
    </style:style>
    <style:style style:family="text" style:name="T125">
      <style:text-properties fo:color="#000000" fo:font-family="DejaVu Sans Mono" fo:font-size="12pt" fo:background-color="#cccccc"/>
    </style:style>
    <style:style style:family="text" style:name="T126">
      <style:text-properties fo:color="#000000" fo:font-family="DejaVu Sans Mono" fo:font-size="12pt"/>
    </style:style>
    <style:style style:family="text" style:name="T127">
      <style:text-properties fo:color="#000000" fo:font-family="DejaVu Sans Mono" fo:font-size="12pt"/>
    </style:style>
    <style:style style:parent-style-name="641" style:family="paragraph" style:name="P59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128">
      <style:text-properties fo:color="#000000" fo:font-family="DejaVu Sans Mono" fo:font-size="12pt"/>
    </style:style>
    <style:style style:family="text" style:name="T129">
      <style:text-properties fo:color="#000000" fo:font-family="DejaVu Sans Mono" fo:font-size="12pt"/>
    </style:style>
    <style:style style:family="text" style:name="T130">
      <style:text-properties fo:color="#000000" fo:font-family="DejaVu Sans Mono" fo:font-size="12pt"/>
    </style:style>
    <style:style style:parent-style-name="641" style:family="paragraph" style:name="P60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131">
      <style:text-properties fo:color="#000000" fo:font-family="DejaVu Sans Mono" fo:font-size="12pt"/>
    </style:style>
    <style:style style:family="text" style:name="T132">
      <style:text-properties fo:color="#000000" fo:font-family="DejaVu Sans Mono" fo:font-size="12pt"/>
    </style:style>
    <style:style style:family="text" style:name="T133">
      <style:text-properties fo:color="#000000" fo:font-family="DejaVu Sans Mono" fo:font-size="12pt" fo:background-color="#cccccc"/>
    </style:style>
    <style:style style:family="text" style:name="T134">
      <style:text-properties fo:color="#000000" fo:font-family="DejaVu Sans Mono" fo:font-size="12pt" fo:background-color="#cccccc"/>
    </style:style>
    <style:style style:family="text" style:name="T135">
      <style:text-properties fo:color="#000000" fo:font-family="DejaVu Sans Mono" fo:font-size="12pt"/>
    </style:style>
    <style:style style:family="text" style:name="T136">
      <style:text-properties fo:color="#000000" fo:font-family="DejaVu Sans Mono" fo:font-size="12pt" fo:background-color="#cccccc"/>
    </style:style>
    <style:style style:family="text" style:name="T137">
      <style:text-properties fo:color="#000000" fo:font-family="DejaVu Sans Mono" fo:font-size="12pt" fo:background-color="#cccccc"/>
    </style:style>
    <style:style style:family="text" style:name="T138">
      <style:text-properties fo:color="#000000" fo:font-family="DejaVu Sans Mono" fo:font-size="12pt"/>
    </style:style>
    <style:style style:family="text" style:name="T139">
      <style:text-properties fo:color="#000000" fo:font-family="DejaVu Sans Mono" fo:font-size="12pt" fo:background-color="#cccccc"/>
    </style:style>
    <style:style style:family="text" style:name="T140">
      <style:text-properties fo:color="#000000" fo:font-family="DejaVu Sans Mono" fo:font-size="12pt" fo:background-color="#cccccc"/>
    </style:style>
    <style:style style:family="text" style:name="T141">
      <style:text-properties fo:color="#000000" fo:font-family="DejaVu Sans Mono" fo:font-size="12pt"/>
    </style:style>
    <style:style style:family="text" style:name="T142">
      <style:text-properties fo:color="#000000" fo:font-family="DejaVu Sans Mono" fo:font-size="12pt" fo:background-color="#cccccc"/>
    </style:style>
    <style:style style:family="text" style:name="T143">
      <style:text-properties fo:color="#000000" fo:font-family="DejaVu Sans Mono" fo:font-size="12pt"/>
    </style:style>
    <style:style style:family="text" style:name="T144">
      <style:text-properties fo:color="#000000" fo:font-family="DejaVu Sans Mono" fo:font-size="12pt"/>
    </style:style>
    <style:style style:family="text" style:name="T145">
      <style:text-properties fo:color="#000000" fo:font-family="DejaVu Sans Mono" fo:font-size="12pt"/>
    </style:style>
    <style:style style:parent-style-name="641" style:family="paragraph" style:name="P61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146">
      <style:text-properties fo:color="#000000" fo:font-family="DejaVu Sans Mono" fo:font-size="12pt"/>
    </style:style>
    <style:style style:family="text" style:name="T147">
      <style:text-properties fo:color="#000000" fo:font-family="DejaVu Sans Mono" fo:font-size="12pt"/>
    </style:style>
    <style:style style:family="text" style:name="T148">
      <style:text-properties fo:color="#000000" fo:font-family="DejaVu Sans Mono" fo:font-size="12pt"/>
    </style:style>
    <style:style style:parent-style-name="641" style:family="paragraph" style:name="P62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149">
      <style:text-properties fo:color="#000000" fo:font-family="DejaVu Sans Mono" fo:font-size="12pt"/>
    </style:style>
    <style:style style:family="text" style:name="T150">
      <style:text-properties fo:color="#000000" fo:font-family="DejaVu Sans Mono" fo:font-size="12pt"/>
    </style:style>
    <style:style style:parent-style-name="641" style:family="paragraph" style:name="P63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151">
      <style:text-properties fo:color="#000000" fo:font-family="DejaVu Sans Condensed" fo:font-size="12pt"/>
    </style:style>
    <style:style style:family="text" style:name="T152">
      <style:text-properties fo:color="#000000" fo:font-family="DejaVu Sans Mono" fo:font-size="12pt"/>
    </style:style>
    <style:style style:family="text" style:name="T153">
      <style:text-properties fo:color="#000000" fo:font-family="DejaVu Sans Mono" fo:font-size="12pt"/>
    </style:style>
    <style:style style:family="text" style:name="T154">
      <style:text-properties fo:color="#000000" fo:font-family="DejaVu Sans Mono" fo:font-size="12pt"/>
    </style:style>
    <style:style style:family="text" style:name="T155">
      <style:text-properties fo:color="#000000" fo:font-family="DejaVu Sans Mono" fo:font-size="12pt"/>
    </style:style>
    <style:style style:family="text" style:name="T156">
      <style:text-properties fo:color="#000000" fo:font-family="DejaVu Sans Condensed" fo:font-size="12pt"/>
    </style:style>
    <style:style style:family="text" style:name="T157">
      <style:text-properties fo:color="#000000" fo:font-family="DejaVu Sans Condensed" fo:font-size="12pt"/>
    </style:style>
    <style:style style:family="text" style:name="T158">
      <style:text-properties fo:color="#000000" fo:font-family="DejaVu Sans Condensed" fo:font-size="12pt"/>
    </style:style>
    <style:style style:family="text" style:name="T159">
      <style:text-properties fo:color="#000000" fo:font-family="DejaVu Sans Condensed" fo:font-size="12pt"/>
    </style:style>
    <style:style style:parent-style-name="641" style:family="paragraph" style:name="P64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160">
      <style:text-properties fo:color="#000000" fo:font-family="DejaVu Sans Condensed" fo:font-size="12pt"/>
    </style:style>
    <style:style style:family="text" style:name="T161">
      <style:text-properties fo:color="#000000" fo:font-family="DejaVu Sans Condensed" fo:font-size="12pt"/>
    </style:style>
    <style:style style:family="text" style:name="T162">
      <style:text-properties fo:color="#000000" fo:font-family="DejaVu Sans Mono" fo:font-size="12pt"/>
    </style:style>
    <style:style style:family="text" style:name="T163">
      <style:text-properties fo:color="#000000" fo:font-family="DejaVu Sans Mono" fo:font-size="12pt"/>
    </style:style>
    <style:style style:family="text" style:name="T164">
      <style:text-properties fo:color="#000000" fo:font-family="DejaVu Sans Mono" fo:font-size="12pt"/>
    </style:style>
    <style:style style:family="text" style:name="T165">
      <style:text-properties fo:color="#000000" fo:font-family="DejaVu Sans Condensed" fo:font-size="12pt"/>
    </style:style>
    <style:style style:family="text" style:name="T166">
      <style:text-properties fo:color="#000000" fo:font-family="DejaVu Sans Condensed" fo:font-size="12pt"/>
    </style:style>
    <style:style style:family="text" style:name="T167">
      <style:text-properties fo:color="#000000" fo:font-family="DejaVu Sans Condensed" fo:font-size="12pt"/>
    </style:style>
    <style:style style:family="text" style:name="T168">
      <style:text-properties fo:color="#000000" fo:font-family="DejaVu Sans Condensed" fo:font-size="12pt"/>
    </style:style>
    <style:style style:family="text" style:name="T169">
      <style:text-properties fo:color="#000000" fo:font-family="DejaVu Sans Condensed" fo:font-size="12pt"/>
    </style:style>
    <style:style style:family="text" style:name="T170">
      <style:text-properties fo:color="#000000" fo:font-family="DejaVu Sans Condensed" fo:font-size="12pt"/>
    </style:style>
    <style:style style:parent-style-name="641" style:family="paragraph" style:name="P65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171">
      <style:text-properties fo:color="#000000" fo:font-family="DejaVu Sans Condensed" fo:font-size="12pt"/>
    </style:style>
    <style:style style:family="text" style:name="T172">
      <style:text-properties fo:color="#000000" fo:font-family="DejaVu Sans Condensed" fo:font-size="12pt"/>
    </style:style>
    <style:style style:family="text" style:name="T173">
      <style:text-properties fo:color="#000000" fo:font-family="DejaVu Sans Condensed" fo:font-size="12pt"/>
    </style:style>
    <style:style style:family="text" style:name="T174">
      <style:text-properties fo:color="#000000" fo:font-family="DejaVu Sans Mono" fo:font-size="12pt"/>
    </style:style>
    <style:style style:family="text" style:name="T175">
      <style:text-properties fo:color="#000000" fo:font-family="DejaVu Sans Condensed" fo:font-size="12pt"/>
    </style:style>
    <style:style style:family="text" style:name="T176">
      <style:text-properties fo:color="#000000" fo:font-family="DejaVu Sans Condensed" fo:font-size="12pt"/>
    </style:style>
    <style:style style:family="text" style:name="T177">
      <style:text-properties fo:color="#000000" fo:font-family="DejaVu Sans Condensed" fo:font-size="12pt"/>
    </style:style>
    <style:style style:family="text" style:name="T178">
      <style:text-properties fo:color="#000000" fo:font-family="DejaVu Sans Condensed" fo:font-size="12pt"/>
    </style:style>
    <style:style style:family="text" style:name="T179">
      <style:text-properties fo:color="#000000" fo:font-family="DejaVu Sans Condensed" fo:font-size="12pt"/>
    </style:style>
    <style:style style:family="text" style:name="T180">
      <style:text-properties fo:color="#000000" fo:font-family="DejaVu Sans Condensed" fo:font-size="12pt"/>
    </style:style>
    <style:style style:parent-style-name="641" style:family="paragraph" style:name="P66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181">
      <style:text-properties fo:color="#000000" fo:font-family="DejaVu Sans Condensed" fo:font-size="12pt"/>
    </style:style>
    <style:style style:family="text" style:name="T182">
      <style:text-properties fo:color="#000000" fo:font-family="DejaVu Sans Condensed" fo:font-size="12pt"/>
    </style:style>
    <style:style style:family="text" style:name="T183">
      <style:text-properties fo:color="#000000" fo:font-family="DejaVu Sans Condensed" fo:font-size="12pt"/>
    </style:style>
    <style:style style:family="text" style:name="T184">
      <style:text-properties fo:color="#000000" fo:font-family="DejaVu Sans Mono" fo:font-size="12pt"/>
    </style:style>
    <style:style style:family="text" style:name="T185">
      <style:text-properties fo:color="#000000" fo:font-family="DejaVu Sans Mono" fo:font-size="12pt"/>
    </style:style>
    <style:style style:family="text" style:name="T186">
      <style:text-properties fo:color="#000000" fo:font-family="DejaVu Sans Condensed" fo:font-size="12pt"/>
    </style:style>
    <style:style style:family="text" style:name="T187">
      <style:text-properties fo:color="#000000" fo:font-family="DejaVu Sans Condensed" fo:font-size="12pt"/>
    </style:style>
    <style:style style:family="text" style:name="T188">
      <style:text-properties fo:color="#000000" fo:font-family="DejaVu Sans Condensed" fo:font-size="12pt"/>
    </style:style>
    <style:style style:family="text" style:name="T189">
      <style:text-properties fo:color="#000000" fo:font-family="DejaVu Sans Condensed" fo:font-size="12pt"/>
    </style:style>
    <style:style style:family="text" style:name="T190">
      <style:text-properties fo:color="#000000" fo:font-family="DejaVu Sans Condensed" fo:font-size="12pt"/>
    </style:style>
    <style:style style:family="text" style:name="T191">
      <style:text-properties fo:color="#000000" fo:font-family="DejaVu Sans Condensed" fo:font-size="12pt"/>
    </style:style>
    <style:style style:parent-style-name="641" style:family="paragraph" style:name="P67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192">
      <style:text-properties fo:color="#000000" fo:font-family="DejaVu Sans Condensed" fo:font-size="12pt"/>
    </style:style>
    <style:style style:family="text" style:name="T193">
      <style:text-properties fo:color="#000000" fo:font-family="DejaVu Sans Condensed" fo:font-size="12pt"/>
    </style:style>
    <style:style style:family="text" style:name="T194">
      <style:text-properties fo:color="#000000" fo:font-family="DejaVu Sans Condensed" fo:font-size="12pt"/>
    </style:style>
    <style:style style:family="text" style:name="T195">
      <style:text-properties fo:color="#000000" fo:font-family="DejaVu Sans Mono" fo:font-size="12pt"/>
    </style:style>
    <style:style style:family="text" style:name="T196">
      <style:text-properties fo:color="#000000" fo:font-family="DejaVu Sans Condensed" fo:font-size="12pt"/>
    </style:style>
    <style:style style:family="text" style:name="T197">
      <style:text-properties fo:color="#000000" fo:font-family="DejaVu Sans Condensed" fo:font-size="12pt"/>
    </style:style>
    <style:style style:family="text" style:name="T198">
      <style:text-properties fo:color="#000000" fo:font-family="DejaVu Sans Condensed" fo:font-size="12pt"/>
    </style:style>
    <style:style style:family="text" style:name="T199">
      <style:text-properties fo:color="#000000" fo:font-family="DejaVu Sans Condensed" fo:font-size="12pt"/>
    </style:style>
    <style:style style:parent-style-name="641" style:family="paragraph" style:name="P68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00">
      <style:text-properties fo:color="#000000" fo:font-family="DejaVu Sans Condensed" fo:font-size="12pt"/>
    </style:style>
    <style:style style:family="text" style:name="T201">
      <style:text-properties fo:color="#000000" fo:font-family="DejaVu Sans Condensed" fo:font-size="12pt"/>
    </style:style>
    <style:style style:family="text" style:name="T202">
      <style:text-properties fo:color="#000000" fo:font-family="DejaVu Sans Mono" fo:font-size="12pt"/>
    </style:style>
    <style:style style:family="text" style:name="T203">
      <style:text-properties fo:color="#000000" fo:font-family="DejaVu Sans Condensed" fo:font-size="12pt"/>
    </style:style>
    <style:style style:family="text" style:name="T204">
      <style:text-properties fo:color="#000000" fo:font-family="DejaVu Sans Condensed" fo:font-size="12pt"/>
    </style:style>
    <style:style style:family="text" style:name="T205">
      <style:text-properties fo:color="#000000" fo:font-family="DejaVu Sans Condensed" fo:font-size="12pt"/>
    </style:style>
    <style:style style:family="text" style:name="T206">
      <style:text-properties fo:color="#000000" fo:font-family="DejaVu Sans Condensed" fo:font-size="12pt"/>
    </style:style>
    <style:style style:parent-style-name="641" style:family="paragraph" style:name="P69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07">
      <style:text-properties fo:color="#3465a4" fo:font-family="DejaVu Sans Condensed" fo:font-size="12pt"/>
    </style:style>
    <style:style style:family="text" style:name="T208">
      <style:text-properties fo:color="#3465a4" fo:font-family="DejaVu Sans Condensed" fo:font-size="12pt"/>
    </style:style>
    <style:style style:parent-style-name="641" style:family="paragraph" style:name="P70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09">
      <style:text-properties fo:color="#000000" fo:font-family="DejaVu Sans Mono" fo:font-size="12pt"/>
    </style:style>
    <style:style style:family="text" style:name="T210">
      <style:text-properties fo:color="#000000" fo:font-family="DejaVu Sans Mono" fo:font-size="12pt"/>
    </style:style>
    <style:style style:family="text" style:name="T211">
      <style:text-properties fo:color="#000000" fo:font-family="DejaVu Sans Mono" fo:font-size="12pt"/>
    </style:style>
    <style:style style:family="text" style:name="T212">
      <style:text-properties fo:color="#000000" fo:font-family="DejaVu Sans Mono" fo:font-size="12pt"/>
    </style:style>
    <style:style style:family="text" style:name="T213">
      <style:text-properties fo:color="#000000" fo:font-family="DejaVu Sans Condensed" fo:font-size="12pt"/>
    </style:style>
    <style:style style:family="text" style:name="T214">
      <style:text-properties fo:color="#000000" fo:font-family="DejaVu Sans Condensed" fo:font-size="12pt"/>
    </style:style>
    <style:style style:parent-style-name="641" style:family="paragraph" style:name="P71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15">
      <style:text-properties fo:color="#000000" fo:font-family="DejaVu Sans Mono" fo:font-size="12pt"/>
    </style:style>
    <style:style style:family="text" style:name="T216">
      <style:text-properties fo:color="#000000" fo:font-family="DejaVu Sans Mono" fo:font-size="12pt"/>
    </style:style>
    <style:style style:family="text" style:name="T217">
      <style:text-properties fo:color="#000000" fo:font-family="DejaVu Sans Condensed" fo:font-size="12pt"/>
    </style:style>
    <style:style style:family="text" style:name="T218">
      <style:text-properties fo:color="#000000" fo:font-family="DejaVu Sans Condensed" fo:font-size="12pt"/>
    </style:style>
    <style:style style:parent-style-name="641" style:family="paragraph" style:name="P72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19">
      <style:text-properties fo:color="#000000" fo:font-family="DejaVu Sans Mono" fo:font-size="12pt"/>
    </style:style>
    <style:style style:family="text" style:name="T220">
      <style:text-properties fo:color="#000000" fo:font-family="DejaVu Sans Mono" fo:font-size="12pt"/>
    </style:style>
    <style:style style:family="text" style:name="T221">
      <style:text-properties fo:color="#000000" fo:font-family="DejaVu Sans Condensed" fo:font-size="12pt"/>
    </style:style>
    <style:style style:family="text" style:name="T222">
      <style:text-properties fo:color="#000000" fo:font-family="DejaVu Sans Condensed" fo:font-size="12pt"/>
    </style:style>
    <style:style style:parent-style-name="641" style:family="paragraph" style:name="P73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23">
      <style:text-properties fo:color="#000000" fo:font-family="DejaVu Sans Mono" fo:font-size="12pt"/>
    </style:style>
    <style:style style:family="text" style:name="T224">
      <style:text-properties fo:color="#000000" fo:font-family="DejaVu Sans Mono" fo:font-size="12pt"/>
    </style:style>
    <style:style style:family="text" style:name="T225">
      <style:text-properties fo:color="#000000" fo:font-family="DejaVu Sans Condensed" fo:font-size="12pt"/>
    </style:style>
    <style:style style:family="text" style:name="T226">
      <style:text-properties fo:color="#000000" fo:font-family="DejaVu Sans Condensed" fo:font-size="12pt"/>
    </style:style>
    <style:style style:parent-style-name="641" style:family="paragraph" style:name="P74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27">
      <style:text-properties fo:color="#000000" fo:font-family="DejaVu Sans Mono" fo:font-size="12pt"/>
    </style:style>
    <style:style style:family="text" style:name="T228">
      <style:text-properties fo:color="#000000" fo:font-family="DejaVu Sans Mono" fo:font-size="12pt"/>
    </style:style>
    <style:style style:family="text" style:name="T229">
      <style:text-properties fo:color="#000000" fo:font-family="DejaVu Sans Condensed" fo:font-size="12pt"/>
    </style:style>
    <style:style style:family="text" style:name="T230">
      <style:text-properties fo:color="#000000" fo:font-family="DejaVu Sans Condensed" fo:font-size="12pt"/>
    </style:style>
    <style:style style:parent-style-name="641" style:family="paragraph" style:name="P75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31">
      <style:text-properties fo:color="#000000" fo:font-family="DejaVu Sans Mono" fo:font-size="7pt"/>
    </style:style>
    <style:style style:family="text" style:name="T232">
      <style:text-properties fo:color="#000000" fo:font-family="DejaVu Sans Mono" fo:font-size="7pt"/>
    </style:style>
    <style:style style:parent-style-name="641" style:family="paragraph" style:name="P76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33">
      <style:text-properties fo:color="#000000" fo:font-family="DejaVu Sans Mono" fo:font-size="7pt"/>
    </style:style>
    <style:style style:family="text" style:name="T234">
      <style:text-properties fo:color="#000000" fo:font-family="DejaVu Sans Mono" fo:font-size="7pt"/>
    </style:style>
    <style:style style:parent-style-name="641" style:family="paragraph" style:name="P77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35">
      <style:text-properties fo:color="#000000" fo:font-family="DejaVu Sans Mono" fo:font-size="7pt"/>
    </style:style>
    <style:style style:family="text" style:name="T236">
      <style:text-properties fo:color="#000000" fo:font-family="DejaVu Sans Mono" fo:font-size="7pt"/>
    </style:style>
    <style:style style:parent-style-name="641" style:family="paragraph" style:name="P78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37">
      <style:text-properties fo:color="#000000" fo:font-family="DejaVu Sans Mono" fo:font-size="7pt"/>
    </style:style>
    <style:style style:family="text" style:name="T238">
      <style:text-properties fo:color="#000000" fo:font-family="DejaVu Sans Mono" fo:font-size="7pt"/>
    </style:style>
    <style:style style:family="text" style:name="T239">
      <style:text-properties fo:color="#000000" fo:font-family="DejaVu Sans Mono" fo:font-size="7pt"/>
    </style:style>
    <style:style style:family="text" style:name="T240">
      <style:text-properties fo:color="#000000" fo:font-family="DejaVu Sans Mono" fo:font-size="7pt"/>
    </style:style>
    <style:style style:family="text" style:name="T241">
      <style:text-properties fo:color="#000000" fo:font-family="DejaVu Sans Mono" fo:font-size="7pt"/>
    </style:style>
    <style:style style:family="text" style:name="T242">
      <style:text-properties fo:color="#000000" fo:font-family="DejaVu Sans Mono" fo:font-size="7pt"/>
    </style:style>
    <style:style style:family="text" style:name="T243">
      <style:text-properties fo:color="#000000" fo:font-family="DejaVu Sans Mono" fo:font-size="7pt"/>
    </style:style>
    <style:style style:family="text" style:name="T244">
      <style:text-properties fo:color="#000000" fo:font-family="DejaVu Sans Mono" fo:font-size="7pt"/>
    </style:style>
    <style:style style:parent-style-name="641" style:family="paragraph" style:name="P79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45">
      <style:text-properties fo:color="#000000" fo:font-family="DejaVu Sans Mono" fo:font-size="7pt"/>
    </style:style>
    <style:style style:family="text" style:name="T246">
      <style:text-properties fo:color="#000000" fo:font-family="DejaVu Sans Mono" fo:font-size="7pt"/>
    </style:style>
    <style:style style:family="text" style:name="T247">
      <style:text-properties fo:color="#000000" fo:font-family="DejaVu Sans Mono" fo:font-size="7pt"/>
    </style:style>
    <style:style style:family="text" style:name="T248">
      <style:text-properties fo:color="#000000" fo:font-family="DejaVu Sans Mono" fo:font-size="7pt"/>
    </style:style>
    <style:style style:family="text" style:name="T249">
      <style:text-properties fo:color="#000000" fo:font-family="DejaVu Sans Mono" fo:font-size="7pt"/>
    </style:style>
    <style:style style:family="text" style:name="T250">
      <style:text-properties fo:color="#000000" fo:font-family="DejaVu Sans Mono" fo:font-size="7pt"/>
    </style:style>
    <style:style style:parent-style-name="641" style:family="paragraph" style:name="P80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51">
      <style:text-properties fo:color="#000000" fo:font-family="DejaVu Sans Mono" fo:font-size="7pt"/>
    </style:style>
    <style:style style:family="text" style:name="T252">
      <style:text-properties fo:color="#000000" fo:font-family="DejaVu Sans Mono" fo:font-size="7pt"/>
    </style:style>
    <style:style style:family="text" style:name="T253">
      <style:text-properties fo:color="#000000" fo:font-family="DejaVu Sans Mono" fo:font-size="7pt"/>
    </style:style>
    <style:style style:parent-style-name="641" style:family="paragraph" style:name="P81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54">
      <style:text-properties fo:color="#000000" fo:font-family="DejaVu Sans Mono" fo:font-size="7pt"/>
    </style:style>
    <style:style style:family="text" style:name="T255">
      <style:text-properties fo:color="#000000" fo:font-family="DejaVu Sans Mono" fo:font-size="7pt"/>
    </style:style>
    <style:style style:parent-style-name="641" style:family="paragraph" style:name="P82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56">
      <style:text-properties fo:color="#000000" fo:font-family="DejaVu Sans Mono" fo:font-size="7pt"/>
    </style:style>
    <style:style style:family="text" style:name="T257">
      <style:text-properties fo:color="#000000" fo:font-family="DejaVu Sans Mono" fo:font-size="7pt"/>
    </style:style>
    <style:style style:family="text" style:name="T258">
      <style:text-properties fo:color="#000000" fo:font-family="DejaVu Sans Mono" fo:font-size="7pt"/>
    </style:style>
    <style:style style:parent-style-name="641" style:family="paragraph" style:name="P83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59">
      <style:text-properties fo:color="#000000" fo:font-family="DejaVu Sans Mono" fo:font-size="7pt"/>
    </style:style>
    <style:style style:family="text" style:name="T260">
      <style:text-properties fo:color="#000000" fo:font-family="DejaVu Sans Mono" fo:font-size="7pt"/>
    </style:style>
    <style:style style:parent-style-name="641" style:family="paragraph" style:name="P84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61">
      <style:text-properties fo:color="#000000" fo:font-family="DejaVu Sans Mono" fo:font-size="7pt"/>
    </style:style>
    <style:style style:family="text" style:name="T262">
      <style:text-properties fo:color="#000000" fo:font-family="DejaVu Sans Mono" fo:font-size="7pt"/>
    </style:style>
    <style:style style:family="text" style:name="T263">
      <style:text-properties fo:color="#000000" fo:font-family="DejaVu Sans Mono" fo:font-size="7pt"/>
    </style:style>
    <style:style style:parent-style-name="641" style:family="paragraph" style:name="P85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64">
      <style:text-properties fo:color="#000000" fo:font-family="DejaVu Sans Condensed" fo:font-size="12pt"/>
    </style:style>
    <style:style style:family="text" style:name="T265">
      <style:text-properties fo:color="#000000" fo:font-family="DejaVu Sans Condensed" fo:font-size="12pt"/>
    </style:style>
    <style:style style:parent-style-name="641" style:family="paragraph" style:name="P86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66">
      <style:text-properties fo:color="#3465a4" fo:font-family="DejaVu Sans Condensed" fo:font-size="12pt"/>
    </style:style>
    <style:style style:family="text" style:name="T267">
      <style:text-properties fo:color="#3465a4" fo:font-family="DejaVu Sans Condensed" fo:font-size="12pt"/>
    </style:style>
    <style:style style:parent-style-name="641" style:family="paragraph" style:name="P87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68">
      <style:text-properties fo:color="#3465a4" fo:font-family="DejaVu Sans Condensed" fo:font-size="12pt"/>
    </style:style>
    <style:style style:family="text" style:name="T269">
      <style:text-properties fo:color="#3465a4" fo:font-family="DejaVu Sans Condensed" fo:font-size="12pt"/>
    </style:style>
    <style:style style:parent-style-name="641" style:family="paragraph" style:name="P88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70">
      <style:text-properties fo:color="#3465a4" fo:font-family="DejaVu Sans Condensed" fo:font-size="12pt"/>
    </style:style>
    <style:style style:family="text" style:name="T271">
      <style:text-properties fo:color="#3465a4" fo:font-family="DejaVu Sans Condensed" fo:font-size="12pt"/>
    </style:style>
    <style:style style:parent-style-name="641" style:family="paragraph" style:name="P89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72">
      <style:text-properties fo:color="#000000" fo:font-family="DejaVu Sans Condensed" fo:font-size="12pt"/>
    </style:style>
    <style:style style:family="text" style:name="T273">
      <style:text-properties fo:color="#000000" fo:font-family="DejaVu Sans Condensed" fo:font-size="12pt"/>
    </style:style>
    <style:style style:parent-style-name="641" style:family="paragraph" style:name="P90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74">
      <style:text-properties fo:color="#3465a4" fo:font-family="DejaVu Sans Condensed" fo:font-size="12pt"/>
    </style:style>
    <style:style style:family="text" style:name="T275">
      <style:text-properties fo:color="#3465a4" fo:font-family="DejaVu Sans Condensed" fo:font-size="12pt"/>
    </style:style>
    <style:style style:family="text" style:name="T276">
      <style:text-properties fo:color="#3465a4" fo:font-family="DejaVu Sans Condensed" fo:font-size="12pt"/>
    </style:style>
    <style:style style:family="text" style:name="T277">
      <style:text-properties fo:color="#3465a4" fo:font-family="DejaVu Sans Condensed" fo:font-size="12pt"/>
    </style:style>
    <style:style style:family="text" style:name="T278">
      <style:text-properties fo:color="#3465a4" fo:font-family="DejaVu Sans Condensed" fo:font-size="12pt"/>
    </style:style>
    <style:style style:family="text" style:name="T279">
      <style:text-properties fo:color="#3465a4" fo:font-family="DejaVu Sans Condensed" fo:font-size="12pt"/>
    </style:style>
    <style:style style:parent-style-name="641" style:family="paragraph" style:name="P91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80">
      <style:text-properties fo:color="#3465a4" fo:font-family="DejaVu Sans Condensed" fo:font-size="12pt"/>
    </style:style>
    <style:style style:family="text" style:name="T281">
      <style:text-properties fo:color="#3465a4" fo:font-family="DejaVu Sans Condensed" fo:font-size="12pt"/>
    </style:style>
    <style:style style:family="text" style:name="T282">
      <style:text-properties fo:color="#3465a4" fo:font-family="DejaVu Sans Condensed" fo:font-size="12pt"/>
    </style:style>
    <style:style style:family="text" style:name="T283">
      <style:text-properties fo:color="#3465a4" fo:font-family="DejaVu Sans Condensed" fo:font-size="12pt"/>
    </style:style>
    <style:style style:parent-style-name="641" style:family="paragraph" style:name="P92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84">
      <style:text-properties fo:color="#000000" fo:font-family="DejaVu Sans Condensed" fo:font-size="12pt"/>
    </style:style>
    <style:style style:family="text" style:name="T285">
      <style:text-properties fo:color="#000000" fo:font-family="DejaVu Sans Condensed" fo:font-size="12pt"/>
    </style:style>
    <style:style style:family="text" style:name="T286">
      <style:text-properties fo:color="#000000" fo:font-family="DejaVu Sans Condensed" fo:font-size="12pt"/>
    </style:style>
    <style:style style:family="text" style:name="T287">
      <style:text-properties fo:color="#000000" fo:font-family="DejaVu Sans Condensed" fo:font-size="12pt"/>
    </style:style>
    <style:style style:family="text" style:name="T288">
      <style:text-properties fo:color="#000000" fo:font-family="DejaVu Sans Condensed" fo:font-size="12pt"/>
    </style:style>
    <style:style style:family="text" style:name="T289">
      <style:text-properties fo:color="#000000" fo:font-family="DejaVu Sans Condensed" fo:font-size="12pt"/>
    </style:style>
    <style:style style:family="text" style:name="T290">
      <style:text-properties fo:color="#000000" fo:font-family="DejaVu Sans Condensed" fo:font-size="12pt"/>
    </style:style>
    <style:style style:parent-style-name="641" style:family="paragraph" style:name="P93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91">
      <style:text-properties fo:color="#3465a4" fo:font-family="DejaVu Sans Condensed" fo:font-size="12pt" style:text-underline-type="none" style:text-underline-width="auto"/>
    </style:style>
    <style:style style:family="text" style:name="T292">
      <style:text-properties fo:color="#3465a4" fo:font-family="DejaVu Sans Condensed" fo:font-size="12pt" style:text-underline-type="none" style:text-underline-width="auto"/>
    </style:style>
    <style:style style:parent-style-name="641" style:family="paragraph" style:name="P94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93">
      <style:text-properties fo:color="#3465a4" fo:font-family="DejaVu Sans Condensed" fo:font-size="12pt" style:text-underline-type="none" style:text-underline-width="auto"/>
    </style:style>
    <style:style style:family="text" style:name="T294">
      <style:text-properties fo:color="#3465a4" fo:font-family="DejaVu Sans Condensed" fo:font-size="12pt" style:text-underline-type="none" style:text-underline-width="auto"/>
    </style:style>
    <style:style style:parent-style-name="641" style:family="paragraph" style:name="P95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95">
      <style:text-properties fo:color="#000000" fo:font-family="DejaVu Sans Condensed" fo:font-size="12pt" style:text-underline-type="none" style:text-underline-width="auto"/>
    </style:style>
    <style:style style:family="text" style:name="T296">
      <style:text-properties fo:color="#000000" fo:font-family="DejaVu Sans Condensed" fo:font-size="12pt" style:text-underline-type="none" style:text-underline-width="auto"/>
    </style:style>
    <style:style style:parent-style-name="641" style:family="paragraph" style:name="P96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297">
      <style:text-properties fo:color="#3465a4" fo:font-family="DejaVu Sans Condensed" fo:font-size="12pt"/>
    </style:style>
    <style:style style:family="text" style:name="T298">
      <style:text-properties fo:color="#3465a4" fo:font-family="DejaVu Sans Condensed" fo:font-size="12pt"/>
    </style:style>
    <style:style style:family="text" style:name="T299">
      <style:text-properties fo:color="#3465a4" fo:font-family="DejaVu Sans Condensed" fo:font-size="12pt"/>
    </style:style>
    <style:style style:family="text" style:name="T300">
      <style:text-properties fo:color="#3465a4" fo:font-family="DejaVu Sans Condensed" fo:font-size="12pt"/>
    </style:style>
    <style:style style:family="text" style:name="T301">
      <style:text-properties fo:color="#3465a4" fo:font-family="DejaVu Sans Condensed" fo:font-size="12pt"/>
    </style:style>
    <style:style style:family="text" style:name="T302">
      <style:text-properties fo:color="#3465a4" fo:font-family="DejaVu Sans Condensed" fo:font-size="12pt"/>
    </style:style>
    <style:style style:family="text" style:name="T303">
      <style:text-properties fo:color="#3465a4" fo:font-family="DejaVu Sans Condensed" fo:font-size="12pt"/>
    </style:style>
    <style:style style:family="text" style:name="T304">
      <style:text-properties fo:color="#3465a4" fo:font-family="DejaVu Sans Condensed" fo:font-size="12pt"/>
    </style:style>
    <style:style style:parent-style-name="641" style:family="paragraph" style:name="P97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305">
      <style:text-properties fo:color="#3465a4" fo:font-family="DejaVu Sans Condensed" fo:font-size="12pt"/>
    </style:style>
    <style:style style:family="text" style:name="T306">
      <style:text-properties fo:color="#3465a4" fo:font-family="DejaVu Sans Condensed" fo:font-size="12pt"/>
    </style:style>
    <style:style style:family="text" style:name="T307">
      <style:text-properties fo:color="#3465a4" fo:font-family="DejaVu Sans Condensed" fo:font-size="12pt"/>
    </style:style>
    <style:style style:family="text" style:name="T308">
      <style:text-properties fo:color="#3465a4" fo:font-family="DejaVu Sans Condensed" fo:font-size="12pt"/>
    </style:style>
    <style:style style:parent-style-name="641" style:family="paragraph" style:name="P98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309">
      <style:text-properties fo:color="#000000" fo:font-family="DejaVu Sans Condensed" fo:font-size="12pt"/>
    </style:style>
    <style:style style:family="text" style:name="T310">
      <style:text-properties fo:color="#000000" fo:font-family="DejaVu Sans Condensed" fo:font-size="12pt"/>
    </style:style>
    <style:style style:family="text" style:name="T311">
      <style:text-properties fo:color="#000000" fo:font-family="DejaVu Sans Condensed" fo:font-size="12pt"/>
    </style:style>
    <style:style style:parent-style-name="641" style:family="paragraph" style:name="P99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312">
      <style:text-properties fo:color="#3465a4" fo:font-family="DejaVu Sans Condensed" fo:font-size="12pt"/>
    </style:style>
    <style:style style:family="text" style:name="T313">
      <style:text-properties fo:color="#3465a4" fo:font-family="DejaVu Sans Condensed" fo:font-size="12pt"/>
    </style:style>
    <style:style style:family="text" style:name="T314">
      <style:text-properties fo:color="#3465a4" fo:font-family="DejaVu Sans Condensed" fo:font-size="12pt"/>
    </style:style>
    <style:style style:family="text" style:name="T315">
      <style:text-properties fo:color="#3465a4" fo:font-family="DejaVu Sans Condensed" fo:font-size="12pt"/>
    </style:style>
    <style:style style:family="text" style:name="T316">
      <style:text-properties fo:color="#3465a4" fo:font-family="DejaVu Sans Condensed" fo:font-size="12pt"/>
    </style:style>
    <style:style style:family="text" style:name="T317">
      <style:text-properties fo:color="#3465a4" fo:font-family="DejaVu Sans Condensed" fo:font-size="12pt"/>
    </style:style>
    <style:style style:family="text" style:name="T318">
      <style:text-properties fo:color="#3465a4" fo:font-family="DejaVu Sans Condensed" fo:font-size="12pt"/>
    </style:style>
    <style:style style:family="text" style:name="T319">
      <style:text-properties fo:color="#3465a4" fo:font-family="DejaVu Sans Condensed" fo:font-size="12pt"/>
    </style:style>
    <style:style style:parent-style-name="641" style:family="paragraph" style:name="P100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320">
      <style:text-properties fo:color="#3465a4" fo:font-family="DejaVu Sans Condensed" fo:font-size="12pt"/>
    </style:style>
    <style:style style:family="text" style:name="T321">
      <style:text-properties fo:color="#3465a4" fo:font-family="DejaVu Sans Condensed" fo:font-size="12pt"/>
    </style:style>
    <style:style style:family="text" style:name="T322">
      <style:text-properties fo:color="#3465a4" fo:font-family="DejaVu Sans Condensed" fo:font-size="12pt"/>
    </style:style>
    <style:style style:family="text" style:name="T323">
      <style:text-properties fo:color="#3465a4" fo:font-family="DejaVu Sans Condensed" fo:font-size="12pt"/>
    </style:style>
    <style:style style:parent-style-name="641" style:family="paragraph" style:name="P101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324">
      <style:text-properties fo:color="#000000" fo:font-family="DejaVu Sans Condensed" fo:font-size="12pt"/>
    </style:style>
    <style:style style:family="text" style:name="T325">
      <style:text-properties fo:color="#000000" fo:font-family="DejaVu Sans Condensed" fo:font-size="12pt"/>
    </style:style>
    <style:style style:family="text" style:name="T326">
      <style:text-properties fo:color="#000000" fo:font-family="DejaVu Sans Condensed" fo:font-size="12pt"/>
    </style:style>
    <style:style style:family="text" style:name="T327">
      <style:text-properties fo:color="#000000" fo:font-family="DejaVu Sans Condensed" fo:font-size="12pt"/>
    </style:style>
    <style:style style:family="text" style:name="T328">
      <style:text-properties fo:color="#000000" fo:font-family="DejaVu Sans Condensed" fo:font-size="12pt"/>
    </style:style>
    <style:style style:parent-style-name="641" style:family="paragraph" style:name="P102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329">
      <style:text-properties fo:color="#3465a4" fo:font-family="DejaVu Sans Condensed" fo:font-size="12pt"/>
    </style:style>
    <style:style style:family="text" style:name="T330">
      <style:text-properties fo:color="#3465a4" fo:font-family="DejaVu Sans Condensed" fo:font-size="12pt"/>
    </style:style>
    <style:style style:family="text" style:name="T331">
      <style:text-properties fo:color="#3465a4" fo:font-family="DejaVu Sans Condensed" fo:font-size="12pt"/>
    </style:style>
    <style:style style:family="text" style:name="T332">
      <style:text-properties fo:color="#3465a4" fo:font-family="DejaVu Sans Condensed" fo:font-size="12pt"/>
    </style:style>
    <style:style style:family="text" style:name="T333">
      <style:text-properties fo:color="#3465a4" fo:font-family="DejaVu Sans Condensed" fo:font-size="12pt"/>
    </style:style>
    <style:style style:family="text" style:name="T334">
      <style:text-properties fo:color="#3465a4" fo:font-family="DejaVu Sans Condensed" fo:font-size="12pt"/>
    </style:style>
    <style:style style:family="text" style:name="T335">
      <style:text-properties fo:color="#3465a4" fo:font-family="DejaVu Sans Condensed" fo:font-size="12pt"/>
    </style:style>
    <style:style style:family="text" style:name="T336">
      <style:text-properties fo:color="#3465a4" fo:font-family="DejaVu Sans Condensed" fo:font-size="12pt"/>
    </style:style>
    <style:style style:parent-style-name="641" style:family="paragraph" style:name="P103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337">
      <style:text-properties fo:color="#3465a4" fo:font-family="DejaVu Sans Condensed" fo:font-size="12pt"/>
    </style:style>
    <style:style style:family="text" style:name="T338">
      <style:text-properties fo:color="#3465a4" fo:font-family="DejaVu Sans Condensed" fo:font-size="12pt"/>
    </style:style>
    <style:style style:family="text" style:name="T339">
      <style:text-properties fo:color="#3465a4" fo:font-family="DejaVu Sans Condensed" fo:font-size="12pt"/>
    </style:style>
    <style:style style:family="text" style:name="T340">
      <style:text-properties fo:color="#3465a4" fo:font-family="DejaVu Sans Condensed" fo:font-size="12pt"/>
    </style:style>
    <style:style style:parent-style-name="641" style:family="paragraph" style:name="P104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341">
      <style:text-properties fo:color="#000000" fo:font-family="DejaVu Sans Condensed" fo:font-size="12pt"/>
    </style:style>
    <style:style style:family="text" style:name="T342">
      <style:text-properties fo:color="#000000" fo:font-family="DejaVu Sans Condensed" fo:font-size="12pt"/>
    </style:style>
    <style:style style:family="text" style:name="T343">
      <style:text-properties fo:color="#000000" fo:font-family="DejaVu Sans Condensed" fo:font-size="12pt"/>
    </style:style>
    <style:style style:family="text" style:name="T344">
      <style:text-properties fo:color="#000000" fo:font-family="DejaVu Sans Condensed" fo:font-size="12pt"/>
    </style:style>
    <style:style style:family="text" style:name="T345">
      <style:text-properties fo:color="#000000" fo:font-family="DejaVu Sans Condensed" fo:font-size="12pt"/>
    </style:style>
    <style:style style:parent-style-name="641" style:family="paragraph" style:name="P105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346">
      <style:text-properties fo:color="#3465a4" fo:font-family="DejaVu Sans Condensed" fo:font-size="12pt"/>
    </style:style>
    <style:style style:family="text" style:name="T347">
      <style:text-properties fo:color="#3465a4" fo:font-family="DejaVu Sans Condensed" fo:font-size="12pt"/>
    </style:style>
    <style:style style:family="text" style:name="T348">
      <style:text-properties fo:color="#3465a4" fo:font-family="DejaVu Sans Condensed" fo:font-size="12pt"/>
    </style:style>
    <style:style style:family="text" style:name="T349">
      <style:text-properties fo:color="#3465a4" fo:font-family="DejaVu Sans Condensed" fo:font-size="12pt"/>
    </style:style>
    <style:style style:family="text" style:name="T350">
      <style:text-properties fo:color="#3465a4" fo:font-family="DejaVu Sans Condensed" fo:font-size="12pt"/>
    </style:style>
    <style:style style:family="text" style:name="T351">
      <style:text-properties fo:color="#3465a4" fo:font-family="DejaVu Sans Condensed" fo:font-size="12pt"/>
    </style:style>
    <style:style style:family="text" style:name="T352">
      <style:text-properties fo:color="#3465a4" fo:font-family="DejaVu Sans Condensed" fo:font-size="12pt"/>
    </style:style>
    <style:style style:family="text" style:name="T353">
      <style:text-properties fo:color="#3465a4" fo:font-family="DejaVu Sans Condensed" fo:font-size="12pt"/>
    </style:style>
    <style:style style:parent-style-name="641" style:family="paragraph" style:name="P106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354">
      <style:text-properties fo:color="#3465a4" fo:font-family="DejaVu Sans Condensed" fo:font-size="12pt"/>
    </style:style>
    <style:style style:family="text" style:name="T355">
      <style:text-properties fo:color="#3465a4" fo:font-family="DejaVu Sans Condensed" fo:font-size="12pt"/>
    </style:style>
    <style:style style:family="text" style:name="T356">
      <style:text-properties fo:color="#3465a4" fo:font-family="DejaVu Sans Condensed" fo:font-size="12pt"/>
    </style:style>
    <style:style style:family="text" style:name="T357">
      <style:text-properties fo:color="#3465a4" fo:font-family="DejaVu Sans Condensed" fo:font-size="12pt"/>
    </style:style>
    <style:style style:parent-style-name="641" style:family="paragraph" style:name="P107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358">
      <style:text-properties fo:color="#000000" fo:font-family="DejaVu Sans Condensed" fo:font-size="12pt"/>
    </style:style>
    <style:style style:family="text" style:name="T359">
      <style:text-properties fo:color="#000000" fo:font-family="DejaVu Sans Condensed" fo:font-size="12pt"/>
    </style:style>
    <style:style style:family="text" style:name="T360">
      <style:text-properties fo:color="#000000" fo:font-family="DejaVu Sans Condensed" fo:font-size="12pt"/>
    </style:style>
    <style:style style:family="text" style:name="T361">
      <style:text-properties fo:color="#000000" fo:font-family="DejaVu Sans Condensed" fo:font-size="12pt"/>
    </style:style>
    <style:style style:family="text" style:name="T362">
      <style:text-properties fo:color="#000000" fo:font-family="DejaVu Sans Condensed" fo:font-size="12pt"/>
    </style:style>
    <style:style style:family="text" style:name="T363">
      <style:text-properties fo:color="#000000" fo:font-family="DejaVu Sans Condensed" fo:font-size="12pt"/>
    </style:style>
    <style:style style:family="text" style:name="T364">
      <style:text-properties fo:color="#000000" fo:font-family="DejaVu Sans Condensed" fo:font-size="12pt"/>
    </style:style>
    <style:style style:parent-style-name="641" style:family="paragraph" style:name="P108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365">
      <style:text-properties fo:color="#3465a4" fo:font-family="DejaVu Sans Condensed" fo:font-size="12pt"/>
    </style:style>
    <style:style style:family="text" style:name="T366">
      <style:text-properties fo:color="#3465a4" fo:font-family="DejaVu Sans Condensed" fo:font-size="12pt"/>
    </style:style>
    <style:style style:family="text" style:name="T367">
      <style:text-properties fo:color="#3465a4" fo:font-family="DejaVu Sans Condensed" fo:font-size="12pt"/>
    </style:style>
    <style:style style:family="text" style:name="T368">
      <style:text-properties fo:color="#3465a4" fo:font-family="DejaVu Sans Condensed" fo:font-size="12pt"/>
    </style:style>
    <style:style style:family="text" style:name="T369">
      <style:text-properties fo:color="#3465a4" fo:font-family="DejaVu Sans Condensed" fo:font-size="12pt"/>
    </style:style>
    <style:style style:family="text" style:name="T370">
      <style:text-properties fo:color="#3465a4" fo:font-family="DejaVu Sans Condensed" fo:font-size="12pt"/>
    </style:style>
    <style:style style:family="text" style:name="T371">
      <style:text-properties fo:color="#3465a4" fo:font-family="DejaVu Sans Condensed" fo:font-size="12pt"/>
    </style:style>
    <style:style style:family="text" style:name="T372">
      <style:text-properties fo:color="#3465a4" fo:font-family="DejaVu Sans Condensed" fo:font-size="12pt"/>
    </style:style>
    <style:style style:parent-style-name="641" style:family="paragraph" style:name="P109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373">
      <style:text-properties fo:color="#3465a4" fo:font-family="DejaVu Sans Condensed" fo:font-size="12pt"/>
    </style:style>
    <style:style style:family="text" style:name="T374">
      <style:text-properties fo:color="#3465a4" fo:font-family="DejaVu Sans Condensed" fo:font-size="12pt"/>
    </style:style>
    <style:style style:family="text" style:name="T375">
      <style:text-properties fo:color="#3465a4" fo:font-family="DejaVu Sans Condensed" fo:font-size="12pt"/>
    </style:style>
    <style:style style:family="text" style:name="T376">
      <style:text-properties fo:color="#3465a4" fo:font-family="DejaVu Sans Condensed" fo:font-size="12pt"/>
    </style:style>
    <style:style style:family="text" style:name="T377">
      <style:text-properties fo:color="#3465a4" fo:font-family="DejaVu Sans Condensed" fo:font-size="12pt"/>
    </style:style>
    <style:style style:family="text" style:name="T378">
      <style:text-properties fo:color="#3465a4" fo:font-family="DejaVu Sans Condensed" fo:font-size="12pt"/>
    </style:style>
    <style:style style:parent-style-name="641" style:family="paragraph" style:name="P110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379">
      <style:text-properties fo:color="#000000" fo:font-family="DejaVu Sans Condensed" fo:font-size="12pt"/>
    </style:style>
    <style:style style:family="text" style:name="T380">
      <style:text-properties fo:color="#000000" fo:font-family="DejaVu Sans Condensed" fo:font-size="12pt"/>
    </style:style>
    <style:style style:family="text" style:name="T381">
      <style:text-properties fo:color="#000000" fo:font-family="DejaVu Sans Condensed" fo:font-size="12pt"/>
    </style:style>
    <style:style style:parent-style-name="641" style:family="paragraph" style:name="P111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382">
      <style:text-properties fo:color="#3465a4" fo:font-family="DejaVu Sans Condensed" fo:font-size="12pt"/>
    </style:style>
    <style:style style:family="text" style:name="T383">
      <style:text-properties fo:color="#3465a4" fo:font-family="DejaVu Sans Condensed" fo:font-size="12pt"/>
    </style:style>
    <style:style style:family="text" style:name="T384">
      <style:text-properties fo:color="#3465a4" fo:font-family="DejaVu Sans Condensed" fo:font-size="12pt"/>
    </style:style>
    <style:style style:family="text" style:name="T385">
      <style:text-properties fo:color="#3465a4" fo:font-family="DejaVu Sans Condensed" fo:font-size="12pt"/>
    </style:style>
    <style:style style:family="text" style:name="T386">
      <style:text-properties fo:color="#3465a4" fo:font-family="DejaVu Sans Condensed" fo:font-size="12pt"/>
    </style:style>
    <style:style style:family="text" style:name="T387">
      <style:text-properties fo:color="#3465a4" fo:font-family="DejaVu Sans Condensed" fo:font-size="12pt"/>
    </style:style>
    <style:style style:family="text" style:name="T388">
      <style:text-properties fo:color="#3465a4" fo:font-family="DejaVu Sans Condensed" fo:font-size="12pt"/>
    </style:style>
    <style:style style:family="text" style:name="T389">
      <style:text-properties fo:color="#3465a4" fo:font-family="DejaVu Sans Condensed" fo:font-size="12pt"/>
    </style:style>
    <style:style style:family="text" style:name="T390">
      <style:text-properties fo:color="#3465a4" fo:font-family="DejaVu Sans Condensed" fo:font-size="12pt"/>
    </style:style>
    <style:style style:parent-style-name="641" style:family="paragraph" style:name="P112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391">
      <style:text-properties fo:color="#3465a4" fo:font-family="DejaVu Sans Condensed" fo:font-size="12pt"/>
    </style:style>
    <style:style style:family="text" style:name="T392">
      <style:text-properties fo:color="#3465a4" fo:font-family="DejaVu Sans Condensed" fo:font-size="12pt"/>
    </style:style>
    <style:style style:family="text" style:name="T393">
      <style:text-properties fo:color="#3465a4" fo:font-family="DejaVu Sans Condensed" fo:font-size="12pt"/>
    </style:style>
    <style:style style:family="text" style:name="T394">
      <style:text-properties fo:color="#3465a4" fo:font-family="DejaVu Sans Condensed" fo:font-size="12pt"/>
    </style:style>
    <style:style style:family="text" style:name="T395">
      <style:text-properties fo:color="#3465a4" fo:font-family="DejaVu Sans Condensed" fo:font-size="12pt"/>
    </style:style>
    <style:style style:family="text" style:name="T396">
      <style:text-properties fo:color="#3465a4" fo:font-family="DejaVu Sans Condensed" fo:font-size="12pt"/>
    </style:style>
    <style:style style:family="text" style:name="T397">
      <style:text-properties fo:color="#3465a4" fo:font-family="DejaVu Sans Condensed" fo:font-size="12pt"/>
    </style:style>
    <style:style style:parent-style-name="641" style:family="paragraph" style:name="P113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398">
      <style:text-properties fo:color="#000000" fo:font-family="DejaVu Sans Condensed" fo:font-size="12pt"/>
    </style:style>
    <style:style style:family="text" style:name="T399">
      <style:text-properties fo:color="#000000" fo:font-family="DejaVu Sans Condensed" fo:font-size="12pt"/>
    </style:style>
    <style:style style:family="text" style:name="T400">
      <style:text-properties fo:color="#000000" fo:font-family="DejaVu Sans Condensed" fo:font-size="12pt"/>
    </style:style>
    <style:style style:family="text" style:name="T401">
      <style:text-properties fo:color="#000000" fo:font-family="DejaVu Sans Condensed" fo:font-size="12pt"/>
    </style:style>
    <style:style style:family="text" style:name="T402">
      <style:text-properties fo:color="#000000" fo:font-family="DejaVu Sans Condensed" fo:font-size="12pt"/>
    </style:style>
    <style:style style:family="text" style:name="T403">
      <style:text-properties fo:color="#000000" fo:font-family="DejaVu Sans Condensed" fo:font-size="12pt"/>
    </style:style>
    <style:style style:family="text" style:name="T404">
      <style:text-properties fo:color="#000000" fo:font-family="DejaVu Sans Condensed" fo:font-size="12pt"/>
    </style:style>
    <style:style style:family="text" style:name="T405">
      <style:text-properties fo:color="#000000" fo:font-family="DejaVu Sans Condensed" fo:font-size="12pt"/>
    </style:style>
    <style:style style:parent-style-name="641" style:family="paragraph" style:name="P114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406">
      <style:text-properties fo:color="#000000" fo:font-family="DejaVu Sans Condensed" fo:font-size="12pt"/>
    </style:style>
    <style:style style:family="text" style:name="T407">
      <style:text-properties fo:color="#000000" fo:font-family="DejaVu Sans Condensed" fo:font-size="12pt"/>
    </style:style>
    <style:style style:family="text" style:name="T408">
      <style:text-properties fo:color="#000000" fo:font-family="DejaVu Sans Condensed" fo:font-size="12pt"/>
    </style:style>
    <style:style style:family="text" style:name="T409">
      <style:text-properties fo:color="#000000" fo:font-family="DejaVu Sans Condensed" fo:font-size="12pt"/>
    </style:style>
    <style:style style:family="text" style:name="T410">
      <style:text-properties fo:color="#000000" fo:font-family="DejaVu Sans Condensed" fo:font-size="12pt"/>
    </style:style>
    <style:style style:family="text" style:name="T411">
      <style:text-properties fo:color="#000000" fo:font-family="DejaVu Sans Condensed" fo:font-size="12pt"/>
    </style:style>
    <style:style style:family="text" style:name="T412">
      <style:text-properties fo:color="#000000" fo:font-family="DejaVu Sans Condensed" fo:font-size="12pt"/>
    </style:style>
    <style:style style:family="text" style:name="T413">
      <style:text-properties fo:color="#000000" fo:font-family="DejaVu Sans Condensed" fo:font-size="12pt"/>
    </style:style>
    <style:style style:parent-style-name="641" style:family="paragraph" style:name="P115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414">
      <style:text-properties fo:color="#000000" fo:font-family="DejaVu Sans Condensed" fo:font-size="12pt"/>
    </style:style>
    <style:style style:family="text" style:name="T415">
      <style:text-properties fo:color="#000000" fo:font-family="DejaVu Sans Condensed" fo:font-size="12pt"/>
    </style:style>
    <style:style style:family="text" style:name="T416">
      <style:text-properties fo:color="#000000" fo:font-family="DejaVu Sans Condensed" fo:font-size="12pt"/>
    </style:style>
    <style:style style:family="text" style:name="T417">
      <style:text-properties fo:color="#000000" fo:font-family="DejaVu Sans Condensed" fo:font-size="12pt"/>
    </style:style>
    <style:style style:family="text" style:name="T418">
      <style:text-properties fo:color="#000000" fo:font-family="DejaVu Sans Condensed" fo:font-size="12pt"/>
    </style:style>
    <style:style style:family="text" style:name="T419">
      <style:text-properties fo:color="#000000" fo:font-family="DejaVu Sans Condensed" fo:font-size="12pt"/>
    </style:style>
    <style:style style:family="text" style:name="T420">
      <style:text-properties fo:color="#000000" fo:font-family="DejaVu Sans Condensed" fo:font-size="12pt"/>
    </style:style>
    <style:style style:family="text" style:name="T421">
      <style:text-properties fo:color="#000000" fo:font-family="DejaVu Sans Condensed" fo:font-size="12pt"/>
    </style:style>
    <style:style style:family="text" style:name="T422">
      <style:text-properties fo:color="#000000" fo:font-family="DejaVu Sans Condensed" fo:font-size="12pt"/>
    </style:style>
    <style:style style:family="text" style:name="T423">
      <style:text-properties fo:color="#000000" fo:font-family="DejaVu Sans Condensed" fo:font-size="12pt"/>
    </style:style>
    <style:style style:family="text" style:name="T424">
      <style:text-properties fo:color="#000000" fo:font-family="DejaVu Sans Condensed" fo:font-size="12pt"/>
    </style:style>
    <style:style style:family="text" style:name="T425">
      <style:text-properties fo:color="#000000" fo:font-family="DejaVu Sans Condensed" fo:font-size="12pt"/>
    </style:style>
    <style:style style:parent-style-name="641" style:family="paragraph" style:name="P116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426">
      <style:text-properties fo:color="#3465a4" fo:font-family="DejaVu Sans Condensed" fo:font-size="12pt"/>
    </style:style>
    <style:style style:family="text" style:name="T427">
      <style:text-properties fo:color="#3465a4" fo:font-family="DejaVu Sans Condensed" fo:font-size="12pt"/>
    </style:style>
    <style:style style:family="text" style:name="T428">
      <style:text-properties fo:color="#3465a4" fo:font-family="DejaVu Sans Condensed" fo:font-size="12pt"/>
    </style:style>
    <style:style style:family="text" style:name="T429">
      <style:text-properties fo:color="#3465a4" fo:font-family="DejaVu Sans Condensed" fo:font-size="12pt"/>
    </style:style>
    <style:style style:family="text" style:name="T430">
      <style:text-properties fo:color="#3465a4" fo:font-family="DejaVu Sans Condensed" fo:font-size="12pt"/>
    </style:style>
    <style:style style:family="text" style:name="T431">
      <style:text-properties fo:color="#3465a4" fo:font-family="DejaVu Sans Condensed" fo:font-size="12pt"/>
    </style:style>
    <style:style style:family="text" style:name="T432">
      <style:text-properties fo:color="#3465a4" fo:font-family="DejaVu Sans Condensed" fo:font-size="12pt"/>
    </style:style>
    <style:style style:family="text" style:name="T433">
      <style:text-properties fo:color="#3465a4" fo:font-family="DejaVu Sans Condensed" fo:font-size="12pt"/>
    </style:style>
    <style:style style:family="text" style:name="T434">
      <style:text-properties fo:color="#3465a4" fo:font-family="DejaVu Sans Condensed" fo:font-size="12pt"/>
    </style:style>
    <style:style style:parent-style-name="641" style:family="paragraph" style:name="P117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435">
      <style:text-properties fo:color="#3465a4" fo:font-family="DejaVu Sans Condensed" fo:font-size="12pt"/>
    </style:style>
    <style:style style:family="text" style:name="T436">
      <style:text-properties fo:color="#3465a4" fo:font-family="DejaVu Sans Condensed" fo:font-size="12pt"/>
    </style:style>
    <style:style style:family="text" style:name="T437">
      <style:text-properties fo:color="#3465a4" fo:font-family="DejaVu Sans Condensed" fo:font-size="12pt"/>
    </style:style>
    <style:style style:family="text" style:name="T438">
      <style:text-properties fo:color="#3465a4" fo:font-family="DejaVu Sans Condensed" fo:font-size="12pt"/>
    </style:style>
    <style:style style:family="text" style:name="T439">
      <style:text-properties fo:color="#3465a4" fo:font-family="DejaVu Sans Condensed" fo:font-size="12pt"/>
    </style:style>
    <style:style style:family="text" style:name="T440">
      <style:text-properties fo:color="#3465a4" fo:font-family="DejaVu Sans Condensed" fo:font-size="12pt"/>
    </style:style>
    <style:style style:parent-style-name="641" style:family="paragraph" style:name="P118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441">
      <style:text-properties fo:color="#000000" fo:font-family="DejaVu Sans Condensed" fo:font-size="12pt"/>
    </style:style>
    <style:style style:family="text" style:name="T442">
      <style:text-properties fo:color="#000000" fo:font-family="DejaVu Sans Condensed" fo:font-size="12pt"/>
    </style:style>
    <style:style style:family="text" style:name="T443">
      <style:text-properties fo:color="#000000" fo:font-family="DejaVu Sans Condensed" fo:font-size="12pt"/>
    </style:style>
    <style:style style:family="text" style:name="T444">
      <style:text-properties fo:color="#000000" fo:font-family="DejaVu Sans Condensed" fo:font-size="12pt"/>
    </style:style>
    <style:style style:family="text" style:name="T445">
      <style:text-properties fo:color="#000000" fo:font-family="DejaVu Sans Condensed" fo:font-size="12pt"/>
    </style:style>
    <style:style style:family="text" style:name="T446">
      <style:text-properties fo:color="#000000" fo:font-family="DejaVu Sans Condensed" fo:font-size="12pt"/>
    </style:style>
    <style:style style:family="text" style:name="T447">
      <style:text-properties fo:color="#000000" fo:font-family="DejaVu Sans Condensed" fo:font-size="12pt"/>
    </style:style>
    <style:style style:parent-style-name="641" style:family="paragraph" style:name="P119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448">
      <style:text-properties fo:color="#3465a4" fo:font-family="DejaVu Sans Condensed" fo:font-size="12pt"/>
    </style:style>
    <style:style style:family="text" style:name="T449">
      <style:text-properties fo:color="#3465a4" fo:font-family="DejaVu Sans Condensed" fo:font-size="12pt"/>
    </style:style>
    <style:style style:family="text" style:name="T450">
      <style:text-properties fo:color="#3465a4" fo:font-family="DejaVu Sans Condensed" fo:font-size="12pt"/>
    </style:style>
    <style:style style:family="text" style:name="T451">
      <style:text-properties fo:color="#3465a4" fo:font-family="DejaVu Sans Condensed" fo:font-size="12pt"/>
    </style:style>
    <style:style style:family="text" style:name="T452">
      <style:text-properties fo:color="#3465a4" fo:font-family="DejaVu Sans Condensed" fo:font-size="12pt"/>
    </style:style>
    <style:style style:family="text" style:name="T453">
      <style:text-properties fo:color="#3465a4" fo:font-family="DejaVu Sans Condensed" fo:font-size="12pt"/>
    </style:style>
    <style:style style:family="text" style:name="T454">
      <style:text-properties fo:color="#3465a4" fo:font-family="DejaVu Sans Condensed" fo:font-size="12pt"/>
    </style:style>
    <style:style style:family="text" style:name="T455">
      <style:text-properties fo:color="#3465a4" fo:font-family="DejaVu Sans Condensed" fo:font-size="12pt"/>
    </style:style>
    <style:style style:family="text" style:name="T456">
      <style:text-properties fo:color="#3465a4" fo:font-family="DejaVu Sans Condensed" fo:font-size="12pt"/>
    </style:style>
    <style:style style:family="text" style:name="T457">
      <style:text-properties fo:color="#3465a4" fo:font-family="DejaVu Sans Condensed" fo:font-size="12pt"/>
    </style:style>
    <style:style style:parent-style-name="641" style:family="paragraph" style:name="P120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458">
      <style:text-properties fo:color="#3465a4" fo:font-family="DejaVu Sans Condensed" fo:font-size="12pt"/>
    </style:style>
    <style:style style:family="text" style:name="T459">
      <style:text-properties fo:color="#3465a4" fo:font-family="DejaVu Sans Condensed" fo:font-size="12pt"/>
    </style:style>
    <style:style style:family="text" style:name="T460">
      <style:text-properties fo:color="#3465a4" fo:font-family="DejaVu Sans Condensed" fo:font-size="12pt"/>
    </style:style>
    <style:style style:family="text" style:name="T461">
      <style:text-properties fo:color="#3465a4" fo:font-family="DejaVu Sans Condensed" fo:font-size="12pt"/>
    </style:style>
    <style:style style:family="text" style:name="T462">
      <style:text-properties fo:color="#3465a4" fo:font-family="DejaVu Sans Condensed" fo:font-size="12pt"/>
    </style:style>
    <style:style style:family="text" style:name="T463">
      <style:text-properties fo:color="#3465a4" fo:font-family="DejaVu Sans Condensed" fo:font-size="12pt"/>
    </style:style>
    <style:style style:family="text" style:name="T464">
      <style:text-properties fo:color="#3465a4" fo:font-family="DejaVu Sans Condensed" fo:font-size="12pt"/>
    </style:style>
    <style:style style:family="text" style:name="T465">
      <style:text-properties fo:color="#3465a4" fo:font-family="DejaVu Sans Condensed" fo:font-size="12pt"/>
    </style:style>
    <style:style style:family="text" style:name="T466">
      <style:text-properties fo:color="#3465a4" fo:font-family="DejaVu Sans Condensed" fo:font-size="12pt"/>
    </style:style>
    <style:style style:parent-style-name="641" style:family="paragraph" style:name="P121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467">
      <style:text-properties fo:color="#000000" fo:font-family="DejaVu Sans Condensed" fo:font-size="12pt"/>
    </style:style>
    <style:style style:family="text" style:name="T468">
      <style:text-properties fo:color="#000000" fo:font-family="DejaVu Sans Condensed" fo:font-size="12pt"/>
    </style:style>
    <style:style style:family="text" style:name="T469">
      <style:text-properties fo:color="#000000" fo:font-family="DejaVu Sans Condensed" fo:font-size="12pt"/>
    </style:style>
    <style:style style:family="text" style:name="T470">
      <style:text-properties fo:color="#000000" fo:font-family="DejaVu Sans Condensed" fo:font-size="12pt"/>
    </style:style>
    <style:style style:family="text" style:name="T471">
      <style:text-properties fo:color="#000000" fo:font-family="DejaVu Sans Condensed" fo:font-size="12pt"/>
    </style:style>
    <style:style style:parent-style-name="641" style:family="paragraph" style:name="P122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472">
      <style:text-properties fo:color="#3465a4" fo:font-family="DejaVu Sans Condensed" fo:font-size="12pt"/>
    </style:style>
    <style:style style:family="text" style:name="T473">
      <style:text-properties fo:color="#3465a4" fo:font-family="DejaVu Sans Condensed" fo:font-size="12pt"/>
    </style:style>
    <style:style style:family="text" style:name="T474">
      <style:text-properties fo:color="#3465a4" fo:font-family="DejaVu Sans Condensed" fo:font-size="12pt"/>
    </style:style>
    <style:style style:family="text" style:name="T475">
      <style:text-properties fo:color="#3465a4" fo:font-family="DejaVu Sans Condensed" fo:font-size="12pt"/>
    </style:style>
    <style:style style:family="text" style:name="T476">
      <style:text-properties fo:color="#3465a4" fo:font-family="DejaVu Sans Condensed" fo:font-size="12pt"/>
    </style:style>
    <style:style style:family="text" style:name="T477">
      <style:text-properties fo:color="#3465a4" fo:font-family="DejaVu Sans Condensed" fo:font-size="12pt"/>
    </style:style>
    <style:style style:family="text" style:name="T478">
      <style:text-properties fo:color="#3465a4" fo:font-family="DejaVu Sans Condensed" fo:font-size="12pt"/>
    </style:style>
    <style:style style:family="text" style:name="T479">
      <style:text-properties fo:color="#3465a4" fo:font-family="DejaVu Sans Condensed" fo:font-size="12pt"/>
    </style:style>
    <style:style style:parent-style-name="641" style:family="paragraph" style:name="P123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480">
      <style:text-properties fo:color="#3465a4" fo:font-family="DejaVu Sans Condensed" fo:font-size="12pt"/>
    </style:style>
    <style:style style:family="text" style:name="T481">
      <style:text-properties fo:color="#3465a4" fo:font-family="DejaVu Sans Condensed" fo:font-size="12pt"/>
    </style:style>
    <style:style style:family="text" style:name="T482">
      <style:text-properties fo:color="#3465a4" fo:font-family="DejaVu Sans Condensed" fo:font-size="12pt"/>
    </style:style>
    <style:style style:family="text" style:name="T483">
      <style:text-properties fo:color="#3465a4" fo:font-family="DejaVu Sans Condensed" fo:font-size="12pt"/>
    </style:style>
    <style:style style:family="text" style:name="T484">
      <style:text-properties fo:color="#3465a4" fo:font-family="DejaVu Sans Condensed" fo:font-size="12pt"/>
    </style:style>
    <style:style style:family="text" style:name="T485">
      <style:text-properties fo:color="#3465a4" fo:font-family="DejaVu Sans Condensed" fo:font-size="12pt"/>
    </style:style>
    <style:style style:family="text" style:name="T486">
      <style:text-properties fo:color="#3465a4" fo:font-family="DejaVu Sans Condensed" fo:font-size="12pt"/>
    </style:style>
    <style:style style:family="text" style:name="T487">
      <style:text-properties fo:color="#3465a4" fo:font-family="DejaVu Sans Condensed" fo:font-size="12pt"/>
    </style:style>
    <style:style style:family="text" style:name="T488">
      <style:text-properties fo:color="#3465a4" fo:font-family="DejaVu Sans Condensed" fo:font-size="12pt"/>
    </style:style>
    <style:style style:parent-style-name="641" style:family="paragraph" style:name="P124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489">
      <style:text-properties fo:color="#000000" fo:font-family="DejaVu Sans Condensed" fo:font-size="12pt"/>
    </style:style>
    <style:style style:family="text" style:name="T490">
      <style:text-properties fo:color="#000000" fo:font-family="DejaVu Sans Condensed" fo:font-size="12pt"/>
    </style:style>
    <style:style style:family="text" style:name="T491">
      <style:text-properties fo:color="#000000" fo:font-family="DejaVu Sans Condensed" fo:font-size="12pt"/>
    </style:style>
    <style:style style:family="text" style:name="T492">
      <style:text-properties fo:color="#000000" fo:font-family="DejaVu Sans Condensed" fo:font-size="12pt"/>
    </style:style>
    <style:style style:family="text" style:name="T493">
      <style:text-properties fo:color="#000000" fo:font-family="DejaVu Sans Condensed" fo:font-size="12pt"/>
    </style:style>
    <style:style style:parent-style-name="641" style:family="paragraph" style:name="P125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494">
      <style:text-properties fo:color="#3465a4" fo:font-family="DejaVu Sans Condensed" fo:font-size="12pt"/>
    </style:style>
    <style:style style:family="text" style:name="T495">
      <style:text-properties fo:color="#3465a4" fo:font-family="DejaVu Sans Condensed" fo:font-size="12pt"/>
    </style:style>
    <style:style style:family="text" style:name="T496">
      <style:text-properties fo:color="#3465a4" fo:font-family="DejaVu Sans Condensed" fo:font-size="12pt"/>
    </style:style>
    <style:style style:family="text" style:name="T497">
      <style:text-properties fo:color="#3465a4" fo:font-family="DejaVu Sans Condensed" fo:font-size="12pt"/>
    </style:style>
    <style:style style:family="text" style:name="T498">
      <style:text-properties fo:color="#3465a4" fo:font-family="DejaVu Sans Condensed" fo:font-size="12pt"/>
    </style:style>
    <style:style style:family="text" style:name="T499">
      <style:text-properties fo:color="#3465a4" fo:font-family="DejaVu Sans Condensed" fo:font-size="12pt"/>
    </style:style>
    <style:style style:family="text" style:name="T500">
      <style:text-properties fo:color="#3465a4" fo:font-family="DejaVu Sans Condensed" fo:font-size="12pt"/>
    </style:style>
    <style:style style:family="text" style:name="T501">
      <style:text-properties fo:color="#3465a4" fo:font-family="DejaVu Sans Condensed" fo:font-size="12pt"/>
    </style:style>
    <style:style style:family="text" style:name="T502">
      <style:text-properties fo:color="#3465a4" fo:font-family="DejaVu Sans Condensed" fo:font-size="12pt"/>
    </style:style>
    <style:style style:parent-style-name="641" style:family="paragraph" style:name="P126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503">
      <style:text-properties fo:color="#3465a4" fo:font-family="DejaVu Sans Condensed" fo:font-size="12pt"/>
    </style:style>
    <style:style style:family="text" style:name="T504">
      <style:text-properties fo:color="#3465a4" fo:font-family="DejaVu Sans Condensed" fo:font-size="12pt"/>
    </style:style>
    <style:style style:family="text" style:name="T505">
      <style:text-properties fo:color="#3465a4" fo:font-family="DejaVu Sans Condensed" fo:font-size="12pt"/>
    </style:style>
    <style:style style:family="text" style:name="T506">
      <style:text-properties fo:color="#3465a4" fo:font-family="DejaVu Sans Condensed" fo:font-size="12pt"/>
    </style:style>
    <style:style style:family="text" style:name="T507">
      <style:text-properties fo:color="#3465a4" fo:font-family="DejaVu Sans Condensed" fo:font-size="12pt"/>
    </style:style>
    <style:style style:family="text" style:name="T508">
      <style:text-properties fo:color="#3465a4" fo:font-family="DejaVu Sans Condensed" fo:font-size="12pt"/>
    </style:style>
    <style:style style:family="text" style:name="T509">
      <style:text-properties fo:color="#3465a4" fo:font-family="DejaVu Sans Condensed" fo:font-size="12pt"/>
    </style:style>
    <style:style style:family="text" style:name="T510">
      <style:text-properties fo:color="#3465a4" fo:font-family="DejaVu Sans Condensed" fo:font-size="12pt"/>
    </style:style>
    <style:style style:family="text" style:name="T511">
      <style:text-properties fo:color="#3465a4" fo:font-family="DejaVu Sans Condensed" fo:font-size="12pt"/>
    </style:style>
    <style:style style:parent-style-name="641" style:family="paragraph" style:name="P127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512">
      <style:text-properties fo:color="#000000" fo:font-family="DejaVu Sans Condensed" fo:font-size="12pt"/>
    </style:style>
    <style:style style:family="text" style:name="T513">
      <style:text-properties fo:color="#000000" fo:font-family="DejaVu Sans Condensed" fo:font-size="12pt"/>
    </style:style>
    <style:style style:family="text" style:name="T514">
      <style:text-properties fo:color="#000000" fo:font-family="DejaVu Sans Condensed" fo:font-size="12pt"/>
    </style:style>
    <style:style style:family="text" style:name="T515">
      <style:text-properties fo:color="#000000" fo:font-family="DejaVu Sans Condensed" fo:font-size="12pt"/>
    </style:style>
    <style:style style:family="text" style:name="T516">
      <style:text-properties fo:color="#000000" fo:font-family="DejaVu Sans Condensed" fo:font-size="12pt"/>
    </style:style>
    <style:style style:parent-style-name="641" style:family="paragraph" style:name="P128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517">
      <style:text-properties fo:color="#3465a4" fo:font-family="DejaVu Sans Condensed" fo:font-size="12pt"/>
    </style:style>
    <style:style style:family="text" style:name="T518">
      <style:text-properties fo:color="#3465a4" fo:font-family="DejaVu Sans Condensed" fo:font-size="12pt"/>
    </style:style>
    <style:style style:family="text" style:name="T519">
      <style:text-properties fo:color="#3465a4" fo:font-family="DejaVu Sans Condensed" fo:font-size="12pt"/>
    </style:style>
    <style:style style:family="text" style:name="T520">
      <style:text-properties fo:color="#3465a4" fo:font-family="DejaVu Sans Condensed" fo:font-size="12pt"/>
    </style:style>
    <style:style style:family="text" style:name="T521">
      <style:text-properties fo:color="#3465a4" fo:font-family="DejaVu Sans Condensed" fo:font-size="12pt"/>
    </style:style>
    <style:style style:family="text" style:name="T522">
      <style:text-properties fo:color="#3465a4" fo:font-family="DejaVu Sans Condensed" fo:font-size="12pt"/>
    </style:style>
    <style:style style:family="text" style:name="T523">
      <style:text-properties fo:color="#3465a4" fo:font-family="DejaVu Sans Condensed" fo:font-size="12pt"/>
    </style:style>
    <style:style style:family="text" style:name="T524">
      <style:text-properties fo:color="#3465a4" fo:font-family="DejaVu Sans Condensed" fo:font-size="12pt"/>
    </style:style>
    <style:style style:family="text" style:name="T525">
      <style:text-properties fo:color="#3465a4" fo:font-family="DejaVu Sans Condensed" fo:font-size="12pt"/>
    </style:style>
    <style:style style:parent-style-name="641" style:family="paragraph" style:name="P129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526">
      <style:text-properties fo:color="#3465a4" fo:font-family="DejaVu Sans Condensed" fo:font-size="12pt"/>
    </style:style>
    <style:style style:family="text" style:name="T527">
      <style:text-properties fo:color="#3465a4" fo:font-family="DejaVu Sans Condensed" fo:font-size="12pt"/>
    </style:style>
    <style:style style:family="text" style:name="T528">
      <style:text-properties fo:color="#3465a4" fo:font-family="DejaVu Sans Condensed" fo:font-size="12pt"/>
    </style:style>
    <style:style style:family="text" style:name="T529">
      <style:text-properties fo:color="#3465a4" fo:font-family="DejaVu Sans Condensed" fo:font-size="12pt"/>
    </style:style>
    <style:style style:family="text" style:name="T530">
      <style:text-properties fo:color="#3465a4" fo:font-family="DejaVu Sans Condensed" fo:font-size="12pt"/>
    </style:style>
    <style:style style:family="text" style:name="T531">
      <style:text-properties fo:color="#3465a4" fo:font-family="DejaVu Sans Condensed" fo:font-size="12pt"/>
    </style:style>
    <style:style style:family="text" style:name="T532">
      <style:text-properties fo:color="#3465a4" fo:font-family="DejaVu Sans Condensed" fo:font-size="12pt"/>
    </style:style>
    <style:style style:family="text" style:name="T533">
      <style:text-properties fo:color="#3465a4" fo:font-family="DejaVu Sans Condensed" fo:font-size="12pt"/>
    </style:style>
    <style:style style:family="text" style:name="T534">
      <style:text-properties fo:color="#3465a4" fo:font-family="DejaVu Sans Condensed" fo:font-size="12pt"/>
    </style:style>
    <style:style style:parent-style-name="641" style:family="paragraph" style:name="P130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535">
      <style:text-properties fo:color="#000000" fo:font-family="DejaVu Sans Condensed" fo:font-size="12pt"/>
    </style:style>
    <style:style style:family="text" style:name="T536">
      <style:text-properties fo:color="#000000" fo:font-family="DejaVu Sans Condensed" fo:font-size="12pt"/>
    </style:style>
    <style:style style:family="text" style:name="T537">
      <style:text-properties fo:color="#000000" fo:font-family="DejaVu Sans Condensed" fo:font-size="12pt"/>
    </style:style>
    <style:style style:family="text" style:name="T538">
      <style:text-properties fo:color="#000000" fo:font-family="DejaVu Sans Condensed" fo:font-size="12pt"/>
    </style:style>
    <style:style style:family="text" style:name="T539">
      <style:text-properties fo:color="#000000" fo:font-family="DejaVu Sans Condensed" fo:font-size="12pt"/>
    </style:style>
    <style:style style:parent-style-name="641" style:family="paragraph" style:name="P131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540">
      <style:text-properties fo:color="#3465a4" fo:font-family="DejaVu Sans Condensed" fo:font-size="12pt"/>
    </style:style>
    <style:style style:family="text" style:name="T541">
      <style:text-properties fo:color="#3465a4" fo:font-family="DejaVu Sans Condensed" fo:font-size="12pt"/>
    </style:style>
    <style:style style:family="text" style:name="T542">
      <style:text-properties fo:color="#3465a4" fo:font-family="DejaVu Sans Condensed" fo:font-size="12pt"/>
    </style:style>
    <style:style style:family="text" style:name="T543">
      <style:text-properties fo:color="#3465a4" fo:font-family="DejaVu Sans Condensed" fo:font-size="12pt"/>
    </style:style>
    <style:style style:family="text" style:name="T544">
      <style:text-properties fo:color="#3465a4" fo:font-family="DejaVu Sans Condensed" fo:font-size="12pt"/>
    </style:style>
    <style:style style:family="text" style:name="T545">
      <style:text-properties fo:color="#3465a4" fo:font-family="DejaVu Sans Condensed" fo:font-size="12pt"/>
    </style:style>
    <style:style style:family="text" style:name="T546">
      <style:text-properties fo:color="#3465a4" fo:font-family="DejaVu Sans Condensed" fo:font-size="12pt"/>
    </style:style>
    <style:style style:family="text" style:name="T547">
      <style:text-properties fo:color="#3465a4" fo:font-family="DejaVu Sans Condensed" fo:font-size="12pt"/>
    </style:style>
    <style:style style:family="text" style:name="T548">
      <style:text-properties fo:color="#3465a4" fo:font-family="DejaVu Sans Condensed" fo:font-size="12pt"/>
    </style:style>
    <style:style style:parent-style-name="641" style:family="paragraph" style:name="P132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549">
      <style:text-properties fo:color="#3465a4" fo:font-family="DejaVu Sans Condensed" fo:font-size="12pt"/>
    </style:style>
    <style:style style:family="text" style:name="T550">
      <style:text-properties fo:color="#3465a4" fo:font-family="DejaVu Sans Condensed" fo:font-size="12pt"/>
    </style:style>
    <style:style style:family="text" style:name="T551">
      <style:text-properties fo:color="#3465a4" fo:font-family="DejaVu Sans Condensed" fo:font-size="12pt"/>
    </style:style>
    <style:style style:family="text" style:name="T552">
      <style:text-properties fo:color="#3465a4" fo:font-family="DejaVu Sans Condensed" fo:font-size="12pt"/>
    </style:style>
    <style:style style:family="text" style:name="T553">
      <style:text-properties fo:color="#3465a4" fo:font-family="DejaVu Sans Condensed" fo:font-size="12pt"/>
    </style:style>
    <style:style style:family="text" style:name="T554">
      <style:text-properties fo:color="#3465a4" fo:font-family="DejaVu Sans Condensed" fo:font-size="12pt"/>
    </style:style>
    <style:style style:family="text" style:name="T555">
      <style:text-properties fo:color="#3465a4" fo:font-family="DejaVu Sans Condensed" fo:font-size="12pt"/>
    </style:style>
    <style:style style:family="text" style:name="T556">
      <style:text-properties fo:color="#3465a4" fo:font-family="DejaVu Sans Condensed" fo:font-size="12pt"/>
    </style:style>
    <style:style style:family="text" style:name="T557">
      <style:text-properties fo:color="#3465a4" fo:font-family="DejaVu Sans Condensed" fo:font-size="12pt"/>
    </style:style>
    <style:style style:parent-style-name="641" style:family="paragraph" style:name="P133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558">
      <style:text-properties fo:color="#000000" fo:font-family="DejaVu Sans Condensed" fo:font-size="12pt"/>
    </style:style>
    <style:style style:family="text" style:name="T559">
      <style:text-properties fo:color="#000000" fo:font-family="DejaVu Sans Condensed" fo:font-size="12pt"/>
    </style:style>
    <style:style style:family="text" style:name="T560">
      <style:text-properties fo:color="#000000" fo:font-family="DejaVu Sans Condensed" fo:font-size="12pt"/>
    </style:style>
    <style:style style:family="text" style:name="T561">
      <style:text-properties fo:color="#000000" fo:font-family="DejaVu Sans Condensed" fo:font-size="12pt"/>
    </style:style>
    <style:style style:family="text" style:name="T562">
      <style:text-properties fo:color="#000000" fo:font-family="DejaVu Sans Condensed" fo:font-size="12pt"/>
    </style:style>
    <style:style style:parent-style-name="641" style:family="paragraph" style:name="P134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563">
      <style:text-properties fo:color="#3465a4" fo:font-family="DejaVu Sans Condensed" fo:font-size="12pt"/>
    </style:style>
    <style:style style:family="text" style:name="T564">
      <style:text-properties fo:color="#3465a4" fo:font-family="DejaVu Sans Condensed" fo:font-size="12pt"/>
    </style:style>
    <style:style style:family="text" style:name="T565">
      <style:text-properties fo:color="#3465a4" fo:font-family="DejaVu Sans Condensed" fo:font-size="12pt"/>
    </style:style>
    <style:style style:family="text" style:name="T566">
      <style:text-properties fo:color="#3465a4" fo:font-family="DejaVu Sans Condensed" fo:font-size="12pt"/>
    </style:style>
    <style:style style:family="text" style:name="T567">
      <style:text-properties fo:color="#3465a4" fo:font-family="DejaVu Sans Condensed" fo:font-size="12pt"/>
    </style:style>
    <style:style style:family="text" style:name="T568">
      <style:text-properties fo:color="#3465a4" fo:font-family="DejaVu Sans Condensed" fo:font-size="12pt"/>
    </style:style>
    <style:style style:family="text" style:name="T569">
      <style:text-properties fo:color="#3465a4" fo:font-family="DejaVu Sans Condensed" fo:font-size="12pt"/>
    </style:style>
    <style:style style:family="text" style:name="T570">
      <style:text-properties fo:color="#3465a4" fo:font-family="DejaVu Sans Condensed" fo:font-size="12pt"/>
    </style:style>
    <style:style style:family="text" style:name="T571">
      <style:text-properties fo:color="#3465a4" fo:font-family="DejaVu Sans Condensed" fo:font-size="12pt"/>
    </style:style>
    <style:style style:parent-style-name="641" style:family="paragraph" style:name="P135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572">
      <style:text-properties fo:color="#3465a4" fo:font-family="DejaVu Sans Condensed" fo:font-size="12pt"/>
    </style:style>
    <style:style style:family="text" style:name="T573">
      <style:text-properties fo:color="#3465a4" fo:font-family="DejaVu Sans Condensed" fo:font-size="12pt"/>
    </style:style>
    <style:style style:family="text" style:name="T574">
      <style:text-properties fo:color="#3465a4" fo:font-family="DejaVu Sans Condensed" fo:font-size="12pt"/>
    </style:style>
    <style:style style:family="text" style:name="T575">
      <style:text-properties fo:color="#3465a4" fo:font-family="DejaVu Sans Condensed" fo:font-size="12pt"/>
    </style:style>
    <style:style style:family="text" style:name="T576">
      <style:text-properties fo:color="#3465a4" fo:font-family="DejaVu Sans Condensed" fo:font-size="12pt"/>
    </style:style>
    <style:style style:family="text" style:name="T577">
      <style:text-properties fo:color="#3465a4" fo:font-family="DejaVu Sans Condensed" fo:font-size="12pt"/>
    </style:style>
    <style:style style:family="text" style:name="T578">
      <style:text-properties fo:color="#3465a4" fo:font-family="DejaVu Sans Condensed" fo:font-size="12pt"/>
    </style:style>
    <style:style style:family="text" style:name="T579">
      <style:text-properties fo:color="#3465a4" fo:font-family="DejaVu Sans Condensed" fo:font-size="12pt"/>
    </style:style>
    <style:style style:family="text" style:name="T580">
      <style:text-properties fo:color="#3465a4" fo:font-family="DejaVu Sans Condensed" fo:font-size="12pt"/>
    </style:style>
    <style:style style:parent-style-name="641" style:family="paragraph" style:name="P136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581">
      <style:text-properties fo:color="#000000" fo:font-family="DejaVu Sans Condensed" fo:font-size="12pt"/>
    </style:style>
    <style:style style:family="text" style:name="T582">
      <style:text-properties fo:color="#000000" fo:font-family="DejaVu Sans Condensed" fo:font-size="12pt"/>
    </style:style>
    <style:style style:family="text" style:name="T583">
      <style:text-properties fo:color="#000000" fo:font-family="DejaVu Sans Condensed" fo:font-size="12pt"/>
    </style:style>
    <style:style style:family="text" style:name="T584">
      <style:text-properties fo:color="#000000" fo:font-family="DejaVu Sans Condensed" fo:font-size="12pt"/>
    </style:style>
    <style:style style:family="text" style:name="T585">
      <style:text-properties fo:color="#000000" fo:font-family="DejaVu Sans Condensed" fo:font-size="12pt"/>
    </style:style>
    <style:style style:family="text" style:name="T586">
      <style:text-properties fo:color="#000000" fo:font-family="DejaVu Sans Condensed" fo:font-size="12pt"/>
    </style:style>
    <style:style style:family="text" style:name="T587">
      <style:text-properties fo:color="#000000" fo:font-family="DejaVu Sans Condensed" fo:font-size="12pt"/>
    </style:style>
    <style:style style:family="text" style:name="T588">
      <style:text-properties fo:color="#000000" fo:font-family="DejaVu Sans Condensed" fo:font-size="12pt"/>
    </style:style>
    <style:style style:family="text" style:name="T589">
      <style:text-properties fo:color="#000000" fo:font-family="DejaVu Sans Condensed" fo:font-size="12pt"/>
    </style:style>
    <style:style style:parent-style-name="641" style:family="paragraph" style:name="P137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590">
      <style:text-properties fo:color="#3465a4" fo:font-family="DejaVu Sans Condensed" fo:font-size="12pt"/>
    </style:style>
    <style:style style:family="text" style:name="T591">
      <style:text-properties fo:color="#3465a4" fo:font-family="DejaVu Sans Condensed" fo:font-size="12pt"/>
    </style:style>
    <style:style style:family="text" style:name="T592">
      <style:text-properties fo:color="#3465a4" fo:font-family="DejaVu Sans Condensed" fo:font-size="12pt"/>
    </style:style>
    <style:style style:family="text" style:name="T593">
      <style:text-properties fo:color="#3465a4" fo:font-family="DejaVu Sans Condensed" fo:font-size="12pt"/>
    </style:style>
    <style:style style:family="text" style:name="T594">
      <style:text-properties fo:color="#3465a4" fo:font-family="DejaVu Sans Condensed" fo:font-size="12pt"/>
    </style:style>
    <style:style style:family="text" style:name="T595">
      <style:text-properties fo:color="#3465a4" fo:font-family="DejaVu Sans Condensed" fo:font-size="12pt"/>
    </style:style>
    <style:style style:family="text" style:name="T596">
      <style:text-properties fo:color="#3465a4" fo:font-family="DejaVu Sans Condensed" fo:font-size="12pt"/>
    </style:style>
    <style:style style:family="text" style:name="T597">
      <style:text-properties fo:color="#3465a4" fo:font-family="DejaVu Sans Condensed" fo:font-size="12pt"/>
    </style:style>
    <style:style style:family="text" style:name="T598">
      <style:text-properties fo:color="#3465a4" fo:font-family="DejaVu Sans Condensed" fo:font-size="12pt"/>
    </style:style>
    <style:style style:parent-style-name="641" style:family="paragraph" style:name="P138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599">
      <style:text-properties fo:color="#3465a4" fo:font-family="DejaVu Sans Condensed" fo:font-size="12pt"/>
    </style:style>
    <style:style style:family="text" style:name="T600">
      <style:text-properties fo:color="#3465a4" fo:font-family="DejaVu Sans Condensed" fo:font-size="12pt"/>
    </style:style>
    <style:style style:family="text" style:name="T601">
      <style:text-properties fo:color="#3465a4" fo:font-family="DejaVu Sans Condensed" fo:font-size="12pt"/>
    </style:style>
    <style:style style:family="text" style:name="T602">
      <style:text-properties fo:color="#3465a4" fo:font-family="DejaVu Sans Condensed" fo:font-size="12pt"/>
    </style:style>
    <style:style style:parent-style-name="641" style:family="paragraph" style:name="P139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603">
      <style:text-properties fo:color="#000000" fo:font-family="DejaVu Sans Condensed" fo:font-size="12pt"/>
    </style:style>
    <style:style style:family="text" style:name="T604">
      <style:text-properties fo:color="#000000" fo:font-family="DejaVu Sans Condensed" fo:font-size="12pt"/>
    </style:style>
    <style:style style:family="text" style:name="T605">
      <style:text-properties fo:color="#000000" fo:font-family="DejaVu Sans Condensed" fo:font-size="12pt"/>
    </style:style>
    <style:style style:family="text" style:name="T606">
      <style:text-properties fo:color="#000000" fo:font-family="DejaVu Sans Condensed" fo:font-size="12pt"/>
    </style:style>
    <style:style style:family="text" style:name="T607">
      <style:text-properties fo:color="#000000" fo:font-family="DejaVu Sans Condensed" fo:font-size="12pt"/>
    </style:style>
    <style:style style:family="text" style:name="T608">
      <style:text-properties fo:color="#000000" fo:font-family="DejaVu Sans Condensed" fo:font-size="12pt"/>
    </style:style>
    <style:style style:family="text" style:name="T609">
      <style:text-properties fo:color="#000000" fo:font-family="DejaVu Sans Condensed" fo:font-size="12pt"/>
    </style:style>
    <style:style style:parent-style-name="641" style:family="paragraph" style:name="P140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610">
      <style:text-properties fo:color="#3465a4" fo:font-family="DejaVu Sans Condensed" fo:font-size="12pt" style:text-underline-type="none" style:text-underline-width="auto"/>
    </style:style>
    <style:style style:family="text" style:name="T611">
      <style:text-properties fo:color="#3465a4" fo:font-family="DejaVu Sans Condensed" fo:font-size="12pt" style:text-underline-type="none" style:text-underline-width="auto"/>
    </style:style>
    <style:style style:parent-style-name="641" style:family="paragraph" style:name="P141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612">
      <style:text-properties fo:color="#3465a4" fo:font-family="DejaVu Sans Condensed" fo:font-size="12pt" style:text-underline-type="none" style:text-underline-width="auto"/>
    </style:style>
    <style:style style:family="text" style:name="T613">
      <style:text-properties fo:color="#3465a4" fo:font-family="DejaVu Sans Condensed" fo:font-size="12pt" style:text-underline-type="none" style:text-underline-width="auto"/>
    </style:style>
    <style:style style:family="text" style:name="T614">
      <style:text-properties fo:color="#3465a4" fo:font-family="DejaVu Sans Condensed" fo:font-size="12pt" style:text-underline-type="none" style:text-underline-width="auto"/>
    </style:style>
    <style:style style:family="text" style:name="T615">
      <style:text-properties fo:color="#3465a4" fo:font-family="DejaVu Sans Condensed" fo:font-size="12pt" style:text-underline-type="none" style:text-underline-width="auto"/>
    </style:style>
    <style:style style:family="text" style:name="T616">
      <style:text-properties fo:color="#3465a4" fo:font-family="DejaVu Sans Condensed" fo:font-size="12pt" style:text-underline-type="none" style:text-underline-width="auto"/>
    </style:style>
    <style:style style:family="text" style:name="T617">
      <style:text-properties fo:color="#3465a4" fo:font-family="DejaVu Sans Condensed" fo:font-size="12pt" style:text-underline-type="none" style:text-underline-width="auto"/>
    </style:style>
    <style:style style:parent-style-name="641" style:family="paragraph" style:name="P142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618">
      <style:text-properties fo:color="#000000" fo:font-family="DejaVu Sans Condensed" fo:font-size="12pt" style:text-underline-type="none" style:text-underline-width="auto"/>
    </style:style>
    <style:style style:family="text" style:name="T619">
      <style:text-properties fo:color="#000000" fo:font-family="DejaVu Sans Condensed" fo:font-size="12pt" style:text-underline-type="none" style:text-underline-width="auto"/>
    </style:style>
    <style:style style:parent-style-name="641" style:family="paragraph" style:name="P143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620">
      <style:text-properties fo:color="#3465a4" fo:font-family="DejaVu Sans Condensed" fo:font-size="12pt" style:text-underline-type="none" style:text-underline-width="auto"/>
    </style:style>
    <style:style style:family="text" style:name="T621">
      <style:text-properties fo:color="#3465a4" fo:font-family="DejaVu Sans Condensed" fo:font-size="12pt" style:text-underline-type="none" style:text-underline-width="auto"/>
    </style:style>
    <style:style style:family="text" style:name="T622">
      <style:text-properties fo:color="#3465a4" fo:font-family="DejaVu Sans Condensed" fo:font-size="12pt" style:text-underline-type="none" style:text-underline-width="auto"/>
    </style:style>
    <style:style style:family="text" style:name="T623">
      <style:text-properties fo:color="#3465a4" fo:font-family="DejaVu Sans Condensed" fo:font-size="12pt" style:text-underline-type="none" style:text-underline-width="auto"/>
    </style:style>
    <style:style style:family="text" style:name="T624">
      <style:text-properties fo:color="#3465a4" fo:font-family="DejaVu Sans Condensed" fo:font-size="12pt" style:text-underline-type="none" style:text-underline-width="auto"/>
    </style:style>
    <style:style style:family="text" style:name="T625">
      <style:text-properties fo:color="#3465a4" fo:font-family="DejaVu Sans Condensed" fo:font-size="12pt" style:text-underline-type="none" style:text-underline-width="auto"/>
    </style:style>
    <style:style style:family="text" style:name="T626">
      <style:text-properties fo:color="#3465a4" fo:font-family="DejaVu Sans Condensed" fo:font-size="12pt" style:text-underline-type="none" style:text-underline-width="auto"/>
    </style:style>
    <style:style style:parent-style-name="641" style:family="paragraph" style:name="P144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627">
      <style:text-properties fo:color="#3465a4" fo:font-family="DejaVu Sans Condensed" fo:font-size="12pt" style:text-underline-type="none" style:text-underline-width="auto"/>
    </style:style>
    <style:style style:family="text" style:name="T628">
      <style:text-properties fo:color="#3465a4" fo:font-family="DejaVu Sans Condensed" fo:font-size="12pt" style:text-underline-type="none" style:text-underline-width="auto"/>
    </style:style>
    <style:style style:family="text" style:name="T629">
      <style:text-properties fo:color="#3465a4" fo:font-family="DejaVu Sans Condensed" fo:font-size="12pt" style:text-underline-type="none" style:text-underline-width="auto"/>
    </style:style>
    <style:style style:family="text" style:name="T630">
      <style:text-properties fo:color="#3465a4" fo:font-family="DejaVu Sans Condensed" fo:font-size="12pt" style:text-underline-type="none" style:text-underline-width="auto"/>
    </style:style>
    <style:style style:family="text" style:name="T631">
      <style:text-properties fo:color="#3465a4" fo:font-family="DejaVu Sans Condensed" fo:font-size="12pt" style:text-underline-type="none" style:text-underline-width="auto"/>
    </style:style>
    <style:style style:family="text" style:name="T632">
      <style:text-properties fo:color="#3465a4" fo:font-family="DejaVu Sans Condensed" fo:font-size="12pt" style:text-underline-type="none" style:text-underline-width="auto"/>
    </style:style>
    <style:style style:family="text" style:name="T633">
      <style:text-properties fo:color="#3465a4" fo:font-family="DejaVu Sans Condensed" fo:font-size="12pt" style:text-underline-type="none" style:text-underline-width="auto"/>
    </style:style>
    <style:style style:family="text" style:name="T634">
      <style:text-properties fo:color="#3465a4" fo:font-family="DejaVu Sans Condensed" fo:font-size="12pt" style:text-underline-type="none" style:text-underline-width="auto"/>
    </style:style>
    <style:style style:family="text" style:name="T635">
      <style:text-properties fo:color="#3465a4" fo:font-family="DejaVu Sans Condensed" fo:font-size="12pt" style:text-underline-type="none" style:text-underline-width="auto"/>
    </style:style>
    <style:style style:family="text" style:name="T636">
      <style:text-properties fo:color="#3465a4" fo:font-family="DejaVu Sans Condensed" fo:font-size="12pt" style:text-underline-type="none" style:text-underline-width="auto"/>
    </style:style>
    <style:style style:parent-style-name="641" style:family="paragraph" style:name="P145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637">
      <style:text-properties fo:color="#000000" fo:font-family="DejaVu Sans Condensed" fo:font-size="12pt" style:text-underline-type="none" style:text-underline-width="auto"/>
    </style:style>
    <style:style style:family="text" style:name="T638">
      <style:text-properties fo:color="#000000" fo:font-family="DejaVu Sans Condensed" fo:font-size="12pt" style:text-underline-type="none" style:text-underline-width="auto"/>
    </style:style>
    <style:style style:family="text" style:name="T639">
      <style:text-properties fo:color="#000000" fo:font-family="DejaVu Sans Condensed" fo:font-size="12pt" style:text-underline-type="none" style:text-underline-width="auto"/>
    </style:style>
    <style:style style:family="text" style:name="T640">
      <style:text-properties fo:color="#000000" fo:font-family="DejaVu Sans Condensed" fo:font-size="12pt" style:text-underline-type="none" style:text-underline-width="auto"/>
    </style:style>
    <style:style style:family="text" style:name="T641">
      <style:text-properties fo:color="#000000" fo:font-family="DejaVu Sans Condensed" fo:font-size="12pt" style:text-underline-type="none" style:text-underline-width="auto"/>
    </style:style>
    <style:style style:family="text" style:name="T642">
      <style:text-properties fo:color="#000000" fo:font-family="DejaVu Sans Condensed" fo:font-size="12pt" style:text-underline-type="none" style:text-underline-width="auto"/>
    </style:style>
    <style:style style:family="text" style:name="T643">
      <style:text-properties fo:color="#000000" fo:font-family="DejaVu Sans Condensed" fo:font-size="12pt" style:text-underline-type="none" style:text-underline-width="auto"/>
    </style:style>
    <style:style style:family="text" style:name="T644">
      <style:text-properties fo:color="#000000" fo:font-family="DejaVu Sans Condensed" fo:font-size="12pt" style:text-underline-type="none" style:text-underline-width="auto"/>
    </style:style>
    <style:style style:family="text" style:name="T645">
      <style:text-properties fo:color="#000000" fo:font-family="DejaVu Sans Condensed" fo:font-size="12pt" style:text-underline-type="none" style:text-underline-width="auto"/>
    </style:style>
    <style:style style:parent-style-name="641" style:family="paragraph" style:name="P146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646">
      <style:text-properties fo:color="#3465a4" fo:font-family="DejaVu Sans Condensed" fo:font-size="12pt" style:text-underline-type="none" style:text-underline-width="auto"/>
    </style:style>
    <style:style style:family="text" style:name="T647">
      <style:text-properties fo:color="#3465a4" fo:font-family="DejaVu Sans Condensed" fo:font-size="12pt" style:text-underline-type="none" style:text-underline-width="auto"/>
    </style:style>
    <style:style style:family="text" style:name="T648">
      <style:text-properties fo:color="#3465a4" fo:font-family="DejaVu Sans Condensed" fo:font-size="12pt" style:text-underline-type="none" style:text-underline-width="auto"/>
    </style:style>
    <style:style style:family="text" style:name="T649">
      <style:text-properties fo:color="#3465a4" fo:font-family="DejaVu Sans Condensed" fo:font-size="12pt" style:text-underline-type="none" style:text-underline-width="auto"/>
    </style:style>
    <style:style style:family="text" style:name="T650">
      <style:text-properties fo:color="#3465a4" fo:font-family="DejaVu Sans Condensed" fo:font-size="12pt" style:text-underline-type="none" style:text-underline-width="auto"/>
    </style:style>
    <style:style style:family="text" style:name="T651">
      <style:text-properties fo:color="#3465a4" fo:font-family="DejaVu Sans Condensed" fo:font-size="12pt" style:text-underline-type="none" style:text-underline-width="auto"/>
    </style:style>
    <style:style style:family="text" style:name="T652">
      <style:text-properties fo:color="#3465a4" fo:font-family="DejaVu Sans Condensed" fo:font-size="12pt" style:text-underline-type="none" style:text-underline-width="auto"/>
    </style:style>
    <style:style style:family="text" style:name="T653">
      <style:text-properties fo:color="#3465a4" fo:font-family="DejaVu Sans Condensed" fo:font-size="12pt" style:text-underline-type="none" style:text-underline-width="auto"/>
    </style:style>
    <style:style style:parent-style-name="641" style:family="paragraph" style:name="P147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654">
      <style:text-properties fo:color="#3465a4" fo:font-family="DejaVu Sans Condensed" fo:font-size="12pt" style:text-underline-type="none" style:text-underline-width="auto"/>
    </style:style>
    <style:style style:family="text" style:name="T655">
      <style:text-properties fo:color="#3465a4" fo:font-family="DejaVu Sans Condensed" fo:font-size="12pt" style:text-underline-type="none" style:text-underline-width="auto"/>
    </style:style>
    <style:style style:family="text" style:name="T656">
      <style:text-properties fo:color="#3465a4" fo:font-family="DejaVu Sans Condensed" fo:font-size="12pt" style:text-underline-type="none" style:text-underline-width="auto"/>
    </style:style>
    <style:style style:family="text" style:name="T657">
      <style:text-properties fo:color="#3465a4" fo:font-family="DejaVu Sans Condensed" fo:font-size="12pt" style:text-underline-type="none" style:text-underline-width="auto"/>
    </style:style>
    <style:style style:family="text" style:name="T658">
      <style:text-properties fo:color="#3465a4" fo:font-family="DejaVu Sans Condensed" fo:font-size="12pt" style:text-underline-type="none" style:text-underline-width="auto"/>
    </style:style>
    <style:style style:family="text" style:name="T659">
      <style:text-properties fo:color="#3465a4" fo:font-family="DejaVu Sans Condensed" fo:font-size="12pt" style:text-underline-type="none" style:text-underline-width="auto"/>
    </style:style>
    <style:style style:family="text" style:name="T660">
      <style:text-properties fo:color="#3465a4" fo:font-family="DejaVu Sans Condensed" fo:font-size="12pt" style:text-underline-type="none" style:text-underline-width="auto"/>
    </style:style>
    <style:style style:family="text" style:name="T661">
      <style:text-properties fo:color="#3465a4" fo:font-family="DejaVu Sans Condensed" fo:font-size="12pt" style:text-underline-type="none" style:text-underline-width="auto"/>
    </style:style>
    <style:style style:family="text" style:name="T662">
      <style:text-properties fo:color="#3465a4" fo:font-family="DejaVu Sans Condensed" fo:font-size="12pt" style:text-underline-type="none" style:text-underline-width="auto"/>
    </style:style>
    <style:style style:family="text" style:name="T663">
      <style:text-properties fo:color="#3465a4" fo:font-family="DejaVu Sans Condensed" fo:font-size="12pt" style:text-underline-type="none" style:text-underline-width="auto"/>
    </style:style>
    <style:style style:parent-style-name="641" style:family="paragraph" style:name="P148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664">
      <style:text-properties fo:color="#000000" fo:font-family="DejaVu Sans Condensed" fo:font-size="12pt" style:text-underline-type="none" style:text-underline-width="auto"/>
    </style:style>
    <style:style style:family="text" style:name="T665">
      <style:text-properties fo:color="#000000" fo:font-family="DejaVu Sans Condensed" fo:font-size="12pt" style:text-underline-type="none" style:text-underline-width="auto"/>
    </style:style>
    <style:style style:family="text" style:name="T666">
      <style:text-properties fo:color="#000000" fo:font-family="DejaVu Sans Condensed" fo:font-size="12pt" style:text-underline-type="none" style:text-underline-width="auto"/>
    </style:style>
    <style:style style:family="text" style:name="T667">
      <style:text-properties fo:color="#000000" fo:font-family="DejaVu Sans Condensed" fo:font-size="12pt" style:text-underline-type="none" style:text-underline-width="auto"/>
    </style:style>
    <style:style style:family="text" style:name="T668">
      <style:text-properties fo:color="#000000" fo:font-family="DejaVu Sans Condensed" fo:font-size="12pt" style:text-underline-type="none" style:text-underline-width="auto"/>
    </style:style>
    <style:style style:family="text" style:name="T669">
      <style:text-properties fo:color="#000000" fo:font-family="DejaVu Sans Condensed" fo:font-size="12pt" style:text-underline-type="none" style:text-underline-width="auto"/>
    </style:style>
    <style:style style:family="text" style:name="T670">
      <style:text-properties fo:color="#000000" fo:font-family="DejaVu Sans Condensed" fo:font-size="12pt" style:text-underline-type="none" style:text-underline-width="auto"/>
    </style:style>
    <style:style style:family="text" style:name="T671">
      <style:text-properties fo:color="#000000" fo:font-family="DejaVu Sans Condensed" fo:font-size="12pt" style:text-underline-type="none" style:text-underline-width="auto"/>
    </style:style>
    <style:style style:family="text" style:name="T672">
      <style:text-properties fo:color="#000000" fo:font-family="DejaVu Sans Condensed" fo:font-size="12pt" style:text-underline-type="none" style:text-underline-width="auto"/>
    </style:style>
    <style:style style:family="text" style:name="T673">
      <style:text-properties fo:color="#000000" fo:font-family="DejaVu Sans Condensed" fo:font-size="12pt" style:text-underline-type="none" style:text-underline-width="auto"/>
    </style:style>
    <style:style style:family="text" style:name="T674">
      <style:text-properties fo:color="#000000" fo:font-family="DejaVu Sans Condensed" fo:font-size="12pt" style:text-underline-type="none" style:text-underline-width="auto"/>
    </style:style>
    <style:style style:family="text" style:name="T675">
      <style:text-properties fo:color="#000000" fo:font-family="DejaVu Sans Condensed" fo:font-size="12pt" style:text-underline-type="none" style:text-underline-width="auto"/>
    </style:style>
    <style:style style:family="text" style:name="T676">
      <style:text-properties fo:color="#000000" fo:font-family="DejaVu Sans Condensed" fo:font-size="12pt" style:text-underline-type="none" style:text-underline-width="auto"/>
    </style:style>
    <style:style style:parent-style-name="641" style:family="paragraph" style:name="P149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677">
      <style:text-properties fo:color="#3465a4" fo:font-family="DejaVu Sans Condensed" fo:font-size="12pt" style:text-underline-type="none" style:text-underline-width="auto"/>
    </style:style>
    <style:style style:family="text" style:name="T678">
      <style:text-properties fo:color="#3465a4" fo:font-family="DejaVu Sans Condensed" fo:font-size="12pt" style:text-underline-type="none" style:text-underline-width="auto"/>
    </style:style>
    <style:style style:family="text" style:name="T679">
      <style:text-properties fo:color="#3465a4" fo:font-family="DejaVu Sans Condensed" fo:font-size="12pt" style:text-underline-type="none" style:text-underline-width="auto"/>
    </style:style>
    <style:style style:family="text" style:name="T680">
      <style:text-properties fo:color="#3465a4" fo:font-family="DejaVu Sans Condensed" fo:font-size="12pt" style:text-underline-type="none" style:text-underline-width="auto"/>
    </style:style>
    <style:style style:family="text" style:name="T681">
      <style:text-properties fo:color="#3465a4" fo:font-family="DejaVu Sans Condensed" fo:font-size="12pt" style:text-underline-type="none" style:text-underline-width="auto"/>
    </style:style>
    <style:style style:family="text" style:name="T682">
      <style:text-properties fo:color="#3465a4" fo:font-family="DejaVu Sans Condensed" fo:font-size="12pt" style:text-underline-type="none" style:text-underline-width="auto"/>
    </style:style>
    <style:style style:family="text" style:name="T683">
      <style:text-properties fo:color="#3465a4" fo:font-family="DejaVu Sans Condensed" fo:font-size="12pt" style:text-underline-type="none" style:text-underline-width="auto"/>
    </style:style>
    <style:style style:parent-style-name="641" style:family="paragraph" style:name="P150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684">
      <style:text-properties fo:color="#3465a4" fo:font-family="DejaVu Sans Condensed" fo:font-size="12pt" style:text-underline-type="none" style:text-underline-width="auto"/>
    </style:style>
    <style:style style:family="text" style:name="T685">
      <style:text-properties fo:color="#3465a4" fo:font-family="DejaVu Sans Condensed" fo:font-size="12pt" style:text-underline-type="none" style:text-underline-width="auto"/>
    </style:style>
    <style:style style:family="text" style:name="T686">
      <style:text-properties fo:color="#3465a4" fo:font-family="DejaVu Sans Condensed" fo:font-size="12pt" style:text-underline-type="none" style:text-underline-width="auto"/>
    </style:style>
    <style:style style:family="text" style:name="T687">
      <style:text-properties fo:color="#3465a4" fo:font-family="DejaVu Sans Condensed" fo:font-size="12pt" style:text-underline-type="none" style:text-underline-width="auto"/>
    </style:style>
    <style:style style:family="text" style:name="T688">
      <style:text-properties fo:color="#3465a4" fo:font-family="DejaVu Sans Condensed" fo:font-size="12pt" style:text-underline-type="none" style:text-underline-width="auto"/>
    </style:style>
    <style:style style:family="text" style:name="T689">
      <style:text-properties fo:color="#3465a4" fo:font-family="DejaVu Sans Condensed" fo:font-size="12pt" style:text-underline-type="none" style:text-underline-width="auto"/>
    </style:style>
    <style:style style:family="text" style:name="T690">
      <style:text-properties fo:color="#3465a4" fo:font-family="DejaVu Sans Condensed" fo:font-size="12pt" style:text-underline-type="none" style:text-underline-width="auto"/>
    </style:style>
    <style:style style:family="text" style:name="T691">
      <style:text-properties fo:color="#3465a4" fo:font-family="DejaVu Sans Condensed" fo:font-size="12pt" style:text-underline-type="none" style:text-underline-width="auto"/>
    </style:style>
    <style:style style:family="text" style:name="T692">
      <style:text-properties fo:color="#3465a4" fo:font-family="DejaVu Sans Condensed" fo:font-size="12pt" style:text-underline-type="none" style:text-underline-width="auto"/>
    </style:style>
    <style:style style:family="text" style:name="T693">
      <style:text-properties fo:color="#3465a4" fo:font-family="DejaVu Sans Condensed" fo:font-size="12pt" style:text-underline-type="none" style:text-underline-width="auto"/>
    </style:style>
    <style:style style:parent-style-name="641" style:family="paragraph" style:name="P151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694">
      <style:text-properties fo:color="#000000" fo:font-family="DejaVu Sans Condensed" fo:font-size="12pt" style:text-underline-type="none" style:text-underline-width="auto"/>
    </style:style>
    <style:style style:family="text" style:name="T695">
      <style:text-properties fo:color="#000000" fo:font-family="DejaVu Sans Condensed" fo:font-size="12pt" style:text-underline-type="none" style:text-underline-width="auto"/>
    </style:style>
    <style:style style:family="text" style:name="T696">
      <style:text-properties fo:color="#000000" fo:font-family="DejaVu Sans Condensed" fo:font-size="12pt" style:text-underline-type="none" style:text-underline-width="auto"/>
    </style:style>
    <style:style style:family="text" style:name="T697">
      <style:text-properties fo:color="#000000" fo:font-family="DejaVu Sans Condensed" fo:font-size="12pt" style:text-underline-type="none" style:text-underline-width="auto"/>
    </style:style>
    <style:style style:family="text" style:name="T698">
      <style:text-properties fo:color="#000000" fo:font-family="DejaVu Sans Condensed" fo:font-size="12pt" style:text-underline-type="none" style:text-underline-width="auto"/>
    </style:style>
    <style:style style:family="text" style:name="T699">
      <style:text-properties fo:color="#000000" fo:font-family="DejaVu Sans Condensed" fo:font-size="12pt" style:text-underline-type="none" style:text-underline-width="auto"/>
    </style:style>
    <style:style style:family="text" style:name="T700">
      <style:text-properties fo:color="#000000" fo:font-family="DejaVu Sans Condensed" fo:font-size="12pt" style:text-underline-type="none" style:text-underline-width="auto"/>
    </style:style>
    <style:style style:family="text" style:name="T701">
      <style:text-properties fo:color="#000000" fo:font-family="DejaVu Sans Condensed" fo:font-size="12pt" style:text-underline-type="none" style:text-underline-width="auto"/>
    </style:style>
    <style:style style:family="text" style:name="T702">
      <style:text-properties fo:color="#000000" fo:font-family="DejaVu Sans Condensed" fo:font-size="12pt" style:text-underline-type="none" style:text-underline-width="auto"/>
    </style:style>
    <style:style style:family="text" style:name="T703">
      <style:text-properties fo:color="#000000" fo:font-family="DejaVu Sans Condensed" fo:font-size="12pt" style:text-underline-type="none" style:text-underline-width="auto"/>
    </style:style>
    <style:style style:family="text" style:name="T704">
      <style:text-properties fo:color="#000000" fo:font-family="DejaVu Sans Condensed" fo:font-size="12pt" style:text-underline-type="none" style:text-underline-width="auto"/>
    </style:style>
    <style:style style:family="text" style:name="T705">
      <style:text-properties fo:color="#000000" fo:font-family="DejaVu Sans Condensed" fo:font-size="12pt" style:text-underline-type="none" style:text-underline-width="auto"/>
    </style:style>
    <style:style style:family="text" style:name="T706">
      <style:text-properties fo:color="#000000" fo:font-family="DejaVu Sans Condensed" fo:font-size="12pt" style:text-underline-type="none" style:text-underline-width="auto"/>
    </style:style>
    <style:style style:parent-style-name="641" style:family="paragraph" style:name="P152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707">
      <style:text-properties fo:color="#3465a4" fo:font-family="DejaVu Sans Condensed" fo:font-size="12pt" style:text-underline-type="none" style:text-underline-width="auto"/>
    </style:style>
    <style:style style:family="text" style:name="T708">
      <style:text-properties fo:color="#3465a4" fo:font-family="DejaVu Sans Condensed" fo:font-size="12pt" style:text-underline-type="none" style:text-underline-width="auto"/>
    </style:style>
    <style:style style:family="text" style:name="T709">
      <style:text-properties fo:color="#3465a4" fo:font-family="DejaVu Sans Condensed" fo:font-size="12pt" style:text-underline-type="none" style:text-underline-width="auto"/>
    </style:style>
    <style:style style:family="text" style:name="T710">
      <style:text-properties fo:color="#3465a4" fo:font-family="DejaVu Sans Condensed" fo:font-size="12pt" style:text-underline-type="none" style:text-underline-width="auto"/>
    </style:style>
    <style:style style:family="text" style:name="T711">
      <style:text-properties fo:color="#3465a4" fo:font-family="DejaVu Sans Condensed" fo:font-size="12pt" style:text-underline-type="none" style:text-underline-width="auto"/>
    </style:style>
    <style:style style:family="text" style:name="T712">
      <style:text-properties fo:color="#3465a4" fo:font-family="DejaVu Sans Condensed" fo:font-size="12pt" style:text-underline-type="none" style:text-underline-width="auto"/>
    </style:style>
    <style:style style:family="text" style:name="T713">
      <style:text-properties fo:color="#3465a4" fo:font-family="DejaVu Sans Condensed" fo:font-size="12pt" style:text-underline-type="none" style:text-underline-width="auto"/>
    </style:style>
    <style:style style:parent-style-name="641" style:family="paragraph" style:name="P153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714">
      <style:text-properties fo:color="#3465a4" fo:font-family="DejaVu Sans Condensed" fo:font-size="12pt" style:text-underline-type="none" style:text-underline-width="auto"/>
    </style:style>
    <style:style style:family="text" style:name="T715">
      <style:text-properties fo:color="#3465a4" fo:font-family="DejaVu Sans Condensed" fo:font-size="12pt" style:text-underline-type="none" style:text-underline-width="auto"/>
    </style:style>
    <style:style style:family="text" style:name="T716">
      <style:text-properties fo:color="#3465a4" fo:font-family="DejaVu Sans Condensed" fo:font-size="12pt" style:text-underline-type="none" style:text-underline-width="auto"/>
    </style:style>
    <style:style style:family="text" style:name="T717">
      <style:text-properties fo:color="#3465a4" fo:font-family="DejaVu Sans Condensed" fo:font-size="12pt" style:text-underline-type="none" style:text-underline-width="auto"/>
    </style:style>
    <style:style style:family="text" style:name="T718">
      <style:text-properties fo:color="#3465a4" fo:font-family="DejaVu Sans Condensed" fo:font-size="12pt" style:text-underline-type="none" style:text-underline-width="auto"/>
    </style:style>
    <style:style style:family="text" style:name="T719">
      <style:text-properties fo:color="#3465a4" fo:font-family="DejaVu Sans Condensed" fo:font-size="12pt" style:text-underline-type="none" style:text-underline-width="auto"/>
    </style:style>
    <style:style style:family="text" style:name="T720">
      <style:text-properties fo:color="#3465a4" fo:font-family="DejaVu Sans Condensed" fo:font-size="12pt" style:text-underline-type="none" style:text-underline-width="auto"/>
    </style:style>
    <style:style style:family="text" style:name="T721">
      <style:text-properties fo:color="#3465a4" fo:font-family="DejaVu Sans Condensed" fo:font-size="12pt" style:text-underline-type="none" style:text-underline-width="auto"/>
    </style:style>
    <style:style style:parent-style-name="641" style:family="paragraph" style:name="P154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722">
      <style:text-properties fo:color="#000000" fo:font-family="DejaVu Sans Condensed" fo:font-size="12pt" style:text-underline-type="none" style:text-underline-width="auto"/>
    </style:style>
    <style:style style:family="text" style:name="T723">
      <style:text-properties fo:color="#000000" fo:font-family="DejaVu Sans Condensed" fo:font-size="12pt" style:text-underline-type="none" style:text-underline-width="auto"/>
    </style:style>
    <style:style style:family="text" style:name="T724">
      <style:text-properties fo:color="#000000" fo:font-family="DejaVu Sans Condensed" fo:font-size="12pt" style:text-underline-type="none" style:text-underline-width="auto"/>
    </style:style>
    <style:style style:parent-style-name="641" style:family="paragraph" style:name="P155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725">
      <style:text-properties fo:color="#3465a4" fo:font-family="DejaVu Sans Condensed" fo:font-size="12pt" style:text-underline-type="none" style:text-underline-width="auto"/>
    </style:style>
    <style:style style:family="text" style:name="T726">
      <style:text-properties fo:color="#3465a4" fo:font-family="DejaVu Sans Condensed" fo:font-size="12pt" style:text-underline-type="none" style:text-underline-width="auto"/>
    </style:style>
    <style:style style:family="text" style:name="T727">
      <style:text-properties fo:color="#3465a4" fo:font-family="DejaVu Sans Condensed" fo:font-size="12pt" style:text-underline-type="none" style:text-underline-width="auto"/>
    </style:style>
    <style:style style:family="text" style:name="T728">
      <style:text-properties fo:color="#3465a4" fo:font-family="DejaVu Sans Condensed" fo:font-size="12pt" style:text-underline-type="none" style:text-underline-width="auto"/>
    </style:style>
    <style:style style:family="text" style:name="T729">
      <style:text-properties fo:color="#3465a4" fo:font-family="DejaVu Sans Condensed" fo:font-size="12pt" style:text-underline-type="none" style:text-underline-width="auto"/>
    </style:style>
    <style:style style:family="text" style:name="T730">
      <style:text-properties fo:color="#3465a4" fo:font-family="DejaVu Sans Condensed" fo:font-size="12pt" style:text-underline-type="none" style:text-underline-width="auto"/>
    </style:style>
    <style:style style:family="text" style:name="T731">
      <style:text-properties fo:color="#3465a4" fo:font-family="DejaVu Sans Condensed" fo:font-size="12pt" style:text-underline-type="none" style:text-underline-width="auto"/>
    </style:style>
    <style:style style:parent-style-name="641" style:family="paragraph" style:name="P156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732">
      <style:text-properties fo:color="#3465a4" fo:font-family="DejaVu Sans Condensed" fo:font-size="12pt" style:text-underline-type="none" style:text-underline-width="auto"/>
    </style:style>
    <style:style style:family="text" style:name="T733">
      <style:text-properties fo:color="#3465a4" fo:font-family="DejaVu Sans Condensed" fo:font-size="12pt" style:text-underline-type="none" style:text-underline-width="auto"/>
    </style:style>
    <style:style style:family="text" style:name="T734">
      <style:text-properties fo:color="#3465a4" fo:font-family="DejaVu Sans Condensed" fo:font-size="12pt" style:text-underline-type="none" style:text-underline-width="auto"/>
    </style:style>
    <style:style style:family="text" style:name="T735">
      <style:text-properties fo:color="#3465a4" fo:font-family="DejaVu Sans Condensed" fo:font-size="12pt" style:text-underline-type="none" style:text-underline-width="auto"/>
    </style:style>
    <style:style style:family="text" style:name="T736">
      <style:text-properties fo:color="#3465a4" fo:font-family="DejaVu Sans Condensed" fo:font-size="12pt" style:text-underline-type="none" style:text-underline-width="auto"/>
    </style:style>
    <style:style style:family="text" style:name="T737">
      <style:text-properties fo:color="#3465a4" fo:font-family="DejaVu Sans Condensed" fo:font-size="12pt" style:text-underline-type="none" style:text-underline-width="auto"/>
    </style:style>
    <style:style style:family="text" style:name="T738">
      <style:text-properties fo:color="#3465a4" fo:font-family="DejaVu Sans Condensed" fo:font-size="12pt" style:text-underline-type="none" style:text-underline-width="auto"/>
    </style:style>
    <style:style style:family="text" style:name="T739">
      <style:text-properties fo:color="#3465a4" fo:font-family="DejaVu Sans Condensed" fo:font-size="12pt" style:text-underline-type="none" style:text-underline-width="auto"/>
    </style:style>
    <style:style style:parent-style-name="641" style:family="paragraph" style:name="P157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740">
      <style:text-properties fo:color="#000000" fo:font-family="DejaVu Sans Condensed" fo:font-size="12pt" style:text-underline-type="none" style:text-underline-width="auto"/>
    </style:style>
    <style:style style:family="text" style:name="T741">
      <style:text-properties fo:color="#000000" fo:font-family="DejaVu Sans Condensed" fo:font-size="12pt" style:text-underline-type="none" style:text-underline-width="auto"/>
    </style:style>
    <style:style style:family="text" style:name="T742">
      <style:text-properties fo:color="#000000" fo:font-family="DejaVu Sans Condensed" fo:font-size="12pt" style:text-underline-type="none" style:text-underline-width="auto"/>
    </style:style>
    <style:style style:parent-style-name="641" style:family="paragraph" style:name="P158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743">
      <style:text-properties fo:color="#3465a4" fo:font-family="DejaVu Sans Condensed" fo:font-size="12pt" style:text-underline-type="none" style:text-underline-width="auto"/>
    </style:style>
    <style:style style:family="text" style:name="T744">
      <style:text-properties fo:color="#3465a4" fo:font-family="DejaVu Sans Condensed" fo:font-size="12pt" style:text-underline-type="none" style:text-underline-width="auto"/>
    </style:style>
    <style:style style:family="text" style:name="T745">
      <style:text-properties fo:color="#3465a4" fo:font-family="DejaVu Sans Condensed" fo:font-size="12pt" style:text-underline-type="none" style:text-underline-width="auto"/>
    </style:style>
    <style:style style:family="text" style:name="T746">
      <style:text-properties fo:color="#3465a4" fo:font-family="DejaVu Sans Condensed" fo:font-size="12pt" style:text-underline-type="none" style:text-underline-width="auto"/>
    </style:style>
    <style:style style:family="text" style:name="T747">
      <style:text-properties fo:color="#3465a4" fo:font-family="DejaVu Sans Condensed" fo:font-size="12pt" style:text-underline-type="none" style:text-underline-width="auto"/>
    </style:style>
    <style:style style:family="text" style:name="T748">
      <style:text-properties fo:color="#3465a4" fo:font-family="DejaVu Sans Condensed" fo:font-size="12pt" style:text-underline-type="none" style:text-underline-width="auto"/>
    </style:style>
    <style:style style:family="text" style:name="T749">
      <style:text-properties fo:color="#3465a4" fo:font-family="DejaVu Sans Condensed" fo:font-size="12pt" style:text-underline-type="none" style:text-underline-width="auto"/>
    </style:style>
    <style:style style:family="text" style:name="T750">
      <style:text-properties fo:color="#3465a4" fo:font-family="DejaVu Sans Condensed" fo:font-size="12pt" style:text-underline-type="none" style:text-underline-width="auto"/>
    </style:style>
    <style:style style:family="text" style:name="T751">
      <style:text-properties fo:color="#3465a4" fo:font-family="DejaVu Sans Condensed" fo:font-size="12pt" style:text-underline-type="none" style:text-underline-width="auto"/>
    </style:style>
    <style:style style:family="text" style:name="T752">
      <style:text-properties fo:color="#3465a4" fo:font-family="DejaVu Sans Condensed" fo:font-size="12pt" style:text-underline-type="none" style:text-underline-width="auto"/>
    </style:style>
    <style:style style:family="text" style:name="T753">
      <style:text-properties fo:color="#3465a4" fo:font-family="DejaVu Sans Condensed" fo:font-size="12pt" style:text-underline-type="none" style:text-underline-width="auto"/>
    </style:style>
    <style:style style:family="text" style:name="T754">
      <style:text-properties fo:color="#3465a4" fo:font-family="DejaVu Sans Condensed" fo:font-size="12pt" style:text-underline-type="none" style:text-underline-width="auto"/>
    </style:style>
    <style:style style:parent-style-name="641" style:family="paragraph" style:name="P159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755">
      <style:text-properties fo:color="#3465a4" fo:font-family="DejaVu Sans Condensed" fo:font-size="12pt" style:text-underline-type="none" style:text-underline-width="auto"/>
    </style:style>
    <style:style style:family="text" style:name="T756">
      <style:text-properties fo:color="#3465a4" fo:font-family="DejaVu Sans Condensed" fo:font-size="12pt" style:text-underline-type="none" style:text-underline-width="auto"/>
    </style:style>
    <style:style style:family="text" style:name="T757">
      <style:text-properties fo:color="#3465a4" fo:font-family="DejaVu Sans Condensed" fo:font-size="12pt" style:text-underline-type="none" style:text-underline-width="auto"/>
    </style:style>
    <style:style style:family="text" style:name="T758">
      <style:text-properties fo:color="#3465a4" fo:font-family="DejaVu Sans Condensed" fo:font-size="12pt" style:text-underline-type="none" style:text-underline-width="auto"/>
    </style:style>
    <style:style style:family="text" style:name="T759">
      <style:text-properties fo:color="#3465a4" fo:font-family="DejaVu Sans Condensed" fo:font-size="12pt" style:text-underline-type="none" style:text-underline-width="auto"/>
    </style:style>
    <style:style style:family="text" style:name="T760">
      <style:text-properties fo:color="#3465a4" fo:font-family="DejaVu Sans Condensed" fo:font-size="12pt" style:text-underline-type="none" style:text-underline-width="auto"/>
    </style:style>
    <style:style style:family="text" style:name="T761">
      <style:text-properties fo:color="#3465a4" fo:font-family="DejaVu Sans Condensed" fo:font-size="12pt" style:text-underline-type="none" style:text-underline-width="auto"/>
    </style:style>
    <style:style style:family="text" style:name="T762">
      <style:text-properties fo:color="#3465a4" fo:font-family="DejaVu Sans Condensed" fo:font-size="12pt" style:text-underline-type="none" style:text-underline-width="auto"/>
    </style:style>
    <style:style style:family="text" style:name="T763">
      <style:text-properties fo:color="#3465a4" fo:font-family="DejaVu Sans Condensed" fo:font-size="12pt" style:text-underline-type="none" style:text-underline-width="auto"/>
    </style:style>
    <style:style style:family="text" style:name="T764">
      <style:text-properties fo:color="#3465a4" fo:font-family="DejaVu Sans Condensed" fo:font-size="12pt" style:text-underline-type="none" style:text-underline-width="auto"/>
    </style:style>
    <style:style style:family="text" style:name="T765">
      <style:text-properties fo:color="#3465a4" fo:font-family="DejaVu Sans Condensed" fo:font-size="12pt" style:text-underline-type="none" style:text-underline-width="auto"/>
    </style:style>
    <style:style style:parent-style-name="641" style:family="paragraph" style:name="P160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766">
      <style:text-properties fo:color="#000000" fo:font-family="DejaVu Sans Condensed" fo:font-size="12pt" style:text-underline-type="none" style:text-underline-width="auto"/>
    </style:style>
    <style:style style:family="text" style:name="T767">
      <style:text-properties fo:color="#000000" fo:font-family="DejaVu Sans Condensed" fo:font-size="12pt" style:text-underline-type="none" style:text-underline-width="auto"/>
    </style:style>
    <style:style style:family="text" style:name="T768">
      <style:text-properties fo:color="#000000" fo:font-family="DejaVu Sans Condensed" fo:font-size="12pt" style:text-underline-type="none" style:text-underline-width="auto"/>
    </style:style>
    <style:style style:family="text" style:name="T769">
      <style:text-properties fo:color="#000000" fo:font-family="DejaVu Sans Condensed" fo:font-size="12pt" style:text-underline-type="none" style:text-underline-width="auto"/>
    </style:style>
    <style:style style:family="text" style:name="T770">
      <style:text-properties fo:color="#000000" fo:font-family="DejaVu Sans Condensed" fo:font-size="12pt" style:text-underline-type="none" style:text-underline-width="auto"/>
    </style:style>
    <style:style style:family="text" style:name="T771">
      <style:text-properties fo:color="#000000" fo:font-family="DejaVu Sans Condensed" fo:font-size="12pt" style:text-underline-type="none" style:text-underline-width="auto"/>
    </style:style>
    <style:style style:family="text" style:name="T772">
      <style:text-properties fo:color="#000000" fo:font-family="DejaVu Sans Condensed" fo:font-size="12pt" style:text-underline-type="none" style:text-underline-width="auto"/>
    </style:style>
    <style:style style:family="text" style:name="T773">
      <style:text-properties fo:color="#000000" fo:font-family="DejaVu Sans Condensed" fo:font-size="12pt" style:text-underline-type="none" style:text-underline-width="auto"/>
    </style:style>
    <style:style style:family="text" style:name="T774">
      <style:text-properties fo:color="#000000" fo:font-family="DejaVu Sans Condensed" fo:font-size="12pt" style:text-underline-type="none" style:text-underline-width="auto"/>
    </style:style>
    <style:style style:parent-style-name="641" style:family="paragraph" style:name="P161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775">
      <style:text-properties fo:color="#3465a4" fo:font-family="DejaVu Sans Condensed" fo:font-size="12pt" style:text-underline-type="none" style:text-underline-width="auto"/>
    </style:style>
    <style:style style:family="text" style:name="T776">
      <style:text-properties fo:color="#3465a4" fo:font-family="DejaVu Sans Condensed" fo:font-size="12pt" style:text-underline-type="none" style:text-underline-width="auto"/>
    </style:style>
    <style:style style:family="text" style:name="T777">
      <style:text-properties fo:color="#3465a4" fo:font-family="DejaVu Sans Condensed" fo:font-size="12pt" style:text-underline-type="none" style:text-underline-width="auto"/>
    </style:style>
    <style:style style:family="text" style:name="T778">
      <style:text-properties fo:color="#3465a4" fo:font-family="DejaVu Sans Condensed" fo:font-size="12pt" style:text-underline-type="none" style:text-underline-width="auto"/>
    </style:style>
    <style:style style:family="text" style:name="T779">
      <style:text-properties fo:color="#3465a4" fo:font-family="DejaVu Sans Condensed" fo:font-size="12pt" style:text-underline-type="none" style:text-underline-width="auto"/>
    </style:style>
    <style:style style:family="text" style:name="T780">
      <style:text-properties fo:color="#3465a4" fo:font-family="DejaVu Sans Condensed" fo:font-size="12pt" style:text-underline-type="none" style:text-underline-width="auto"/>
    </style:style>
    <style:style style:family="text" style:name="T781">
      <style:text-properties fo:color="#3465a4" fo:font-family="DejaVu Sans Condensed" fo:font-size="12pt" style:text-underline-type="none" style:text-underline-width="auto"/>
    </style:style>
    <style:style style:family="text" style:name="T782">
      <style:text-properties fo:color="#3465a4" fo:font-family="DejaVu Sans Condensed" fo:font-size="12pt" style:text-underline-type="none" style:text-underline-width="auto"/>
    </style:style>
    <style:style style:family="text" style:name="T783">
      <style:text-properties fo:color="#3465a4" fo:font-family="DejaVu Sans Condensed" fo:font-size="12pt" style:text-underline-type="none" style:text-underline-width="auto"/>
    </style:style>
    <style:style style:family="text" style:name="T784">
      <style:text-properties fo:color="#3465a4" fo:font-family="DejaVu Sans Condensed" fo:font-size="12pt" style:text-underline-type="none" style:text-underline-width="auto"/>
    </style:style>
    <style:style style:family="text" style:name="T785">
      <style:text-properties fo:color="#3465a4" fo:font-family="DejaVu Sans Condensed" fo:font-size="12pt" style:text-underline-type="none" style:text-underline-width="auto"/>
    </style:style>
    <style:style style:family="text" style:name="T786">
      <style:text-properties fo:color="#3465a4" fo:font-family="DejaVu Sans Condensed" fo:font-size="12pt" style:text-underline-type="none" style:text-underline-width="auto"/>
    </style:style>
    <style:style style:parent-style-name="641" style:family="paragraph" style:name="P162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787">
      <style:text-properties fo:color="#3465a4" fo:font-family="DejaVu Sans Condensed" fo:font-size="12pt" style:text-underline-type="none" style:text-underline-width="auto"/>
    </style:style>
    <style:style style:family="text" style:name="T788">
      <style:text-properties fo:color="#3465a4" fo:font-family="DejaVu Sans Condensed" fo:font-size="12pt" style:text-underline-type="none" style:text-underline-width="auto"/>
    </style:style>
    <style:style style:family="text" style:name="T789">
      <style:text-properties fo:color="#3465a4" fo:font-family="DejaVu Sans Condensed" fo:font-size="12pt" style:text-underline-type="none" style:text-underline-width="auto"/>
    </style:style>
    <style:style style:family="text" style:name="T790">
      <style:text-properties fo:color="#3465a4" fo:font-family="DejaVu Sans Condensed" fo:font-size="12pt" style:text-underline-type="none" style:text-underline-width="auto"/>
    </style:style>
    <style:style style:family="text" style:name="T791">
      <style:text-properties fo:color="#3465a4" fo:font-family="DejaVu Sans Condensed" fo:font-size="12pt" style:text-underline-type="none" style:text-underline-width="auto"/>
    </style:style>
    <style:style style:family="text" style:name="T792">
      <style:text-properties fo:color="#3465a4" fo:font-family="DejaVu Sans Condensed" fo:font-size="12pt" style:text-underline-type="none" style:text-underline-width="auto"/>
    </style:style>
    <style:style style:family="text" style:name="T793">
      <style:text-properties fo:color="#3465a4" fo:font-family="DejaVu Sans Condensed" fo:font-size="12pt" style:text-underline-type="none" style:text-underline-width="auto"/>
    </style:style>
    <style:style style:family="text" style:name="T794">
      <style:text-properties fo:color="#3465a4" fo:font-family="DejaVu Sans Condensed" fo:font-size="12pt" style:text-underline-type="none" style:text-underline-width="auto"/>
    </style:style>
    <style:style style:family="text" style:name="T795">
      <style:text-properties fo:color="#3465a4" fo:font-family="DejaVu Sans Condensed" fo:font-size="12pt" style:text-underline-type="none" style:text-underline-width="auto"/>
    </style:style>
    <style:style style:family="text" style:name="T796">
      <style:text-properties fo:color="#3465a4" fo:font-family="DejaVu Sans Condensed" fo:font-size="12pt" style:text-underline-type="none" style:text-underline-width="auto"/>
    </style:style>
    <style:style style:family="text" style:name="T797">
      <style:text-properties fo:color="#3465a4" fo:font-family="DejaVu Sans Condensed" fo:font-size="12pt" style:text-underline-type="none" style:text-underline-width="auto"/>
    </style:style>
    <style:style style:parent-style-name="641" style:family="paragraph" style:name="P163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798">
      <style:text-properties fo:color="#000000" fo:font-family="DejaVu Sans Condensed" fo:font-size="12pt" style:text-underline-type="none" style:text-underline-width="auto"/>
    </style:style>
    <style:style style:family="text" style:name="T799">
      <style:text-properties fo:color="#000000" fo:font-family="DejaVu Sans Condensed" fo:font-size="12pt" style:text-underline-type="none" style:text-underline-width="auto"/>
    </style:style>
    <style:style style:family="text" style:name="T800">
      <style:text-properties fo:color="#000000" fo:font-family="DejaVu Sans Condensed" fo:font-size="12pt" style:text-underline-type="none" style:text-underline-width="auto"/>
    </style:style>
    <style:style style:family="text" style:name="T801">
      <style:text-properties fo:color="#000000" fo:font-family="DejaVu Sans Condensed" fo:font-size="12pt" style:text-underline-type="none" style:text-underline-width="auto"/>
    </style:style>
    <style:style style:family="text" style:name="T802">
      <style:text-properties fo:color="#000000" fo:font-family="DejaVu Sans Condensed" fo:font-size="12pt" style:text-underline-type="none" style:text-underline-width="auto"/>
    </style:style>
    <style:style style:family="text" style:name="T803">
      <style:text-properties fo:color="#000000" fo:font-family="DejaVu Sans Condensed" fo:font-size="12pt" style:text-underline-type="none" style:text-underline-width="auto"/>
    </style:style>
    <style:style style:family="text" style:name="T804">
      <style:text-properties fo:color="#000000" fo:font-family="DejaVu Sans Condensed" fo:font-size="12pt" style:text-underline-type="none" style:text-underline-width="auto"/>
    </style:style>
    <style:style style:family="text" style:name="T805">
      <style:text-properties fo:color="#000000" fo:font-family="DejaVu Sans Condensed" fo:font-size="12pt" style:text-underline-type="none" style:text-underline-width="auto"/>
    </style:style>
    <style:style style:family="text" style:name="T806">
      <style:text-properties fo:color="#000000" fo:font-family="DejaVu Sans Condensed" fo:font-size="12pt" style:text-underline-type="none" style:text-underline-width="auto"/>
    </style:style>
    <style:style style:parent-style-name="641" style:family="paragraph" style:name="P164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807">
      <style:text-properties fo:color="#000000" fo:font-family="DejaVu Sans Condensed" fo:font-size="12pt" style:text-underline-type="none" style:text-underline-width="auto"/>
    </style:style>
    <style:style style:family="text" style:name="T808">
      <style:text-properties fo:color="#000000" fo:font-family="DejaVu Sans Condensed" fo:font-size="12pt" style:text-underline-type="none" style:text-underline-width="auto"/>
    </style:style>
    <style:style style:parent-style-name="641" style:family="paragraph" style:name="P165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809">
      <style:text-properties fo:color="#3465a4" fo:font-family="DejaVu Sans Condensed" fo:font-size="12pt" style:text-underline-type="none" style:text-underline-width="auto"/>
    </style:style>
    <style:style style:family="text" style:name="T810">
      <style:text-properties fo:color="#3465a4" fo:font-family="DejaVu Sans Condensed" fo:font-size="12pt" style:text-underline-type="none" style:text-underline-width="auto"/>
    </style:style>
    <style:style style:family="text" style:name="T811">
      <style:text-properties fo:color="#3465a4" fo:font-family="DejaVu Sans Condensed" fo:font-size="12pt" style:text-underline-type="none" style:text-underline-width="auto"/>
    </style:style>
    <style:style style:family="text" style:name="T812">
      <style:text-properties fo:color="#3465a4" fo:font-family="DejaVu Sans Condensed" fo:font-size="12pt" style:text-underline-type="none" style:text-underline-width="auto"/>
    </style:style>
    <style:style style:parent-style-name="641" style:family="paragraph" style:name="P166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813">
      <style:text-properties fo:color="#3465a4" fo:font-family="DejaVu Sans Condensed" fo:font-size="12pt" style:text-underline-type="none" style:text-underline-width="auto"/>
    </style:style>
    <style:style style:family="text" style:name="T814">
      <style:text-properties fo:color="#3465a4" fo:font-family="DejaVu Sans Condensed" fo:font-size="12pt" style:text-underline-type="none" style:text-underline-width="auto"/>
    </style:style>
    <style:style style:parent-style-name="641" style:family="paragraph" style:name="P167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815">
      <style:text-properties fo:color="#000000" fo:font-family="DejaVu Sans Condensed" fo:font-size="12pt" style:text-underline-type="none" style:text-underline-width="auto"/>
    </style:style>
    <style:style style:family="text" style:name="T816">
      <style:text-properties fo:color="#000000" fo:font-family="DejaVu Sans Condensed" fo:font-size="12pt" style:text-underline-type="none" style:text-underline-width="auto"/>
    </style:style>
    <style:style style:family="text" style:name="T817">
      <style:text-properties fo:color="#000000" fo:font-family="DejaVu Sans Condensed" fo:font-size="12pt" style:text-underline-type="none" style:text-underline-width="auto"/>
    </style:style>
    <style:style style:parent-style-name="641" style:family="paragraph" style:name="P168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818">
      <style:text-properties fo:color="#000000" fo:font-family="DejaVu Sans Condensed" fo:font-size="12pt" style:text-underline-type="none" style:text-underline-width="auto"/>
    </style:style>
    <style:style style:family="text" style:name="T819">
      <style:text-properties fo:color="#000000" fo:font-family="DejaVu Sans Condensed" fo:font-size="12pt" style:text-underline-type="none" style:text-underline-width="auto"/>
    </style:style>
    <style:style style:family="text" style:name="T820">
      <style:text-properties fo:color="#000000" fo:font-family="DejaVu Sans Condensed" fo:font-size="12pt" style:text-underline-type="none" style:text-underline-width="auto"/>
    </style:style>
    <style:style style:family="text" style:name="T821">
      <style:text-properties fo:color="#000000" fo:font-family="DejaVu Sans Condensed" fo:font-size="12pt" style:text-underline-type="none" style:text-underline-width="auto"/>
    </style:style>
    <style:style style:family="text" style:name="T822">
      <style:text-properties fo:color="#000000" fo:font-family="DejaVu Sans Condensed" fo:font-size="12pt" style:text-underline-type="none" style:text-underline-width="auto"/>
    </style:style>
    <style:style style:family="text" style:name="T823">
      <style:text-properties fo:color="#000000" fo:font-family="DejaVu Sans Condensed" fo:font-size="12pt" style:text-underline-type="none" style:text-underline-width="auto"/>
    </style:style>
    <style:style style:family="text" style:name="T824">
      <style:text-properties fo:color="#000000" fo:font-family="DejaVu Sans Condensed" fo:font-size="12pt" style:text-underline-type="none" style:text-underline-width="auto"/>
    </style:style>
    <style:style style:parent-style-name="641" style:family="paragraph" style:name="P169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825">
      <style:text-properties fo:color="#3465a4" fo:font-family="DejaVu Sans Condensed" fo:font-size="12pt" style:text-underline-type="none" style:text-underline-width="auto"/>
    </style:style>
    <style:style style:family="text" style:name="T826">
      <style:text-properties fo:color="#3465a4" fo:font-family="DejaVu Sans Condensed" fo:font-size="12pt" style:text-underline-type="none" style:text-underline-width="auto"/>
    </style:style>
    <style:style style:parent-style-name="641" style:family="paragraph" style:name="P170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827">
      <style:text-properties fo:color="#000000" fo:font-family="DejaVu Sans Condensed" fo:font-size="12pt" style:text-underline-type="none" style:text-underline-width="auto"/>
    </style:style>
    <style:style style:family="text" style:name="T828">
      <style:text-properties fo:color="#000000" fo:font-family="DejaVu Sans Condensed" fo:font-size="12pt" style:text-underline-type="none" style:text-underline-width="auto"/>
    </style:style>
    <style:style style:family="text" style:name="T829">
      <style:text-properties fo:color="#000000" fo:font-family="DejaVu Sans Condensed" fo:font-size="12pt" style:text-underline-type="none" style:text-underline-width="auto"/>
    </style:style>
    <style:style style:parent-style-name="641" style:family="paragraph" style:name="P171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830">
      <style:text-properties fo:color="#3465a4" fo:font-family="DejaVu Sans Condensed" fo:font-size="12pt" style:text-underline-type="none" style:text-underline-width="auto"/>
    </style:style>
    <style:style style:family="text" style:name="T831">
      <style:text-properties fo:color="#3465a4" fo:font-family="DejaVu Sans Condensed" fo:font-size="12pt" style:text-underline-type="none" style:text-underline-width="auto"/>
    </style:style>
    <style:style style:family="text" style:name="T832">
      <style:text-properties fo:color="#3465a4" fo:font-family="DejaVu Sans Condensed" fo:font-size="12pt" style:text-underline-type="none" style:text-underline-width="auto"/>
    </style:style>
    <style:style style:family="text" style:name="T833">
      <style:text-properties fo:color="#3465a4" fo:font-family="DejaVu Sans Condensed" fo:font-size="12pt" style:text-underline-type="none" style:text-underline-width="auto"/>
    </style:style>
    <style:style style:family="text" style:name="T834">
      <style:text-properties fo:color="#3465a4" fo:font-family="DejaVu Sans Condensed" fo:font-size="12pt" style:text-underline-type="none" style:text-underline-width="auto"/>
    </style:style>
    <style:style style:family="text" style:name="T835">
      <style:text-properties fo:color="#3465a4" fo:font-family="DejaVu Sans Condensed" fo:font-size="12pt" style:text-underline-type="none" style:text-underline-width="auto"/>
    </style:style>
    <style:style style:family="text" style:name="T836">
      <style:text-properties fo:color="#3465a4" fo:font-family="DejaVu Sans Condensed" fo:font-size="12pt" style:text-underline-type="none" style:text-underline-width="auto"/>
    </style:style>
    <style:style style:parent-style-name="641" style:family="paragraph" style:name="P172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837">
      <style:text-properties fo:color="#000000" fo:font-family="DejaVu Sans Condensed" fo:font-size="12pt" style:text-underline-type="none" style:text-underline-width="auto"/>
    </style:style>
    <style:style style:family="text" style:name="T838">
      <style:text-properties fo:color="#000000" fo:font-family="DejaVu Sans Condensed" fo:font-size="12pt" style:text-underline-type="none" style:text-underline-width="auto"/>
    </style:style>
    <style:style style:family="text" style:name="T839">
      <style:text-properties fo:color="#000000" fo:font-family="DejaVu Sans Condensed" fo:font-size="12pt" style:text-underline-type="none" style:text-underline-width="auto"/>
    </style:style>
    <style:style style:family="text" style:name="T840">
      <style:text-properties fo:color="#000000" fo:font-family="DejaVu Sans Condensed" fo:font-size="12pt" style:text-underline-type="none" style:text-underline-width="auto"/>
    </style:style>
    <style:style style:family="text" style:name="T841">
      <style:text-properties fo:color="#000000" fo:font-family="DejaVu Sans Condensed" fo:font-size="12pt" style:text-underline-type="none" style:text-underline-width="auto"/>
    </style:style>
    <style:style style:parent-style-name="641" style:family="paragraph" style:name="P173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842">
      <style:text-properties fo:color="#000000" fo:font-family="DejaVu Sans Condensed" fo:font-size="12pt" style:text-underline-type="none" style:text-underline-width="auto"/>
    </style:style>
    <style:style style:family="text" style:name="T843">
      <style:text-properties fo:color="#000000" fo:font-family="DejaVu Sans Condensed" fo:font-size="12pt" style:text-underline-type="none" style:text-underline-width="auto"/>
    </style:style>
    <style:style style:family="text" style:name="T844">
      <style:text-properties fo:color="#000000" fo:font-family="DejaVu Sans Condensed" fo:font-size="12pt" style:text-underline-type="none" style:text-underline-width="auto"/>
    </style:style>
    <style:style style:parent-style-name="641" style:family="paragraph" style:name="P174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845">
      <style:text-properties fo:color="#000000" fo:font-family="DejaVu Sans Condensed" fo:font-size="12pt" style:text-underline-type="none" style:text-underline-width="auto"/>
    </style:style>
    <style:style style:family="text" style:name="T846">
      <style:text-properties fo:color="#000000" fo:font-family="DejaVu Sans Condensed" fo:font-size="12pt" style:text-underline-type="none" style:text-underline-width="auto"/>
    </style:style>
    <style:style style:family="text" style:name="T847">
      <style:text-properties fo:color="#000000" fo:font-family="DejaVu Sans Condensed" fo:font-size="12pt" style:text-underline-type="none" style:text-underline-width="auto"/>
    </style:style>
    <style:style style:parent-style-name="641" style:family="paragraph" style:name="P175">
      <style:paragraph-properties fo:text-align="left"/>
      <style:text-properties fo:color="#000000" fo:font-family="Liberation Serif" style:font-family-asian="NSimSun" style:font-family-complex="FreeSans" fo:font-size="12pt" fo:language="en" fo:country="US"/>
    </style:style>
    <style:style style:family="text" style:name="T848">
      <style:text-properties fo:color="#3465a4" fo:font-family="DejaVu Sans Condensed" fo:font-size="12pt" style:text-underline-type="none" style:text-underline-width="auto"/>
    </style:style>
    <style:style style:family="text" style:name="T849">
      <style:text-properties fo:color="#3465a4" fo:font-family="DejaVu Sans Condensed" fo:font-size="12pt" style:text-underline-type="none" style:text-underline-width="auto"/>
    </style:style>
  </office:automatic-styles>
  <office:body>
    <office:text text:use-soft-page-breaks="true">
      <text:p text:style-name="P34"><text:span text:style-name="T44">GovnBin manual (Govno Core 32)</text:span><text:span text:style-name="T45"/></text:p>
      <text:p text:style-name="P36"><text:span text:style-name="T46">Contents</text:span><text:span text:style-name="T47"/></text:p>
      <text:p text:style-name="P37"><text:span text:style-name="T48"><text:s text:c="2"/>1. Basics</text:span><text:span text:style-name="T49"/></text:p>
      <text:p text:style-name="P38"><text:span text:style-name="T50"><text:s text:c="4"/></text:span><text:span text:style-name="T51">1.1. Start</text:span><text:span text:style-name="T52"/></text:p>
      <text:p text:style-name="P39"><text:span text:style-name="T53"><text:s text:c="4"/></text:span><text:span text:style-name="T54">1.2. Memory layout</text:span><text:span text:style-name="T55"/></text:p>
      <text:p text:style-name="P40"><text:span text:style-name="T56"><text:s text:c="4"/></text:span><text:span text:style-name="T57">1.3. Registers</text:span><text:span text:style-name="T58"/></text:p>
      <text:p text:style-name="P41"><text:span text:style-name="T59"><text:s text:c="4"/></text:span><text:span text:style-name="T60">1.4. Instruction table</text:span><text:span text:style-name="T61"/></text:p>
      <text:p text:style-name="P42"><text:span text:style-name="T62"><text:s text:c="2"/>2. Basics</text:span><text:span text:style-name="T63"/></text:p>
      <text:p text:style-name="P43"><text:span text:style-name="T64"><text:s text:c="4"/>2.1-</text:span><text:span text:style-name="T65">2.111</text:span><text:span text:style-name="T66">. </text:span><text:span text:style-name="T67">Instruction set</text:span><text:span text:style-name="T68"/></text:p>
      <text:p text:style-name="P44"><text:span text:style-name="T69"/><text:span text:style-name="T70"/></text:p>
      <text:p text:style-name="P45"><text:span text:style-name="T71">1. Basics</text:span><text:span text:style-name="T72"/></text:p>
      <text:p text:style-name="P46"><text:span text:style-name="T73">1.1. Start</text:span><text:span text:style-name="T74"/></text:p>
      <text:p text:style-name="P47"><text:span text:style-name="T75"><text:s text:c="2"/></text:span><text:span text:style-name="T76">Govno Core 32 is a 32-bit processor, that is used in GovnOS.</text:span><text:span text:style-name="T77"/></text:p>
      <text:p text:style-name="P48"><text:span text:style-name="T78">1.</text:span><text:span text:style-name="T79">2</text:span><text:span text:style-name="T80">. </text:span><text:span text:style-name="T81">Memory layout</text:span><text:span text:style-name="T82"/></text:p>
      <text:p text:style-name="P49"><text:span text:style-name="T83"><text:s text:c="2"/>Write text here.</text:span><text:span text:style-name="T84"/></text:p>
      <text:p text:style-name="P50"><text:span text:style-name="T85">1.3. Registers</text:span><text:span text:style-name="T86"/></text:p>
      <text:p text:style-name="P51"><text:span text:style-name="T87"><text:s text:c="2"/></text:span><text:span text:style-name="T88">Each 4 characters represents 1 byte;</text:span><text:span text:style-name="T89"/></text:p>
      <text:p text:style-name="P52"><text:span text:style-name="T90"/><text:span text:style-name="T91"/></text:p>
      <text:p text:style-name="P53"><text:span text:style-name="T92"><text:s/></text:span><text:span text:style-name="T93">|-----------------------------------------------------------|</text:span><text:span text:style-name="T94"/></text:p>
      <text:p text:style-name="P54"><text:span text:style-name="T95"><text:s/></text:span><text:span text:style-name="T96">|32bits HI/32bits LO</text:span><text:span text:style-name="T97">|</text:span><text:span text:style-name="T98">16 bits<text:s text:c="2"/>|8bit|<text:s text:c="24"/>|</text:span><text:span text:style-name="T99"/></text:p>
      <text:p text:style-name="P55"><text:span text:style-name="T100"><text:s/></text:span><text:span text:style-name="T101">|-----------------------------------------------------------|</text:span><text:span text:style-name="T102"/></text:p>
      <text:p text:style-name="P56"><text:span text:style-name="T103"><text:s/></text:span><text:span text:style-name="T104">|</text:span><text:span text:style-name="T105">A<text:s text:c="3"/></text:span><text:span text:style-name="T106">/<text:s text:c="4"/></text:span><text:span text:style-name="T107">|</text:span><text:span text:style-name="T108">X<text:s text:c="3"/>/<text:s text:c="4"/></text:span><text:span text:style-name="T109">|</text:span><text:span text:style-name="T110">Y<text:s text:c="3"/>/<text:s text:c="4"/></text:span><text:span text:style-name="T111">|</text:span><text:span text:style-name="T112">RV</text:span><text:span text:style-name="T113"><text:s text:c="2"/></text:span><text:span text:style-name="T114">|<text:s text:c="24"/>|</text:span><text:span text:style-name="T115"/></text:p>
      <text:p text:style-name="P57"><text:span text:style-name="T116"><text:s/></text:span><text:span text:style-name="T117">|-----------------------------------------------------------|</text:span><text:span text:style-name="T118"/></text:p>
      <text:p text:style-name="P58"><text:span text:style-name="T119"><text:s/></text:span><text:span text:style-name="T120">|</text:span><text:span text:style-name="T121">CA<text:s text:c="2"/>/<text:s text:c="4"/>/<text:s text:c="4"/>/<text:s text:c="4"/></text:span><text:span text:style-name="T122">|</text:span><text:span text:style-name="T123">CX<text:s text:c="2"/>/<text:s text:c="4"/>/<text:s text:c="4"/>/<text:s text:c="4"/></text:span><text:span text:style-name="T124">|</text:span><text:span text:style-name="T125">CY<text:s text:c="2"/>/<text:s text:c="4"/>/<text:s text:c="4"/>/<text:s text:c="4"/></text:span><text:span text:style-name="T126">|</text:span><text:span text:style-name="T127"/></text:p>
      <text:p text:style-name="P59"><text:span text:style-name="T128"><text:s/></text:span><text:span text:style-name="T129">|-----------------------------------------------------------|</text:span><text:span text:style-name="T130"/></text:p>
      <text:p text:style-name="P60"><text:span text:style-name="T131"><text:s/></text:span><text:span text:style-name="T132">|</text:span><text:span text:style-name="T133">SP</text:span><text:span text:style-name="T134"><text:s text:c="2"/>/<text:s text:c="4"/></text:span><text:span text:style-name="T135">|</text:span><text:span text:style-name="T136">CS</text:span><text:span text:style-name="T137"><text:s text:c="2"/>/<text:s text:c="4"/></text:span><text:span text:style-name="T138">|</text:span><text:span text:style-name="T139">PC</text:span><text:span text:style-name="T140"><text:s text:c="2"/>/<text:s text:c="4"/></text:span><text:span text:style-name="T141">|</text:span><text:span text:style-name="T142">FLAG</text:span><text:span text:style-name="T143">|</text:span><text:span text:style-name="T144"><text:s text:c="24"/>|</text:span><text:span text:style-name="T145"/></text:p>
      <text:p text:style-name="P61"><text:span text:style-name="T146"><text:s/></text:span><text:span text:style-name="T147">|-----------------------------------------------------------|</text:span><text:span text:style-name="T148"/></text:p>
      <text:p text:style-name="P62"><text:span text:style-name="T149"/><text:span text:style-name="T150"/></text:p>
      <text:p text:style-name="P63"><text:span text:style-name="T151"><text:s text:c="2"/></text:span><text:span text:style-name="T152">00-0</text:span><text:span text:style-name="T153">2</text:span><text:span text:style-name="T154">h </text:span><text:span text:style-name="T155">A, X, Y</text:span><text:span text:style-name="T156"> – General purpose (</text:span><text:span text:style-name="T157">16</text:span><text:span text:style-name="T158">-bit)</text:span><text:span text:style-name="T159"/></text:p>
      <text:p text:style-name="P64"><text:span text:style-name="T160"><text:s text:c="2"/></text:span><text:span text:style-name="T161">03</text:span><text:span text:style-name="T162">-</text:span><text:span text:style-name="T163">05</text:span><text:span text:style-name="T164">h </text:span><text:span text:style-name="T165">E0-EF</text:span><text:span text:style-name="T166">H</text:span><text:span text:style-name="T167"> – </text:span><text:span text:style-name="T168">General purpose</text:span><text:span text:style-name="T169"> (32-bit)</text:span><text:span text:style-name="T170"/></text:p>
      <text:p text:style-name="P65"><text:span text:style-name="T171"><text:s text:c="2"/></text:span><text:span text:style-name="T172">0</text:span><text:span text:style-name="T173">6</text:span><text:span text:style-name="T174">h<text:s text:c="4"/></text:span><text:span text:style-name="T175">SP – Stack </text:span><text:span text:style-name="T176">p</text:span><text:span text:style-name="T177">ointer (</text:span><text:span text:style-name="T178">16</text:span><text:span text:style-name="T179">-bit)</text:span><text:span text:style-name="T180"/></text:p>
      <text:p text:style-name="P66"><text:span text:style-name="T181"><text:s text:c="2"/></text:span><text:span text:style-name="T182">0</text:span><text:span text:style-name="T183">7</text:span><text:span text:style-name="T184">h<text:s text:c="4"/></text:span><text:span text:style-name="T185">CS</text:span><text:span text:style-name="T186"> – </text:span><text:span text:style-name="T187">Counter p</text:span><text:span text:style-name="T188">ointer (</text:span><text:span text:style-name="T189">16</text:span><text:span text:style-name="T190">-bit)</text:span><text:span text:style-name="T191"/></text:p>
      <text:p text:style-name="P67"><text:span text:style-name="T192"><text:s text:c="2"/></text:span><text:span text:style-name="T193">0</text:span><text:span text:style-name="T194">8</text:span><text:span text:style-name="T195">h<text:s text:c="4"/>PC</text:span><text:span text:style-name="T196"> – Program counter (</text:span><text:span text:style-name="T197">16</text:span><text:span text:style-name="T198">-bit)</text:span><text:span text:style-name="T199"/></text:p>
      <text:p text:style-name="P68"><text:span text:style-name="T200"><text:s text:c="2"/></text:span><text:span text:style-name="T201">09</text:span><text:span text:style-name="T202">h </text:span><text:span text:style-name="T203">FLAGS – Flag registers (</text:span><text:span text:style-name="T204">8</text:span><text:span text:style-name="T205">-bit)</text:span><text:span text:style-name="T206"/></text:p>
      <text:p text:style-name="P69"><text:span text:style-name="T207">1.4. Instruction table</text:span><text:span text:style-name="T208"/></text:p>
      <text:p text:style-name="P70"><text:span text:style-name="T209"><text:s text:c="2"/></text:span><text:span text:style-name="T210">7</text:span><text:span text:style-name="T211">1</text:span><text:span text:style-name="T212">-7F</text:span><text:span text:style-name="T213"> – GovnoCode reserved.</text:span><text:span text:style-name="T214"/></text:p>
      <text:p text:style-name="P71"><text:span text:style-name="T215"><text:s text:c="2"/></text:span><text:span text:style-name="T216">71</text:span><text:span text:style-name="T217"> – Directory branch.</text:span><text:span text:style-name="T218"/></text:p>
      <text:p text:style-name="P72"><text:span text:style-name="T219"><text:s text:c="2"/></text:span><text:span text:style-name="T220">72</text:span><text:span text:style-name="T221"> – File branch.</text:span><text:span text:style-name="T222"/></text:p>
      <text:p text:style-name="P73"><text:span text:style-name="T223"><text:s text:c="2"/></text:span><text:span text:style-name="T224">73</text:span><text:span text:style-name="T225"> – Group branch.</text:span><text:span text:style-name="T226"/></text:p>
      <text:p text:style-name="P74"><text:span text:style-name="T227"><text:s text:c="2"/></text:span><text:span text:style-name="T228">7F</text:span><text:span text:style-name="T229"> – End Of Disk</text:span><text:span text:style-name="T230"/></text:p>
      <text:p text:style-name="P75"><text:span text:style-name="T231"/><text:span text:style-name="T232"/></text:p>
      <text:p text:style-name="P76"><text:span text:style-name="T233"><text:s text:c="3"/>00<text:s text:c="5"/>01<text:s text:c="5"/>02<text:s text:c="5"/>03<text:s text:c="5"/>04<text:s text:c="5"/>05<text:s text:c="5"/>06<text:s text:c="5"/>07<text:s text:c="5"/>08<text:s text:c="5"/>09<text:s text:c="5"/>0A<text:s text:c="5"/>0B<text:s text:c="5"/>0C<text:s text:c="5"/>0D<text:s text:c="5"/>0E<text:s text:c="5"/>0F</text:span><text:span text:style-name="T234"/></text:p>
      <text:p text:style-name="P77"><text:span text:style-name="T235">00 NOP<text:s text:c="4"/>CPUID<text:s text:c="2"/>CSP<text:s text:c="4"/>FLF<text:s text:c="4"/>FLRA<text:s text:c="3"/>FLRB<text:s text:c="3"/>FLRC<text:s text:c="3"/>JMP<text:s text:c="4"/>JMI</text:span><text:span text:style-name="T236"/></text:p>
      <text:p text:style-name="P78"><text:span text:style-name="T237">10<text:s text:c="5"/></text:span><text:span text:style-name="T238"><text:s text:c="3"/></text:span><text:span text:style-name="T239">CMP<text:s text:c="4"/>CMIM<text:s text:c="3"/></text:span><text:span text:style-name="T240">AND<text:s text:c="4"/>OR<text:s text:c="5"/>XOR<text:s text:c="4"/>NAND<text:s text:c="3"/>NOR<text:s text:c="4"/></text:span><text:span text:style-name="T241">NOT<text:s text:c="4"/></text:span><text:span text:style-name="T242">PUSH<text:s text:c="3"/>POP<text:s text:c="4"/>DUP<text:s text:c="4"/>SWAP<text:s text:c="3"/></text:span><text:span text:style-name="T243">ADD<text:s text:c="4"/>SUB<text:s text:c="4"/>MUL</text:span><text:span text:style-name="T244"/></text:p>
      <text:p text:style-name="P79"><text:span text:style-name="T245">20 RDD<text:s text:c="4"/></text:span><text:span text:style-name="T246">REA</text:span><text:span text:style-name="T247">B<text:s text:c="3"/>REAW<text:s text:c="3"/></text:span><text:span text:style-name="T248">INT<text:s text:c="4"/></text:span><text:span text:style-name="T249">DIV</text:span><text:span text:style-name="T250"/></text:p>
      <text:p text:style-name="P80"><text:span text:style-name="T251">30<text:s text:c="36"/></text:span><text:span text:style-name="T252">LODB<text:s text:c="3"/>LODW</text:span><text:span text:style-name="T253"/></text:p>
      <text:p text:style-name="P81"><text:span text:style-name="T254">40</text:span><text:span text:style-name="T255"/></text:p>
      <text:p text:style-name="P82"><text:span text:style-name="T256">50<text:s text:c="50"/></text:span><text:span text:style-name="T257">CALL<text:s text:c="3"/>RET<text:s text:c="11"/>LSP<text:s text:c="4"/>LCS<text:s text:c="4"/>SSP<text:s text:c="4"/>SCS<text:s text:c="4"/>SPC</text:span><text:span text:style-name="T258"/></text:p>
      <text:p text:style-name="P83"><text:span text:style-name="T259">60</text:span><text:span text:style-name="T260"/></text:p>
      <text:p text:style-name="P84"><text:span text:style-name="T261">70 </text:span><text:span text:style-name="T262">\n<text:s text:c="5"/>\d<text:s text:c="5"/>\f<text:s text:c="5"/>\g<text:s text:c="5"/>\A<text:s text:c="5"/>\B<text:s text:c="5"/>\C<text:s text:c="5"/>\D<text:s text:c="5"/>\E<text:s text:c="5"/>\F<text:s text:c="5"/>\G<text:s text:c="5"/>\H<text:s text:c="5"/>\I<text:s text:c="5"/>\J<text:s text:c="5"/>\K<text:s text:c="5"/>\Z</text:span><text:span text:style-name="T263"/></text:p>
      <text:p text:style-name="P85"><text:span text:style-name="T264"/><text:span text:style-name="T265"/></text:p>
      <text:p text:style-name="P86"><text:span text:style-name="T266">2. Instructions</text:span><text:span text:style-name="T267"/></text:p>
      <text:p text:style-name="P87"><text:span text:style-name="T268">2.1. 00 – NOP</text:span><text:span text:style-name="T269"/></text:p>
      <text:p text:style-name="P88"><text:span text:style-name="T270"><text:s text:c="2"/>Usage: NOP.</text:span><text:span text:style-name="T271"/></text:p>
      <text:p text:style-name="P89"><text:span text:style-name="T272"><text:s text:c="2"/>NOP is a No Operation Instruction. It is used to skip some memory parts, but still executing them.</text:span><text:span text:style-name="T273"/></text:p>
      <text:p text:style-name="P90"><text:span text:style-name="T274">2.2. </text:span><text:span text:style-name="T275">0</text:span><text:span text:style-name="T276">1</text:span><text:span text:style-name="T277"> – </text:span><text:span text:style-name="T278">CPUID</text:span><text:span text:style-name="T279"/></text:p>
      <text:p text:style-name="P91"><text:span text:style-name="T280"><text:s text:c="2"/>Usage: </text:span><text:span text:style-name="T281">CPUID</text:span><text:span text:style-name="T282">.</text:span><text:span text:style-name="T283"/></text:p>
      <text:p text:style-name="P92"><text:span text:style-name="T284"><text:s text:c="2"/></text:span><text:span text:style-name="T285">Puts CPU </text:span><text:span text:style-name="T286">ID</text:span><text:span text:style-name="T287"> into R</text:span><text:span text:style-name="T288">6</text:span><text:span text:style-name="T289"> register.</text:span><text:span text:style-name="T290"/></text:p>
      <text:p text:style-name="P93"><text:span text:style-name="T291">2.3. 02 – CSP</text:span><text:span text:style-name="T292"/></text:p>
      <text:p text:style-name="P94"><text:span text:style-name="T293"><text:s text:c="2"/>Usage: CSP.</text:span><text:span text:style-name="T294"/></text:p>
      <text:p text:style-name="P95"><text:span text:style-name="T295"><text:s text:c="2"/>Used to halt the program waiting for keypress. Doesn’t store the keypress.</text:span><text:span text:style-name="T296"/></text:p>
      <text:p text:style-name="P96"><text:span text:style-name="T297">2.</text:span><text:span text:style-name="T298">4</text:span><text:span text:style-name="T299">. </text:span><text:span text:style-name="T300">0</text:span><text:span text:style-name="T301">3</text:span><text:span text:style-name="T302"> – </text:span><text:span text:style-name="T303">FLF</text:span><text:span text:style-name="T304"/></text:p>
      <text:p text:style-name="P97"><text:span text:style-name="T305"><text:s text:c="2"/>Usage: </text:span><text:span text:style-name="T306">FLF</text:span><text:span text:style-name="T307">.</text:span><text:span text:style-name="T308"/></text:p>
      <text:p text:style-name="P98"><text:span text:style-name="T309"><text:s text:c="2"/></text:span><text:span text:style-name="T310">Flushes all flags.</text:span><text:span text:style-name="T311"/></text:p>
      <text:p text:style-name="P99"><text:span text:style-name="T312">2.</text:span><text:span text:style-name="T313">5</text:span><text:span text:style-name="T314">. </text:span><text:span text:style-name="T315">0</text:span><text:span text:style-name="T316">4</text:span><text:span text:style-name="T317"> – </text:span><text:span text:style-name="T318">FLRA</text:span><text:span text:style-name="T319"/></text:p>
      <text:p text:style-name="P100"><text:span text:style-name="T320"><text:s text:c="2"/>Usage: </text:span><text:span text:style-name="T321">FLRA</text:span><text:span text:style-name="T322">.</text:span><text:span text:style-name="T323"/></text:p>
      <text:p text:style-name="P101"><text:span text:style-name="T324"><text:s text:c="2"/></text:span><text:span text:style-name="T325">Flushes </text:span><text:span text:style-name="T326">A, X, Y</text:span><text:span text:style-name="T327"> registers.</text:span><text:span text:style-name="T328"/></text:p>
      <text:p text:style-name="P102"><text:span text:style-name="T329">2.</text:span><text:span text:style-name="T330">6</text:span><text:span text:style-name="T331">. </text:span><text:span text:style-name="T332">0</text:span><text:span text:style-name="T333">5</text:span><text:span text:style-name="T334"> – </text:span><text:span text:style-name="T335">FLRB</text:span><text:span text:style-name="T336"/></text:p>
      <text:p text:style-name="P103"><text:span text:style-name="T337"><text:s text:c="2"/>Usage: </text:span><text:span text:style-name="T338">FLRB</text:span><text:span text:style-name="T339">.</text:span><text:span text:style-name="T340"/></text:p>
      <text:p text:style-name="P104"><text:span text:style-name="T341"><text:s text:c="2"/></text:span><text:span text:style-name="T342">Flushes </text:span><text:span text:style-name="T343">CA, CX, CY</text:span><text:span text:style-name="T344"> registers.</text:span><text:span text:style-name="T345"/></text:p>
      <text:p text:style-name="P105"><text:span text:style-name="T346">2.</text:span><text:span text:style-name="T347">7</text:span><text:span text:style-name="T348">. </text:span><text:span text:style-name="T349">0</text:span><text:span text:style-name="T350">6</text:span><text:span text:style-name="T351"> – </text:span><text:span text:style-name="T352">FLRC</text:span><text:span text:style-name="T353"/></text:p>
      <text:p text:style-name="P106"><text:span text:style-name="T354"><text:s text:c="2"/>Usage: </text:span><text:span text:style-name="T355">FLRC</text:span><text:span text:style-name="T356">.</text:span><text:span text:style-name="T357"/></text:p>
      <text:p text:style-name="P107"><text:span text:style-name="T358"><text:s text:c="2"/></text:span><text:span text:style-name="T359">Flushes SP </text:span><text:span text:style-name="T360">and</text:span><text:span text:style-name="T361"><text:s/></text:span><text:span text:style-name="T362">CS</text:span><text:span text:style-name="T363"> registers.</text:span><text:span text:style-name="T364"/></text:p>
      <text:p text:style-name="P108"><text:span text:style-name="T365">2.</text:span><text:span text:style-name="T366">8</text:span><text:span text:style-name="T367">. </text:span><text:span text:style-name="T368">0</text:span><text:span text:style-name="T369">7</text:span><text:span text:style-name="T370"> – </text:span><text:span text:style-name="T371">JMP</text:span><text:span text:style-name="T372"/></text:p>
      <text:p text:style-name="P109"><text:span text:style-name="T373"><text:s text:c="2"/>Usage: </text:span><text:span text:style-name="T374">JMP (A%</text:span><text:span text:style-name="T375">16</text:span><text:span text:style-name="T376">)</text:span><text:span text:style-name="T377">.</text:span><text:span text:style-name="T378"/></text:p>
      <text:p text:style-name="P110"><text:span text:style-name="T379"><text:s text:c="2"/></text:span><text:span text:style-name="T380">Sets PC to (A).</text:span><text:span text:style-name="T381"/></text:p>
      <text:p text:style-name="P111"><text:span text:style-name="T382">2.</text:span><text:span text:style-name="T383">9</text:span><text:span text:style-name="T384">. </text:span><text:span text:style-name="T385">0</text:span><text:span text:style-name="T386">8</text:span><text:span text:style-name="T387"> – </text:span><text:span text:style-name="T388">JM</text:span><text:span text:style-name="T389">I</text:span><text:span text:style-name="T390"/></text:p>
      <text:p text:style-name="P112"><text:span text:style-name="T391"><text:s text:c="2"/>Usage: </text:span><text:span text:style-name="T392">JM</text:span><text:span text:style-name="T393">I</text:span><text:span text:style-name="T394"> (A) </text:span><text:span text:style-name="T395">(B)</text:span><text:span text:style-name="T396">.</text:span><text:span text:style-name="T397"/></text:p>
      <text:p text:style-name="P113"><text:span text:style-name="T398"><text:s text:c="2"/></text:span><text:span text:style-name="T399">If (A) equals 0, </text:span><text:span text:style-name="T400">Sets PC to (</text:span><text:span text:style-name="T401">B</text:span><text:span text:style-name="T402">) </text:span><text:span text:style-name="T403">only if Zero flag is set</text:span><text:span text:style-name="T404">.</text:span><text:span text:style-name="T405"/></text:p>
      <text:p text:style-name="P114"><text:span text:style-name="T406"><text:s text:c="2"/></text:span><text:span text:style-name="T407">If (A) equals 1, </text:span><text:span text:style-name="T408">Sets PC to (</text:span><text:span text:style-name="T409">B</text:span><text:span text:style-name="T410">) </text:span><text:span text:style-name="T411">only if Negative flag is set</text:span><text:span text:style-name="T412">.</text:span><text:span text:style-name="T413"/></text:p>
      <text:p text:style-name="P115"><text:span text:style-name="T414"><text:s text:c="2"/></text:span><text:span text:style-name="T415">If (A) equals </text:span><text:span text:style-name="T416">2</text:span><text:span text:style-name="T417">, </text:span><text:span text:style-name="T418">Sets PC to (</text:span><text:span text:style-name="T419">B</text:span><text:span text:style-name="T420">) </text:span><text:span text:style-name="T421">only if </text:span><text:span text:style-name="T422">Overflow</text:span><text:span text:style-name="T423"> flag is set</text:span><text:span text:style-name="T424">.</text:span><text:span text:style-name="T425"/></text:p>
      <text:p text:style-name="P116"><text:span text:style-name="T426">2.</text:span><text:span text:style-name="T427">1</text:span><text:span text:style-name="T428">8</text:span><text:span text:style-name="T429">. </text:span><text:span text:style-name="T430">1</text:span><text:span text:style-name="T431">1</text:span><text:span text:style-name="T432"> – </text:span><text:span text:style-name="T433">CMP</text:span><text:span text:style-name="T434"/></text:p>
      <text:p text:style-name="P117"><text:span text:style-name="T435"><text:s text:c="2"/>Usage: </text:span><text:span text:style-name="T436">CMP</text:span><text:span text:style-name="T437"> (RA) </text:span><text:span text:style-name="T438">(RB)</text:span><text:span text:style-name="T439">.</text:span><text:span text:style-name="T440"/></text:p>
      <text:p text:style-name="P118"><text:span text:style-name="T441"><text:s text:c="2"/></text:span><text:span text:style-name="T442">Sets Zero flag if (</text:span><text:span text:style-name="T443">ARG1</text:span><text:span text:style-name="T444">) and (</text:span><text:span text:style-name="T445">ARG2</text:span><text:span text:style-name="T446">) are equal.</text:span><text:span text:style-name="T447"/></text:p>
      <text:p text:style-name="P119"><text:span text:style-name="T448">2.</text:span><text:span text:style-name="T449">1</text:span><text:span text:style-name="T450">9</text:span><text:span text:style-name="T451">. </text:span><text:span text:style-name="T452">1</text:span><text:span text:style-name="T453">2</text:span><text:span text:style-name="T454"> – </text:span><text:span text:style-name="T455">CM</text:span><text:span text:style-name="T456">IM</text:span><text:span text:style-name="T457"/></text:p>
      <text:p text:style-name="P120"><text:span text:style-name="T458"><text:s text:c="2"/>Usage: </text:span><text:span text:style-name="T459">CM</text:span><text:span text:style-name="T460">IM</text:span><text:span text:style-name="T461"> (RA) </text:span><text:span text:style-name="T462">(</text:span><text:span text:style-name="T463">A</text:span><text:span text:style-name="T464">)</text:span><text:span text:style-name="T465">.</text:span><text:span text:style-name="T466"/></text:p>
      <text:p text:style-name="P121"><text:span text:style-name="T467"><text:s text:c="2"/></text:span><text:span text:style-name="T468">Sets Zero flag if (RA) and (</text:span><text:span text:style-name="T469">A</text:span><text:span text:style-name="T470">) are equal.</text:span><text:span text:style-name="T471"/></text:p>
      <text:p text:style-name="P122"><text:span text:style-name="T472">2.</text:span><text:span text:style-name="T473">20</text:span><text:span text:style-name="T474">. </text:span><text:span text:style-name="T475">1</text:span><text:span text:style-name="T476">3</text:span><text:span text:style-name="T477"> – </text:span><text:span text:style-name="T478">AND</text:span><text:span text:style-name="T479"/></text:p>
      <text:p text:style-name="P123"><text:span text:style-name="T480"><text:s text:c="2"/>Usage: </text:span><text:span text:style-name="T481">AND</text:span><text:span text:style-name="T482"> (RA) </text:span><text:span text:style-name="T483">(</text:span><text:span text:style-name="T484">RB</text:span><text:span text:style-name="T485">) </text:span><text:span text:style-name="T486">(RC)</text:span><text:span text:style-name="T487">.</text:span><text:span text:style-name="T488"/></text:p>
      <text:p text:style-name="P124"><text:span text:style-name="T489"><text:s text:c="2"/></text:span><text:span text:style-name="T490">Bitwise </text:span><text:span text:style-name="T491">AND</text:span><text:span text:style-name="T492"> between (RA) and (RB). Stored in (RC).</text:span><text:span text:style-name="T493"/></text:p>
      <text:p text:style-name="P125"><text:span text:style-name="T494">2.</text:span><text:span text:style-name="T495">2</text:span><text:span text:style-name="T496">1</text:span><text:span text:style-name="T497">. </text:span><text:span text:style-name="T498">1</text:span><text:span text:style-name="T499">4</text:span><text:span text:style-name="T500"> – </text:span><text:span text:style-name="T501">OR</text:span><text:span text:style-name="T502"/></text:p>
      <text:p text:style-name="P126"><text:span text:style-name="T503"><text:s text:c="2"/>Usage: </text:span><text:span text:style-name="T504">OR</text:span><text:span text:style-name="T505"> (RA) </text:span><text:span text:style-name="T506">(</text:span><text:span text:style-name="T507">RB</text:span><text:span text:style-name="T508">) </text:span><text:span text:style-name="T509">(RC)</text:span><text:span text:style-name="T510">.</text:span><text:span text:style-name="T511"/></text:p>
      <text:p text:style-name="P127"><text:span text:style-name="T512"><text:s text:c="2"/></text:span><text:span text:style-name="T513">Bitwise </text:span><text:span text:style-name="T514">OR</text:span><text:span text:style-name="T515"> between (RA) and (RB). Stored in (RC).</text:span><text:span text:style-name="T516"/></text:p>
      <text:p text:style-name="P128"><text:span text:style-name="T517">2.</text:span><text:span text:style-name="T518">2</text:span><text:span text:style-name="T519">2</text:span><text:span text:style-name="T520">. </text:span><text:span text:style-name="T521">1</text:span><text:span text:style-name="T522">5</text:span><text:span text:style-name="T523"> – </text:span><text:span text:style-name="T524">XOR</text:span><text:span text:style-name="T525"/></text:p>
      <text:p text:style-name="P129"><text:span text:style-name="T526"><text:s text:c="2"/>Usage: </text:span><text:span text:style-name="T527">XOR</text:span><text:span text:style-name="T528"> (RA) </text:span><text:span text:style-name="T529">(</text:span><text:span text:style-name="T530">RB</text:span><text:span text:style-name="T531">) </text:span><text:span text:style-name="T532">(RC)</text:span><text:span text:style-name="T533">.</text:span><text:span text:style-name="T534"/></text:p>
      <text:p text:style-name="P130"><text:span text:style-name="T535"><text:s text:c="2"/></text:span><text:span text:style-name="T536">Bitwise </text:span><text:span text:style-name="T537">XOR</text:span><text:span text:style-name="T538"> between (RA) and (RB). Stored in (RC).</text:span><text:span text:style-name="T539"/></text:p>
      <text:p text:style-name="P131"><text:span text:style-name="T540">2.</text:span><text:span text:style-name="T541">2</text:span><text:span text:style-name="T542">3</text:span><text:span text:style-name="T543">. </text:span><text:span text:style-name="T544">1</text:span><text:span text:style-name="T545">6</text:span><text:span text:style-name="T546"> – </text:span><text:span text:style-name="T547">NAND</text:span><text:span text:style-name="T548"/></text:p>
      <text:p text:style-name="P132"><text:span text:style-name="T549"><text:s text:c="2"/>Usage: </text:span><text:span text:style-name="T550">NAND</text:span><text:span text:style-name="T551"> (RA) </text:span><text:span text:style-name="T552">(</text:span><text:span text:style-name="T553">RB</text:span><text:span text:style-name="T554">) </text:span><text:span text:style-name="T555">(RC)</text:span><text:span text:style-name="T556">.</text:span><text:span text:style-name="T557"/></text:p>
      <text:p text:style-name="P133"><text:span text:style-name="T558"><text:s text:c="2"/></text:span><text:span text:style-name="T559">Bitwise </text:span><text:span text:style-name="T560">NAND (Bitwise AND + Bitwise NOT)</text:span><text:span text:style-name="T561"> between (RA) and (RB). Stored in (RC).</text:span><text:span text:style-name="T562"/></text:p>
      <text:p text:style-name="P134"><text:span text:style-name="T563">2.</text:span><text:span text:style-name="T564">2</text:span><text:span text:style-name="T565">4</text:span><text:span text:style-name="T566">. </text:span><text:span text:style-name="T567">1</text:span><text:span text:style-name="T568">7</text:span><text:span text:style-name="T569"> – </text:span><text:span text:style-name="T570">NOR</text:span><text:span text:style-name="T571"/></text:p>
      <text:p text:style-name="P135"><text:span text:style-name="T572"><text:s text:c="2"/>Usage: </text:span><text:span text:style-name="T573">NOR</text:span><text:span text:style-name="T574"> (RA) </text:span><text:span text:style-name="T575">(</text:span><text:span text:style-name="T576">RB</text:span><text:span text:style-name="T577">) </text:span><text:span text:style-name="T578">(RC)</text:span><text:span text:style-name="T579">.</text:span><text:span text:style-name="T580"/></text:p>
      <text:p text:style-name="P136"><text:span text:style-name="T581"><text:s text:c="2"/></text:span><text:span text:style-name="T582">Bitwise </text:span><text:span text:style-name="T583">N</text:span><text:span text:style-name="T584">OR</text:span><text:span text:style-name="T585"> (Bitwise </text:span><text:span text:style-name="T586">OR</text:span><text:span text:style-name="T587"> + Bitwise NOT)</text:span><text:span text:style-name="T588"> between (RA) and (RB). Stored in (RC).</text:span><text:span text:style-name="T589"/></text:p>
      <text:p text:style-name="P137"><text:span text:style-name="T590">2.</text:span><text:span text:style-name="T591">2</text:span><text:span text:style-name="T592">5</text:span><text:span text:style-name="T593">. </text:span><text:span text:style-name="T594">1</text:span><text:span text:style-name="T595">8</text:span><text:span text:style-name="T596"> – </text:span><text:span text:style-name="T597">NOT</text:span><text:span text:style-name="T598"/></text:p>
      <text:p text:style-name="P138"><text:span text:style-name="T599"><text:s text:c="2"/>Usage: </text:span><text:span text:style-name="T600">NOT</text:span><text:span text:style-name="T601"> (RA).</text:span><text:span text:style-name="T602"/></text:p>
      <text:p text:style-name="P139"><text:span text:style-name="T603"><text:s text:c="2"/></text:span><text:span text:style-name="T604">Bitwise </text:span><text:span text:style-name="T605">N</text:span><text:span text:style-name="T606">O</text:span><text:span text:style-name="T607">T from (RA) register</text:span><text:span text:style-name="T608">.</text:span><text:span text:style-name="T609"/></text:p>
      <text:p text:style-name="P140"><text:span text:style-name="T610">2.33. 20 – RDD</text:span><text:span text:style-name="T611"/></text:p>
      <text:p text:style-name="P141"><text:span text:style-name="T612"><text:s text:c="2"/>Usage: RDD (R</text:span><text:span text:style-name="T613">A</text:span><text:span text:style-name="T614">) (R</text:span><text:span text:style-name="T615">B</text:span><text:span text:style-name="T616">).</text:span><text:span text:style-name="T617"/></text:p>
      <text:p text:style-name="P142"><text:span text:style-name="T618"><text:s text:c="2"/>Loads a byte from the disk at position in the (RA) register, storing it in the (RB) register.</text:span><text:span text:style-name="T619"/></text:p>
      <text:p text:style-name="P143"><text:span text:style-name="T620">2.3</text:span><text:span text:style-name="T621">4</text:span><text:span text:style-name="T622">. 2</text:span><text:span text:style-name="T623">1</text:span><text:span text:style-name="T624"> – </text:span><text:span text:style-name="T625">LOD%16</text:span><text:span text:style-name="T626"/></text:p>
      <text:p text:style-name="P144"><text:span text:style-name="T627"><text:s text:c="2"/>Usage: </text:span><text:span text:style-name="T628">LOD%</text:span><text:span text:style-name="T629">16</text:span><text:span text:style-name="T630"> (R</text:span><text:span text:style-name="T631">A</text:span><text:span text:style-name="T632">) (</text:span><text:span text:style-name="T633">~</text:span><text:span text:style-name="T634">B</text:span><text:span text:style-name="T635">).</text:span><text:span text:style-name="T636"/></text:p>
      <text:p text:style-name="P145"><text:span text:style-name="T637"><text:s text:c="2"/>Loads a byte from the </text:span><text:span text:style-name="T638">memory</text:span><text:span text:style-name="T639"> at position (</text:span><text:span text:style-name="T640">~B</text:span><text:span text:style-name="T641">), storing it in the (R</text:span><text:span text:style-name="T642">A</text:span><text:span text:style-name="T643">) register </text:span><text:span text:style-name="T644">((16-bit)).</text:span><text:span text:style-name="T645"/></text:p>
      <text:p text:style-name="P146"><text:span text:style-name="T646">2.3</text:span><text:span text:style-name="T647">5</text:span><text:span text:style-name="T648">. 2</text:span><text:span text:style-name="T649">2</text:span><text:span text:style-name="T650"> – </text:span><text:span text:style-name="T651">LOD%</text:span><text:span text:style-name="T652">32</text:span><text:span text:style-name="T653"/></text:p>
      <text:p text:style-name="P147"><text:span text:style-name="T654"><text:s text:c="2"/>Usage: </text:span><text:span text:style-name="T655">LOD%</text:span><text:span text:style-name="T656">32</text:span><text:span text:style-name="T657"> (R</text:span><text:span text:style-name="T658">A</text:span><text:span text:style-name="T659">) (</text:span><text:span text:style-name="T660">~</text:span><text:span text:style-name="T661">B</text:span><text:span text:style-name="T662">).</text:span><text:span text:style-name="T663"/></text:p>
      <text:p text:style-name="P148"><text:span text:style-name="T664"><text:s text:c="2"/>Loads a </text:span><text:span text:style-name="T665">word</text:span><text:span text:style-name="T666"> from the </text:span><text:span text:style-name="T667">memory</text:span><text:span text:style-name="T668"> at position (</text:span><text:span text:style-name="T669">~B</text:span><text:span text:style-name="T670">), storing it in the (R</text:span><text:span text:style-name="T671">A</text:span><text:span text:style-name="T672">) register </text:span><text:span text:style-name="T673">((</text:span><text:span text:style-name="T674">32</text:span><text:span text:style-name="T675">-bit)).</text:span><text:span text:style-name="T676"/></text:p>
      <text:p text:style-name="P149"><text:span text:style-name="T677">2.3</text:span><text:span text:style-name="T678">6</text:span><text:span text:style-name="T679">. 2</text:span><text:span text:style-name="T680">3</text:span><text:span text:style-name="T681"> – </text:span><text:span text:style-name="T682">LODU</text:span><text:span text:style-name="T683"/></text:p>
      <text:p text:style-name="P150"><text:span text:style-name="T684"><text:s text:c="2"/>Usage: </text:span><text:span text:style-name="T685">LOD</text:span><text:span text:style-name="T686">U (A)</text:span><text:span text:style-name="T687"> (R</text:span><text:span text:style-name="T688">A</text:span><text:span text:style-name="T689">) (</text:span><text:span text:style-name="T690">~</text:span><text:span text:style-name="T691">B</text:span><text:span text:style-name="T692">).</text:span><text:span text:style-name="T693"/></text:p>
      <text:p text:style-name="P151"><text:span text:style-name="T694"><text:s text:c="2"/>Loads </text:span><text:span text:style-name="T695">(A)</text:span><text:span text:style-name="T696"> byte</text:span><text:span text:style-name="T697">s</text:span><text:span text:style-name="T698"> from the </text:span><text:span text:style-name="T699">memory</text:span><text:span text:style-name="T700"> at position (</text:span><text:span text:style-name="T701">~B</text:span><text:span text:style-name="T702">), storing it in the (R</text:span><text:span text:style-name="T703">A</text:span><text:span text:style-name="T704">) register</text:span><text:span text:style-name="T705">.</text:span><text:span text:style-name="T706"/></text:p>
      <text:p text:style-name="P152"><text:span text:style-name="T707">2.</text:span><text:span text:style-name="T708">65</text:span><text:span text:style-name="T709">. </text:span><text:span text:style-name="T710">4</text:span><text:span text:style-name="T711">0 – </text:span><text:span text:style-name="T712">LAB%16</text:span><text:span text:style-name="T713"/></text:p>
      <text:p text:style-name="P153"><text:span text:style-name="T714"><text:s text:c="2"/>Usage: </text:span><text:span text:style-name="T715">LAB%16</text:span><text:span text:style-name="T716"> (R</text:span><text:span text:style-name="T717">A</text:span><text:span text:style-name="T718">) (</text:span><text:span text:style-name="T719">A</text:span><text:span text:style-name="T720">).</text:span><text:span text:style-name="T721"/></text:p>
      <text:p text:style-name="P154"><text:span text:style-name="T722"><text:s text:c="2"/></text:span><text:span text:style-name="T723">Sets register (RA) to value (A) ((16-bit)).</text:span><text:span text:style-name="T724"/></text:p>
      <text:p text:style-name="P155"><text:span text:style-name="T725">2.</text:span><text:span text:style-name="T726">66</text:span><text:span text:style-name="T727">. </text:span><text:span text:style-name="T728">41</text:span><text:span text:style-name="T729"> – </text:span><text:span text:style-name="T730">LAB%32</text:span><text:span text:style-name="T731"/></text:p>
      <text:p text:style-name="P156"><text:span text:style-name="T732"><text:s text:c="2"/>Usage: </text:span><text:span text:style-name="T733">LAB%32</text:span><text:span text:style-name="T734"> (R</text:span><text:span text:style-name="T735">A</text:span><text:span text:style-name="T736">) (</text:span><text:span text:style-name="T737">A</text:span><text:span text:style-name="T738">).</text:span><text:span text:style-name="T739"/></text:p>
      <text:p text:style-name="P157"><text:span text:style-name="T740"><text:s text:c="2"/></text:span><text:span text:style-name="T741">Sets register (RA) to value (A) ((32-bit)).</text:span><text:span text:style-name="T742"/></text:p>
      <text:p text:style-name="P158"><text:span text:style-name="T743">2.</text:span><text:span text:style-name="T744">6</text:span><text:span text:style-name="T745">7</text:span><text:span text:style-name="T746">. </text:span><text:span text:style-name="T747">4</text:span><text:span text:style-name="T748">2</text:span><text:span text:style-name="T749"> – </text:span><text:span text:style-name="T750">LA</text:span><text:span text:style-name="T751">R</text:span><text:span text:style-name="T752">%</text:span><text:span text:style-name="T753">16</text:span><text:span text:style-name="T754"/></text:p>
      <text:p text:style-name="P159"><text:span text:style-name="T755"><text:s text:c="2"/>Usage: </text:span><text:span text:style-name="T756">LA</text:span><text:span text:style-name="T757">R</text:span><text:span text:style-name="T758">%</text:span><text:span text:style-name="T759">16</text:span><text:span text:style-name="T760"> (R</text:span><text:span text:style-name="T761">A</text:span><text:span text:style-name="T762">) (</text:span><text:span text:style-name="T763">RB</text:span><text:span text:style-name="T764">).</text:span><text:span text:style-name="T765"/></text:p>
      <text:p text:style-name="P160"><text:span text:style-name="T766"><text:s text:c="2"/></text:span><text:span text:style-name="T767">Sets register (RA) to value </text:span><text:span text:style-name="T768">from register </text:span><text:span text:style-name="T769">(</text:span><text:span text:style-name="T770">RB</text:span><text:span text:style-name="T771">) ((</text:span><text:span text:style-name="T772">16</text:span><text:span text:style-name="T773">-bit)).</text:span><text:span text:style-name="T774"/></text:p>
      <text:p text:style-name="P161"><text:span text:style-name="T775">2.</text:span><text:span text:style-name="T776">6</text:span><text:span text:style-name="T777">8</text:span><text:span text:style-name="T778">. </text:span><text:span text:style-name="T779">4</text:span><text:span text:style-name="T780">3</text:span><text:span text:style-name="T781"> – </text:span><text:span text:style-name="T782">LA</text:span><text:span text:style-name="T783">R</text:span><text:span text:style-name="T784">%</text:span><text:span text:style-name="T785">32</text:span><text:span text:style-name="T786"/></text:p>
      <text:p text:style-name="P162"><text:span text:style-name="T787"><text:s text:c="2"/>Usage: </text:span><text:span text:style-name="T788">LA</text:span><text:span text:style-name="T789">R</text:span><text:span text:style-name="T790">%</text:span><text:span text:style-name="T791">32</text:span><text:span text:style-name="T792"> (R</text:span><text:span text:style-name="T793">A</text:span><text:span text:style-name="T794">) (</text:span><text:span text:style-name="T795">RB</text:span><text:span text:style-name="T796">).</text:span><text:span text:style-name="T797"/></text:p>
      <text:p text:style-name="P163"><text:span text:style-name="T798"><text:s text:c="2"/></text:span><text:span text:style-name="T799">Sets register (RA) to value </text:span><text:span text:style-name="T800">from register </text:span><text:span text:style-name="T801">(</text:span><text:span text:style-name="T802">RB</text:span><text:span text:style-name="T803">) ((</text:span><text:span text:style-name="T804">32</text:span><text:span text:style-name="T805">-bit)).</text:span><text:span text:style-name="T806"/></text:p>
      <text:p text:style-name="P164"><text:span text:style-name="T807"/><text:span text:style-name="T808"/></text:p>
      <text:p text:style-name="P165"><text:span text:style-name="T809">3</text:span><text:span text:style-name="T810">. </text:span><text:span text:style-name="T811">Kernel calls</text:span><text:span text:style-name="T812"/></text:p>
      <text:p text:style-name="P166"><text:span text:style-name="T813">3.1. Calling convention</text:span><text:span text:style-name="T814"/></text:p>
      <text:p text:style-name="P167"><text:span text:style-name="T815"><text:s text:c="2"/></text:span><text:span text:style-name="T816">Arguments are given through the stack, where the first popped value is ARG1, second is ARG2, and so on.</text:span><text:span text:style-name="T817"/></text:p>
      <text:p text:style-name="P168"><text:span text:style-name="T818"><text:s text:c="2"/></text:span><text:span text:style-name="T819">Return value is </text:span><text:span text:style-name="T820">stored in </text:span><text:span text:style-name="T821">(V)</text:span><text:span text:style-name="T822"> ((8-bit))</text:span><text:span text:style-name="T823">.</text:span><text:span text:style-name="T824"/></text:p>
      <text:p text:style-name="P169"><text:span text:style-name="T825">3.2. 00 – EXIT</text:span><text:span text:style-name="T826"/></text:p>
      <text:p text:style-name="P170"><text:span text:style-name="T827"><text:s text:c="2"/></text:span><text:span text:style-name="T828">Exits with the (ARG1) exit code.</text:span><text:span text:style-name="T829"/></text:p>
      <text:p text:style-name="P171"><text:span text:style-name="T830">3.</text:span><text:span text:style-name="T831">3</text:span><text:span text:style-name="T832">. 0</text:span><text:span text:style-name="T833">1</text:span><text:span text:style-name="T834"> – </text:span><text:span text:style-name="T835">WCHAR</text:span><text:span text:style-name="T836"/></text:p>
      <text:p text:style-name="P172"><text:span text:style-name="T837"><text:s text:c="2"/></text:span><text:span text:style-name="T838">Writes the character (ARG2) </text:span><text:span text:style-name="T839">to the standart output</text:span><text:span text:style-name="T840">.</text:span><text:span text:style-name="T841"/></text:p>
      <text:p text:style-name="P173"><text:span text:style-name="T842"><text:s text:c="2"/></text:span><text:span text:style-name="T843">Returns 0 to (R6) if write succeded.</text:span><text:span text:style-name="T844"/></text:p>
      <text:p text:style-name="P174"><text:span text:style-name="T845"><text:s text:c="2"/></text:span><text:span text:style-name="T846">Returns 1 to (R6) else.</text:span><text:span text:style-name="T847"/></text:p>
      <text:p text:style-name="P175"><text:span text:style-name="T848"/><text:span text:style-name="T84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display-name="TOC Heading" style:family="paragraph" style:name="197">
      <style:paragraph-properties/>
    </style:style>
    <style:style style:parent-style-name="137" style:display-name="table of figures" style:family="paragraph" style:name="198">
      <style:paragraph-properties fo:margin-bottom="0pt"/>
    </style:style>
    <style:style style:display-name="DStyle_paragraph" style:family="paragraph" style:name="640">
      <style:paragraph-properties/>
      <style:text-properties fo:color="#000000" fo:font-family="Liberation Serif" style:font-family-asian="NSimSun" style:font-family-complex="FreeSans" fo:font-size="12pt" fo:language="en" fo:country="US"/>
    </style:style>
    <style:style style:parent-style-name="640" style:display-name="Standard" style:family="paragraph" style:name="641">
      <style:paragraph-properties/>
      <style:text-properties/>
    </style:style>
    <style:style style:parent-style-name="641" style:display-name="Heading" style:family="paragraph" style:name="642">
      <style:paragraph-properties fo:margin-top="12pt" fo:margin-bottom="6pt"/>
      <style:text-properties fo:font-family="Liberation Sans" style:font-family-asian="Microsoft YaHei" style:font-family-complex="FreeSans" fo:font-size="14pt"/>
    </style:style>
    <style:style style:parent-style-name="641" style:display-name="Text body" style:family="paragraph" style:name="643">
      <style:paragraph-properties fo:line-height="115%" fo:margin-top="0pt" fo:margin-bottom="7pt"/>
    </style:style>
    <style:style style:parent-style-name="643" style:display-name="List" style:family="paragraph" style:name="644">
      <style:paragraph-properties/>
      <style:text-properties style:font-family-complex="FreeSans"/>
    </style:style>
    <style:style style:parent-style-name="641" style:display-name="Caption" style:family="paragraph" style:name="645">
      <style:paragraph-properties fo:margin-top="6pt" fo:margin-bottom="6pt"/>
      <style:text-properties style:font-family-complex="FreeSans" fo:font-size="12pt" fo:font-style="italic"/>
    </style:style>
    <style:style style:parent-style-name="641" style:display-name="Index" style:family="paragraph" style:name="646">
      <style:paragraph-properties/>
      <style:text-properties style:font-family-complex="FreeSans"/>
    </style:style>
    <style:style style:parent-style-name="641" style:display-name="Table Contents" style:family="paragraph" style:name="647">
      <style:paragraph-properties/>
    </style:style>
    <style:style style:parent-style-name="647" style:display-name="Table Heading" style:family="paragraph" style:name="648">
      <style:paragraph-properties fo:text-align="center"/>
      <style:text-properties fo:font-weight="bold"/>
    </style:style>
    <style:style style:parent-style-name="642" style:display-name="Heading 1" style:family="paragraph" style:name="649">
      <style:paragraph-properties fo:margin-top="12pt" fo:margin-bottom="6pt"/>
      <style:text-properties fo:font-size="18pt" fo:font-weight="bold"/>
    </style:style>
    <style:style style:parent-style-name="641" style:display-name="Header and Footer" style:family="paragraph" style:name="650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parent-style-name="650" style:display-name="Header" style:family="paragraph" style:name="651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page-layout style:name="Mpm2">
      <style:page-layout-properties fo:page-width="21.59cm" fo:page-height="27.94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style style:parent-style-name="641" style:family="paragraph" style:name="P33">
      <style:paragraph-properties fo:text-align="right">
        <style:tab-stops>
          <style:tab-stop style:position="8.795cm" style:type="center"/>
          <style:tab-stop style:position="17.59cm" style:type="right"/>
        </style:tab-stops>
      </style:paragraph-properties>
      <style:text-properties/>
    </style:style>
    <style:style style:family="text" style:name="T40">
      <style:text-properties fo:color="#3465a4" fo:font-family="DejaVu Sans Condensed" fo:font-size="8pt"/>
    </style:style>
    <style:style style:family="text" style:name="T41">
      <style:text-properties fo:color="#3465a4" fo:font-family="DejaVu Sans Condensed" fo:font-size="8pt"/>
    </style:style>
    <style:style style:parent-style-name="641" style:family="paragraph" style:name="P35">
      <style:paragraph-properties fo:text-align="right">
        <style:tab-stops>
          <style:tab-stop style:position="8.795cm" style:type="center"/>
          <style:tab-stop style:position="17.59cm" style:type="right"/>
        </style:tab-stops>
      </style:paragraph-properties>
      <style:text-properties/>
    </style:style>
    <style:style style:family="text" style:name="T42">
      <style:text-properties fo:color="#3465a4" fo:font-family="DejaVu Sans Condensed" fo:font-size="8pt"/>
    </style:style>
    <style:style style:family="text" style:name="T43">
      <style:text-properties fo:color="#3465a4" fo:font-family="DejaVu Sans Condensed" fo:font-size="8pt"/>
    </style:style>
  </office:automatic-styles>
  <office:master-styles>
    <style:master-page style:name="Standard" style:page-layout-name="Mpm1">
      <style:header>
        <text:p text:style-name="P33"><text:span text:style-name="T40">GovnBin manual (Govno Core 32)</text:span><text:span text:style-name="T41"/></text:p>
      </style:header>
    </style:master-page>
    <style:master-page style:name="MasterPage2" style:page-layout-name="Mpm2">
      <style:header>
        <text:p text:style-name="P35"><text:span text:style-name="T42">GovnBin manual (Govno Core 32)</text:span><text:span text:style-name="T43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1.1.27</meta:generator>
    <meta:creation-date>2024-09-27T17:43:13Z</meta:creation-date>
  </office:meta>
</office:document-meta>
</file>